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7" style:family="table-cell" style:parent-style-name="Default" style:data-style-name="N3">
      <style:table-cell-properties fo:background-color="transparen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3"/>
    <style:style style:name="ce3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49">
      <style:table-cell-properties fo:border-top="none" fo:border-bottom="none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9">
      <style:table-cell-properties fo:border-top="none" fo:border-bottom="2pt solid #000000" fo:border-left="2pt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1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1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1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1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2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2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2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3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3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3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4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4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4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4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5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5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5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6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6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6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7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7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7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7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8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8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8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19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194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0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0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0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0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1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1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1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2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2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2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3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233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3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4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4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4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5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5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5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6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6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6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6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7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275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8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8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8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9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9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9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29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0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0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0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1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1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1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2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2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2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2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2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3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3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3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4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4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4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5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5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5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5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5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6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365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6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6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7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7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7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7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8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8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8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8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9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9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39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0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0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0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1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1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1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1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2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2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2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3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3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3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4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4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4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4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5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5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5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6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6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6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7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7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7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7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479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0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8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8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8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9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9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49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0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0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0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0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0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1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1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1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1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2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2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2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2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3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3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3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3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3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4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4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4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5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5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5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6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6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6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6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7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7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7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7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8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8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8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9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59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596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7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0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0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0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0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1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1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1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2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2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2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2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3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635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6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4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4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4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5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5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5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5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6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6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6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6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7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7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677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8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8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8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8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8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9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9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69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9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0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0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0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0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1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1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1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1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2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2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2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2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3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3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734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5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3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4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4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4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4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4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5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5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5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5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6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6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5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6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6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6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70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7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4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5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76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78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79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0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1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82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3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8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88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89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91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2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start" fo:margin-left="0cm"/>
    </style:style>
    <style:style style:name="ce79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</style:style>
    <style:style style:name="ce795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97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</style:style>
    <style:style style:name="ce798" style:family="table-cell" style:parent-style-name="Default" style:data-style-name="N49">
      <style:table-cell-properties style:vertical-align="middle" style:repeat-content="false"/>
      <style:paragraph-properties fo:text-align="end" fo:margin-right="0cm"/>
    </style:style>
    <style:style style:name="ce799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</style:style>
    <style:style style:name="ce800" style:family="table-cell" style:parent-style-name="Default" style:data-style-name="N49">
      <style:table-cell-properties fo:border-top="none" fo:border-bottom="2pt solid #000000" fo:border-left="none" fo:border-right="thin solid #000000" style:vertical-align="middle" style:repeat-content="false"/>
      <style:paragraph-properties fo:text-align="end" fo:margin-right="0cm"/>
    </style:style>
    <style:style style:name="ce801" style:family="table-cell" style:parent-style-name="Default" style:data-style-name="N4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</style:style>
    <style:style style:name="ce8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803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04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center"/>
    </style:style>
    <style:style style:name="ce80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0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80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0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09" style:family="table-cell" style:parent-style-name="Default" style:data-style-name="N48">
      <style:table-cell-properties fo:border-top="2pt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1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9291666666667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3">
            <text:p>戶 <text:s text:c="3"/>數</text:p>
          </table:table-cell>
          <table:table-cell office:value-type="string" table:number-columns-spanned="3" table:number-rows-spanned="1" table:style-name="ce809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">
            <text:p>計</text:p>
          </table:table-cell>
          <table:table-cell office:value-type="string" table:style-name="ce5">
            <text:p>男</text:p>
          </table:table-cell>
          <table:table-cell office:value-type="string" table:style-name="ce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總　 <text:s/>計</text:p>
          </table:table-cell>
          <table:table-cell office:value-type="float" office:value="8609154" table:style-name="ce33">
            <text:p><text:s text:c="3"/>8,609,154</text:p>
          </table:table-cell>
          <table:table-cell office:value-type="float" office:value="23554803" table:style-name="ce32">
            <text:p><text:s text:c="3"/>23,554,803</text:p>
          </table:table-cell>
          <table:table-cell office:value-type="float" office:value="11717598" table:style-name="ce32">
            <text:p><text:s text:c="3"/>11,717,598</text:p>
          </table:table-cell>
          <table:table-cell office:value-type="float" office:value="11837205" table:style-name="ce31">
            <text:p><text:s text:c="3"/>11,837,205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新 北 市</text:p>
          </table:table-cell>
          <table:table-cell office:value-type="float" office:value="1535562" table:style-name="ce36">
            <text:p><text:s text:c="3"/>1,535,562</text:p>
          </table:table-cell>
          <table:table-cell office:value-type="float" office:value="3984051" table:style-name="ce35">
            <text:p><text:s text:c="3"/>3,984,051</text:p>
          </table:table-cell>
          <table:table-cell office:value-type="float" office:value="1953075" table:style-name="ce35">
            <text:p><text:s text:c="3"/>1,953,075</text:p>
          </table:table-cell>
          <table:table-cell office:value-type="float" office:value="2030976" table:style-name="ce34">
            <text:p><text:s text:c="3"/>2,030,976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臺 北 市</text:p>
          </table:table-cell>
          <table:table-cell office:value-type="float" office:value="1049309" table:style-name="ce39">
            <text:p><text:s text:c="3"/>1,049,309</text:p>
          </table:table-cell>
          <table:table-cell office:value-type="float" office:value="2687629" table:style-name="ce38">
            <text:p><text:s text:c="3"/>2,687,629</text:p>
          </table:table-cell>
          <table:table-cell office:value-type="float" office:value="1284637" table:style-name="ce38">
            <text:p><text:s text:c="3"/>1,284,637</text:p>
          </table:table-cell>
          <table:table-cell office:value-type="float" office:value="1402992" table:style-name="ce37">
            <text:p><text:s text:c="3"/>1,402,992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桃 園 市</text:p>
          </table:table-cell>
          <table:table-cell office:value-type="float" office:value="781687" table:style-name="ce42">
            <text:p><text:s text:c="3"/>781,687</text:p>
          </table:table-cell>
          <table:table-cell office:value-type="float" office:value="2171127" table:style-name="ce41">
            <text:p><text:s text:c="3"/>2,171,127</text:p>
          </table:table-cell>
          <table:table-cell office:value-type="float" office:value="1082047" table:style-name="ce41">
            <text:p><text:s text:c="3"/>1,082,047</text:p>
          </table:table-cell>
          <table:table-cell office:value-type="float" office:value="1089080" table:style-name="ce40">
            <text:p><text:s text:c="3"/>1,089,080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臺 中 市</text:p>
          </table:table-cell>
          <table:table-cell office:value-type="float" office:value="952503" table:style-name="ce45">
            <text:p><text:s text:c="3"/>952,503</text:p>
          </table:table-cell>
          <table:table-cell office:value-type="float" office:value="2778182" table:style-name="ce44">
            <text:p><text:s text:c="3"/>2,778,182</text:p>
          </table:table-cell>
          <table:table-cell office:value-type="float" office:value="1370560" table:style-name="ce44">
            <text:p><text:s text:c="3"/>1,370,560</text:p>
          </table:table-cell>
          <table:table-cell office:value-type="float" office:value="1407622" table:style-name="ce43">
            <text:p><text:s text:c="3"/>1,407,622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臺 南 市</text:p>
          </table:table-cell>
          <table:table-cell office:value-type="float" office:value="681214" table:style-name="ce48">
            <text:p><text:s text:c="3"/>681,214</text:p>
          </table:table-cell>
          <table:table-cell office:value-type="float" office:value="1886267" table:style-name="ce47">
            <text:p><text:s text:c="3"/>1,886,267</text:p>
          </table:table-cell>
          <table:table-cell office:value-type="float" office:value="942468" table:style-name="ce47">
            <text:p><text:s text:c="3"/>942,468</text:p>
          </table:table-cell>
          <table:table-cell office:value-type="float" office:value="943799" table:style-name="ce46">
            <text:p><text:s text:c="3"/>943,799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高 雄 市</text:p>
          </table:table-cell>
          <table:table-cell office:value-type="float" office:value="1087963" table:style-name="ce51">
            <text:p><text:s text:c="3"/>1,087,963</text:p>
          </table:table-cell>
          <table:table-cell office:value-type="float" office:value="2777873" table:style-name="ce50">
            <text:p><text:s text:c="3"/>2,777,873</text:p>
          </table:table-cell>
          <table:table-cell office:value-type="float" office:value="1376936" table:style-name="ce50">
            <text:p><text:s text:c="3"/>1,376,936</text:p>
          </table:table-cell>
          <table:table-cell office:value-type="float" office:value="1400937" table:style-name="ce49">
            <text:p><text:s text:c="3"/>1,400,937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臺 灣 省</text:p>
          </table:table-cell>
          <table:table-cell office:value-type="float" office:value="2478457" table:style-name="ce54">
            <text:p><text:s text:c="3"/>2,478,457</text:p>
          </table:table-cell>
          <table:table-cell office:value-type="float" office:value="7121131" table:style-name="ce53">
            <text:p><text:s text:c="3"/>7,121,131</text:p>
          </table:table-cell>
          <table:table-cell office:value-type="float" office:value="3632771" table:style-name="ce53">
            <text:p><text:s text:c="3"/>3,632,771</text:p>
          </table:table-cell>
          <table:table-cell office:value-type="float" office:value="3488360" table:style-name="ce52">
            <text:p><text:s text:c="3"/>3,488,360</text:p>
          </table:table-cell>
          <table:table-cell table:number-columns-repeated="16379"/>
        </table:table-row>
        <table:table-row table:style-name="ro5">
          <table:table-cell office:value-type="string" table:style-name="ce9">
            <text:p>宜蘭縣</text:p>
          </table:table-cell>
          <table:table-cell office:value-type="float" office:value="167882" table:style-name="ce57">
            <text:p><text:s text:c="3"/>167,882</text:p>
          </table:table-cell>
          <table:table-cell office:value-type="float" office:value="456985" table:style-name="ce56">
            <text:p><text:s text:c="3"/>456,985</text:p>
          </table:table-cell>
          <table:table-cell office:value-type="float" office:value="231292" table:style-name="ce56">
            <text:p><text:s text:c="3"/>231,292</text:p>
          </table:table-cell>
          <table:table-cell office:value-type="float" office:value="225693" table:style-name="ce55">
            <text:p><text:s text:c="3"/>225,693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新竹縣</text:p>
          </table:table-cell>
          <table:table-cell office:value-type="float" office:value="189619" table:style-name="ce60">
            <text:p><text:s text:c="3"/>189,619</text:p>
          </table:table-cell>
          <table:table-cell office:value-type="float" office:value="550070" table:style-name="ce59">
            <text:p><text:s text:c="3"/>550,070</text:p>
          </table:table-cell>
          <table:table-cell office:value-type="float" office:value="281190" table:style-name="ce59">
            <text:p><text:s text:c="3"/>281,190</text:p>
          </table:table-cell>
          <table:table-cell office:value-type="float" office:value="268880" table:style-name="ce58">
            <text:p><text:s text:c="3"/>268,880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苗栗縣</text:p>
          </table:table-cell>
          <table:table-cell office:value-type="float" office:value="186940" table:style-name="ce63">
            <text:p><text:s text:c="3"/>186,940</text:p>
          </table:table-cell>
          <table:table-cell office:value-type="float" office:value="555972" table:style-name="ce62">
            <text:p><text:s text:c="3"/>555,972</text:p>
          </table:table-cell>
          <table:table-cell office:value-type="float" office:value="286841" table:style-name="ce62">
            <text:p><text:s text:c="3"/>286,841</text:p>
          </table:table-cell>
          <table:table-cell office:value-type="float" office:value="269131" table:style-name="ce61">
            <text:p><text:s text:c="3"/>269,131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彰化縣</text:p>
          </table:table-cell>
          <table:table-cell office:value-type="float" office:value="385807" table:style-name="ce66">
            <text:p><text:s text:c="3"/>385,807</text:p>
          </table:table-cell>
          <table:table-cell office:value-type="float" office:value="1284045" table:style-name="ce65">
            <text:p><text:s text:c="3"/>1,284,045</text:p>
          </table:table-cell>
          <table:table-cell office:value-type="float" office:value="654805" table:style-name="ce65">
            <text:p><text:s text:c="3"/>654,805</text:p>
          </table:table-cell>
          <table:table-cell office:value-type="float" office:value="629240" table:style-name="ce64">
            <text:p><text:s text:c="3"/>629,240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南投縣</text:p>
          </table:table-cell>
          <table:table-cell office:value-type="float" office:value="177820" table:style-name="ce69">
            <text:p><text:s text:c="3"/>177,820</text:p>
          </table:table-cell>
          <table:table-cell office:value-type="float" office:value="502932" table:style-name="ce68">
            <text:p><text:s text:c="3"/>502,932</text:p>
          </table:table-cell>
          <table:table-cell office:value-type="float" office:value="257730" table:style-name="ce68">
            <text:p><text:s text:c="3"/>257,730</text:p>
          </table:table-cell>
          <table:table-cell office:value-type="float" office:value="245202" table:style-name="ce67">
            <text:p><text:s text:c="3"/>245,202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雲林縣</text:p>
          </table:table-cell>
          <table:table-cell office:value-type="float" office:value="239956" table:style-name="ce72">
            <text:p><text:s text:c="3"/>239,956</text:p>
          </table:table-cell>
          <table:table-cell office:value-type="float" office:value="692074" table:style-name="ce71">
            <text:p><text:s text:c="3"/>692,074</text:p>
          </table:table-cell>
          <table:table-cell office:value-type="float" office:value="359292" table:style-name="ce71">
            <text:p><text:s text:c="3"/>359,292</text:p>
          </table:table-cell>
          <table:table-cell office:value-type="float" office:value="332782" table:style-name="ce70">
            <text:p><text:s text:c="3"/>332,7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嘉義縣</text:p>
          </table:table-cell>
          <table:table-cell office:value-type="float" office:value="182705" table:style-name="ce75">
            <text:p><text:s text:c="3"/>182,705</text:p>
          </table:table-cell>
          <table:table-cell office:value-type="float" office:value="512792" table:style-name="ce74">
            <text:p><text:s text:c="3"/>512,792</text:p>
          </table:table-cell>
          <table:table-cell office:value-type="float" office:value="266824" table:style-name="ce74">
            <text:p><text:s text:c="3"/>266,824</text:p>
          </table:table-cell>
          <table:table-cell office:value-type="float" office:value="245968" table:style-name="ce73">
            <text:p><text:s text:c="3"/>245,9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屏東縣</text:p>
          </table:table-cell>
          <table:table-cell office:value-type="float" office:value="286375" table:style-name="ce78">
            <text:p><text:s text:c="3"/>286,375</text:p>
          </table:table-cell>
          <table:table-cell office:value-type="float" office:value="832127" table:style-name="ce77">
            <text:p><text:s text:c="3"/>832,127</text:p>
          </table:table-cell>
          <table:table-cell office:value-type="float" office:value="425774" table:style-name="ce77">
            <text:p><text:s text:c="3"/>425,774</text:p>
          </table:table-cell>
          <table:table-cell office:value-type="float" office:value="406353" table:style-name="ce76">
            <text:p><text:s text:c="3"/>406,3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臺東縣</text:p>
          </table:table-cell>
          <table:table-cell office:value-type="float" office:value="82761" table:style-name="ce81">
            <text:p><text:s text:c="3"/>82,761</text:p>
          </table:table-cell>
          <table:table-cell office:value-type="float" office:value="219974" table:style-name="ce80">
            <text:p><text:s text:c="3"/>219,974</text:p>
          </table:table-cell>
          <table:table-cell office:value-type="float" office:value="113658" table:style-name="ce80">
            <text:p><text:s text:c="3"/>113,658</text:p>
          </table:table-cell>
          <table:table-cell office:value-type="float" office:value="106316" table:style-name="ce79">
            <text:p><text:s text:c="3"/>106,3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花蓮縣</text:p>
          </table:table-cell>
          <table:table-cell office:value-type="float" office:value="125638" table:style-name="ce84">
            <text:p><text:s text:c="3"/>125,638</text:p>
          </table:table-cell>
          <table:table-cell office:value-type="float" office:value="329845" table:style-name="ce83">
            <text:p><text:s text:c="3"/>329,845</text:p>
          </table:table-cell>
          <table:table-cell office:value-type="float" office:value="167639" table:style-name="ce83">
            <text:p><text:s text:c="3"/>167,639</text:p>
          </table:table-cell>
          <table:table-cell office:value-type="float" office:value="162206" table:style-name="ce82">
            <text:p><text:s text:c="3"/>162,2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澎湖縣</text:p>
          </table:table-cell>
          <table:table-cell office:value-type="float" office:value="39294" table:style-name="ce87">
            <text:p><text:s text:c="3"/>39,294</text:p>
          </table:table-cell>
          <table:table-cell office:value-type="float" office:value="103419" table:style-name="ce86">
            <text:p><text:s text:c="3"/>103,419</text:p>
          </table:table-cell>
          <table:table-cell office:value-type="float" office:value="53282" table:style-name="ce86">
            <text:p><text:s text:c="3"/>53,282</text:p>
          </table:table-cell>
          <table:table-cell office:value-type="float" office:value="50137" table:style-name="ce85">
            <text:p><text:s text:c="3"/>50,1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基隆市</text:p>
          </table:table-cell>
          <table:table-cell office:value-type="float" office:value="152454" table:style-name="ce90">
            <text:p><text:s text:c="3"/>152,454</text:p>
          </table:table-cell>
          <table:table-cell office:value-type="float" office:value="371853" table:style-name="ce89">
            <text:p><text:s text:c="3"/>371,853</text:p>
          </table:table-cell>
          <table:table-cell office:value-type="float" office:value="186184" table:style-name="ce89">
            <text:p><text:s text:c="3"/>186,184</text:p>
          </table:table-cell>
          <table:table-cell office:value-type="float" office:value="185669" table:style-name="ce88">
            <text:p><text:s text:c="3"/>185,6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新竹市</text:p>
          </table:table-cell>
          <table:table-cell office:value-type="float" office:value="161970" table:style-name="ce93">
            <text:p><text:s text:c="3"/>161,970</text:p>
          </table:table-cell>
          <table:table-cell office:value-type="float" office:value="439435" table:style-name="ce92">
            <text:p><text:s text:c="3"/>439,435</text:p>
          </table:table-cell>
          <table:table-cell office:value-type="float" office:value="217068" table:style-name="ce92">
            <text:p><text:s text:c="3"/>217,068</text:p>
          </table:table-cell>
          <table:table-cell office:value-type="float" office:value="222367" table:style-name="ce91">
            <text:p><text:s text:c="3"/>222,36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嘉義市</text:p>
          </table:table-cell>
          <table:table-cell office:value-type="float" office:value="99236" table:style-name="ce96">
            <text:p><text:s text:c="3"/>99,236</text:p>
          </table:table-cell>
          <table:table-cell office:value-type="float" office:value="269608" table:style-name="ce95">
            <text:p><text:s text:c="3"/>269,608</text:p>
          </table:table-cell>
          <table:table-cell office:value-type="float" office:value="131192" table:style-name="ce95">
            <text:p><text:s text:c="3"/>131,192</text:p>
          </table:table-cell>
          <table:table-cell office:value-type="float" office:value="138416" table:style-name="ce94">
            <text:p><text:s text:c="3"/>138,41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7">
            <text:p>福 建 省</text:p>
          </table:table-cell>
          <table:table-cell office:value-type="float" office:value="42459" table:style-name="ce99">
            <text:p><text:s text:c="3"/>42,459</text:p>
          </table:table-cell>
          <table:table-cell office:value-type="float" office:value="148543" table:style-name="ce98">
            <text:p><text:s text:c="3"/>148,543</text:p>
          </table:table-cell>
          <table:table-cell office:value-type="float" office:value="75104" table:style-name="ce98">
            <text:p><text:s text:c="3"/>75,104</text:p>
          </table:table-cell>
          <table:table-cell office:value-type="float" office:value="73439" table:style-name="ce97">
            <text:p><text:s text:c="3"/>73,4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金門縣</text:p>
          </table:table-cell>
          <table:table-cell office:value-type="float" office:value="39679" table:style-name="ce102">
            <text:p><text:s text:c="3"/>39,679</text:p>
          </table:table-cell>
          <table:table-cell office:value-type="float" office:value="135816" table:style-name="ce101">
            <text:p><text:s text:c="3"/>135,816</text:p>
          </table:table-cell>
          <table:table-cell office:value-type="float" office:value="67860" table:style-name="ce101">
            <text:p><text:s text:c="3"/>67,860</text:p>
          </table:table-cell>
          <table:table-cell office:value-type="float" office:value="67956" table:style-name="ce100">
            <text:p><text:s text:c="3"/>67,95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1">
            <text:p>連江縣</text:p>
          </table:table-cell>
          <table:table-cell office:value-type="float" office:value="2780" table:style-name="ce105">
            <text:p><text:s text:c="3"/>2,780</text:p>
          </table:table-cell>
          <table:table-cell office:value-type="float" office:value="12727" table:style-name="ce104">
            <text:p><text:s text:c="3"/>12,727</text:p>
          </table:table-cell>
          <table:table-cell office:value-type="float" office:value="7244" table:style-name="ce104">
            <text:p><text:s text:c="3"/>7,244</text:p>
          </table:table-cell>
          <table:table-cell office:value-type="float" office:value="5483" table:style-name="ce103">
            <text:p><text:s text:c="3"/>5,483</text:p>
          </table:table-cell>
          <table:table-cell table:number-columns-repeated="16379" table:style-name="ce1"/>
        </table:table-row>
        <table:table-row table:style-name="ro6">
          <table:table-cell table:style-name="ce12"/>
          <table:table-cell table:number-columns-repeated="2" table:style-name="ce2"/>
          <table:table-cell table:style-name="ce13"/>
          <table:table-cell office:value-type="string" table:style-name="ce14">
            <text:p><text:s text:c="7"/>內政部戶政司 民國106年8月3日編製</text:p>
          </table:table-cell>
          <table:table-cell table:style-name="ce13"/>
          <table:table-cell table:number-columns-repeated="16378"/>
        </table:table-row>
        <table:table-row table:number-rows-repeated="3"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7">
          <table:table-cell table:number-columns-repeated="16384"/>
        </table:table-row>
      </table:table>
      <table:table table:name="新北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6">
            <text:p>新北市</text:p>
          </table:table-cell>
          <table:table-cell office:value-type="float" office:value="1535562" table:style-name="ce107">
            <text:p><text:s text:c="3"/>1,535,562</text:p>
          </table:table-cell>
          <table:table-cell office:value-type="float" office:value="3984051" table:style-name="ce107">
            <text:p><text:s text:c="3"/>3,984,051</text:p>
          </table:table-cell>
          <table:table-cell office:value-type="float" office:value="1953075" table:style-name="ce107">
            <text:p><text:s text:c="3"/>1,953,075</text:p>
          </table:table-cell>
          <table:table-cell office:value-type="float" office:value="2030976" table:style-name="ce108">
            <text:p><text:s text:c="3"/>2,030,976</text:p>
          </table:table-cell>
          <table:table-cell table:number-columns-repeated="16379"/>
        </table:table-row>
        <table:table-row table:style-name="ro4">
          <table:table-cell office:value-type="string" table:style-name="ce109">
            <text:p>板橋區</text:p>
          </table:table-cell>
          <table:table-cell office:value-type="float" office:value="207480" table:style-name="ce110">
            <text:p><text:s text:c="3"/>207,480</text:p>
          </table:table-cell>
          <table:table-cell office:value-type="float" office:value="551826" table:style-name="ce110">
            <text:p><text:s text:c="3"/>551,826</text:p>
          </table:table-cell>
          <table:table-cell office:value-type="float" office:value="269584" table:style-name="ce110">
            <text:p><text:s text:c="3"/>269,584</text:p>
          </table:table-cell>
          <table:table-cell office:value-type="float" office:value="282242" table:style-name="ce111">
            <text:p><text:s text:c="3"/>282,242</text:p>
          </table:table-cell>
          <table:table-cell table:number-columns-repeated="16379"/>
        </table:table-row>
        <table:table-row table:style-name="ro4">
          <table:table-cell office:value-type="string" table:style-name="ce112">
            <text:p>三重區</text:p>
          </table:table-cell>
          <table:table-cell office:value-type="float" office:value="150561" table:style-name="ce113">
            <text:p><text:s text:c="3"/>150,561</text:p>
          </table:table-cell>
          <table:table-cell office:value-type="float" office:value="388052" table:style-name="ce113">
            <text:p><text:s text:c="3"/>388,052</text:p>
          </table:table-cell>
          <table:table-cell office:value-type="float" office:value="191062" table:style-name="ce113">
            <text:p><text:s text:c="3"/>191,062</text:p>
          </table:table-cell>
          <table:table-cell office:value-type="float" office:value="196990" table:style-name="ce114">
            <text:p><text:s text:c="3"/>196,990</text:p>
          </table:table-cell>
          <table:table-cell table:number-columns-repeated="16379"/>
        </table:table-row>
        <table:table-row table:style-name="ro4">
          <table:table-cell office:value-type="string" table:style-name="ce115">
            <text:p>中和區</text:p>
          </table:table-cell>
          <table:table-cell office:value-type="float" office:value="164719" table:style-name="ce116">
            <text:p><text:s text:c="3"/>164,719</text:p>
          </table:table-cell>
          <table:table-cell office:value-type="float" office:value="413676" table:style-name="ce116">
            <text:p><text:s text:c="3"/>413,676</text:p>
          </table:table-cell>
          <table:table-cell office:value-type="float" office:value="201233" table:style-name="ce116">
            <text:p><text:s text:c="3"/>201,233</text:p>
          </table:table-cell>
          <table:table-cell office:value-type="float" office:value="212443" table:style-name="ce117">
            <text:p><text:s text:c="3"/>212,443</text:p>
          </table:table-cell>
          <table:table-cell table:number-columns-repeated="16379"/>
        </table:table-row>
        <table:table-row table:style-name="ro4">
          <table:table-cell office:value-type="string" table:style-name="ce118">
            <text:p>永和區</text:p>
          </table:table-cell>
          <table:table-cell office:value-type="float" office:value="90892" table:style-name="ce119">
            <text:p><text:s text:c="3"/>90,892</text:p>
          </table:table-cell>
          <table:table-cell office:value-type="float" office:value="223488" table:style-name="ce119">
            <text:p><text:s text:c="3"/>223,488</text:p>
          </table:table-cell>
          <table:table-cell office:value-type="float" office:value="106107" table:style-name="ce119">
            <text:p><text:s text:c="3"/>106,107</text:p>
          </table:table-cell>
          <table:table-cell office:value-type="float" office:value="117381" table:style-name="ce120">
            <text:p><text:s text:c="3"/>117,381</text:p>
          </table:table-cell>
          <table:table-cell table:number-columns-repeated="16379"/>
        </table:table-row>
        <table:table-row table:style-name="ro4">
          <table:table-cell office:value-type="string" table:style-name="ce121">
            <text:p>新莊區</text:p>
          </table:table-cell>
          <table:table-cell office:value-type="float" office:value="152262" table:style-name="ce122">
            <text:p><text:s text:c="3"/>152,262</text:p>
          </table:table-cell>
          <table:table-cell office:value-type="float" office:value="415720" table:style-name="ce122">
            <text:p><text:s text:c="3"/>415,720</text:p>
          </table:table-cell>
          <table:table-cell office:value-type="float" office:value="202903" table:style-name="ce122">
            <text:p><text:s text:c="3"/>202,903</text:p>
          </table:table-cell>
          <table:table-cell office:value-type="float" office:value="212817" table:style-name="ce123">
            <text:p><text:s text:c="3"/>212,817</text:p>
          </table:table-cell>
          <table:table-cell table:number-columns-repeated="16379"/>
        </table:table-row>
        <table:table-row table:style-name="ro4">
          <table:table-cell office:value-type="string" table:style-name="ce124">
            <text:p>新店區</text:p>
          </table:table-cell>
          <table:table-cell office:value-type="float" office:value="125993" table:style-name="ce125">
            <text:p><text:s text:c="3"/>125,993</text:p>
          </table:table-cell>
          <table:table-cell office:value-type="float" office:value="301647" table:style-name="ce125">
            <text:p><text:s text:c="3"/>301,647</text:p>
          </table:table-cell>
          <table:table-cell office:value-type="float" office:value="145269" table:style-name="ce125">
            <text:p><text:s text:c="3"/>145,269</text:p>
          </table:table-cell>
          <table:table-cell office:value-type="float" office:value="156378" table:style-name="ce126">
            <text:p><text:s text:c="3"/>156,378</text:p>
          </table:table-cell>
          <table:table-cell table:number-columns-repeated="16379"/>
        </table:table-row>
        <table:table-row table:style-name="ro4">
          <table:table-cell office:value-type="string" table:style-name="ce127">
            <text:p>樹林區</text:p>
          </table:table-cell>
          <table:table-cell office:value-type="float" office:value="66335" table:style-name="ce128">
            <text:p><text:s text:c="3"/>66,335</text:p>
          </table:table-cell>
          <table:table-cell office:value-type="float" office:value="184347" table:style-name="ce128">
            <text:p><text:s text:c="3"/>184,347</text:p>
          </table:table-cell>
          <table:table-cell office:value-type="float" office:value="91967" table:style-name="ce128">
            <text:p><text:s text:c="3"/>91,967</text:p>
          </table:table-cell>
          <table:table-cell office:value-type="float" office:value="92380" table:style-name="ce129">
            <text:p><text:s text:c="3"/>92,380</text:p>
          </table:table-cell>
          <table:table-cell table:number-columns-repeated="16379"/>
        </table:table-row>
        <table:table-row table:style-name="ro4">
          <table:table-cell office:value-type="string" table:style-name="ce130">
            <text:p>鶯歌區</text:p>
          </table:table-cell>
          <table:table-cell office:value-type="float" office:value="29723" table:style-name="ce131">
            <text:p><text:s text:c="3"/>29,723</text:p>
          </table:table-cell>
          <table:table-cell office:value-type="float" office:value="86827" table:style-name="ce131">
            <text:p><text:s text:c="3"/>86,827</text:p>
          </table:table-cell>
          <table:table-cell office:value-type="float" office:value="43539" table:style-name="ce131">
            <text:p><text:s text:c="3"/>43,539</text:p>
          </table:table-cell>
          <table:table-cell office:value-type="float" office:value="43288" table:style-name="ce132">
            <text:p><text:s text:c="3"/>43,288</text:p>
          </table:table-cell>
          <table:table-cell table:number-columns-repeated="16379"/>
        </table:table-row>
        <table:table-row table:style-name="ro4">
          <table:table-cell office:value-type="string" table:style-name="ce133">
            <text:p>三峽區</text:p>
          </table:table-cell>
          <table:table-cell office:value-type="float" office:value="42247" table:style-name="ce134">
            <text:p><text:s text:c="3"/>42,247</text:p>
          </table:table-cell>
          <table:table-cell office:value-type="float" office:value="114483" table:style-name="ce134">
            <text:p><text:s text:c="3"/>114,483</text:p>
          </table:table-cell>
          <table:table-cell office:value-type="float" office:value="57434" table:style-name="ce134">
            <text:p><text:s text:c="3"/>57,434</text:p>
          </table:table-cell>
          <table:table-cell office:value-type="float" office:value="57049" table:style-name="ce135">
            <text:p><text:s text:c="3"/>57,049</text:p>
          </table:table-cell>
          <table:table-cell table:number-columns-repeated="16379"/>
        </table:table-row>
        <table:table-row table:style-name="ro4">
          <table:table-cell office:value-type="string" table:style-name="ce136">
            <text:p>淡水區</text:p>
          </table:table-cell>
          <table:table-cell office:value-type="float" office:value="73745" table:style-name="ce137">
            <text:p><text:s text:c="3"/>73,745</text:p>
          </table:table-cell>
          <table:table-cell office:value-type="float" office:value="168090" table:style-name="ce137">
            <text:p><text:s text:c="3"/>168,090</text:p>
          </table:table-cell>
          <table:table-cell office:value-type="float" office:value="80760" table:style-name="ce137">
            <text:p><text:s text:c="3"/>80,760</text:p>
          </table:table-cell>
          <table:table-cell office:value-type="float" office:value="87330" table:style-name="ce138">
            <text:p><text:s text:c="3"/>87,330</text:p>
          </table:table-cell>
          <table:table-cell table:number-columns-repeated="16379"/>
        </table:table-row>
        <table:table-row table:style-name="ro4">
          <table:table-cell office:value-type="string" table:style-name="ce139">
            <text:p>汐止區</text:p>
          </table:table-cell>
          <table:table-cell office:value-type="float" office:value="86498" table:style-name="ce140">
            <text:p><text:s text:c="3"/>86,498</text:p>
          </table:table-cell>
          <table:table-cell office:value-type="float" office:value="198734" table:style-name="ce140">
            <text:p><text:s text:c="3"/>198,734</text:p>
          </table:table-cell>
          <table:table-cell office:value-type="float" office:value="97035" table:style-name="ce140">
            <text:p><text:s text:c="3"/>97,035</text:p>
          </table:table-cell>
          <table:table-cell office:value-type="float" office:value="101699" table:style-name="ce141">
            <text:p><text:s text:c="3"/>101,699</text:p>
          </table:table-cell>
          <table:table-cell table:number-columns-repeated="16379"/>
        </table:table-row>
        <table:table-row table:style-name="ro4">
          <table:table-cell office:value-type="string" table:style-name="ce142">
            <text:p>瑞芳區</text:p>
          </table:table-cell>
          <table:table-cell office:value-type="float" office:value="16171" table:style-name="ce143">
            <text:p><text:s text:c="3"/>16,171</text:p>
          </table:table-cell>
          <table:table-cell office:value-type="float" office:value="40501" table:style-name="ce143">
            <text:p><text:s text:c="3"/>40,501</text:p>
          </table:table-cell>
          <table:table-cell office:value-type="float" office:value="20450" table:style-name="ce143">
            <text:p><text:s text:c="3"/>20,450</text:p>
          </table:table-cell>
          <table:table-cell office:value-type="float" office:value="20051" table:style-name="ce144">
            <text:p><text:s text:c="3"/>20,051</text:p>
          </table:table-cell>
          <table:table-cell table:number-columns-repeated="16379"/>
        </table:table-row>
        <table:table-row table:style-name="ro4">
          <table:table-cell office:value-type="string" table:style-name="ce145">
            <text:p>土城區</text:p>
          </table:table-cell>
          <table:table-cell office:value-type="float" office:value="86774" table:style-name="ce146">
            <text:p><text:s text:c="3"/>86,774</text:p>
          </table:table-cell>
          <table:table-cell office:value-type="float" office:value="238383" table:style-name="ce146">
            <text:p><text:s text:c="3"/>238,383</text:p>
          </table:table-cell>
          <table:table-cell office:value-type="float" office:value="117690" table:style-name="ce146">
            <text:p><text:s text:c="3"/>117,690</text:p>
          </table:table-cell>
          <table:table-cell office:value-type="float" office:value="120693" table:style-name="ce147">
            <text:p><text:s text:c="3"/>120,693</text:p>
          </table:table-cell>
          <table:table-cell table:number-columns-repeated="16379"/>
        </table:table-row>
        <table:table-row table:style-name="ro4">
          <table:table-cell office:value-type="string" table:style-name="ce148">
            <text:p>蘆洲區</text:p>
          </table:table-cell>
          <table:table-cell office:value-type="float" office:value="70685" table:style-name="ce149">
            <text:p><text:s text:c="3"/>70,685</text:p>
          </table:table-cell>
          <table:table-cell office:value-type="float" office:value="201248" table:style-name="ce149">
            <text:p><text:s text:c="3"/>201,248</text:p>
          </table:table-cell>
          <table:table-cell office:value-type="float" office:value="98914" table:style-name="ce149">
            <text:p><text:s text:c="3"/>98,914</text:p>
          </table:table-cell>
          <table:table-cell office:value-type="float" office:value="102334" table:style-name="ce150">
            <text:p><text:s text:c="3"/>102,334</text:p>
          </table:table-cell>
          <table:table-cell table:number-columns-repeated="16379"/>
        </table:table-row>
        <table:table-row table:style-name="ro4">
          <table:table-cell office:value-type="string" table:style-name="ce151">
            <text:p>五股區</text:p>
          </table:table-cell>
          <table:table-cell office:value-type="float" office:value="31125" table:style-name="ce152">
            <text:p><text:s text:c="3"/>31,125</text:p>
          </table:table-cell>
          <table:table-cell office:value-type="float" office:value="84585" table:style-name="ce152">
            <text:p><text:s text:c="3"/>84,585</text:p>
          </table:table-cell>
          <table:table-cell office:value-type="float" office:value="42710" table:style-name="ce152">
            <text:p><text:s text:c="3"/>42,710</text:p>
          </table:table-cell>
          <table:table-cell office:value-type="float" office:value="41875" table:style-name="ce153">
            <text:p><text:s text:c="3"/>41,875</text:p>
          </table:table-cell>
          <table:table-cell table:number-columns-repeated="16379"/>
        </table:table-row>
        <table:table-row table:style-name="ro4">
          <table:table-cell office:value-type="string" table:style-name="ce154">
            <text:p>泰山區</text:p>
          </table:table-cell>
          <table:table-cell office:value-type="float" office:value="28372" table:style-name="ce155">
            <text:p><text:s text:c="3"/>28,372</text:p>
          </table:table-cell>
          <table:table-cell office:value-type="float" office:value="78884" table:style-name="ce155">
            <text:p><text:s text:c="3"/>78,884</text:p>
          </table:table-cell>
          <table:table-cell office:value-type="float" office:value="39151" table:style-name="ce155">
            <text:p><text:s text:c="3"/>39,151</text:p>
          </table:table-cell>
          <table:table-cell office:value-type="float" office:value="39733" table:style-name="ce156">
            <text:p><text:s text:c="3"/>39,733</text:p>
          </table:table-cell>
          <table:table-cell table:number-columns-repeated="16379"/>
        </table:table-row>
        <table:table-row table:style-name="ro4">
          <table:table-cell office:value-type="string" table:style-name="ce157">
            <text:p>林口區</text:p>
          </table:table-cell>
          <table:table-cell office:value-type="float" office:value="41380" table:style-name="ce158">
            <text:p><text:s text:c="3"/>41,380</text:p>
          </table:table-cell>
          <table:table-cell office:value-type="float" office:value="104931" table:style-name="ce158">
            <text:p><text:s text:c="3"/>104,931</text:p>
          </table:table-cell>
          <table:table-cell office:value-type="float" office:value="51095" table:style-name="ce158">
            <text:p><text:s text:c="3"/>51,095</text:p>
          </table:table-cell>
          <table:table-cell office:value-type="float" office:value="53836" table:style-name="ce159">
            <text:p><text:s text:c="3"/>53,836</text:p>
          </table:table-cell>
          <table:table-cell table:number-columns-repeated="16379"/>
        </table:table-row>
        <table:table-row table:style-name="ro4">
          <table:table-cell office:value-type="string" table:style-name="ce160">
            <text:p>深坑區</text:p>
          </table:table-cell>
          <table:table-cell office:value-type="float" office:value="9584" table:style-name="ce161">
            <text:p><text:s text:c="3"/>9,584</text:p>
          </table:table-cell>
          <table:table-cell office:value-type="float" office:value="23669" table:style-name="ce161">
            <text:p><text:s text:c="3"/>23,669</text:p>
          </table:table-cell>
          <table:table-cell office:value-type="float" office:value="11838" table:style-name="ce161">
            <text:p><text:s text:c="3"/>11,838</text:p>
          </table:table-cell>
          <table:table-cell office:value-type="float" office:value="11831" table:style-name="ce162">
            <text:p><text:s text:c="3"/>11,831</text:p>
          </table:table-cell>
          <table:table-cell table:number-columns-repeated="16379"/>
        </table:table-row>
        <table:table-row table:style-name="ro4">
          <table:table-cell office:value-type="string" table:style-name="ce163">
            <text:p>石碇區</text:p>
          </table:table-cell>
          <table:table-cell office:value-type="float" office:value="3368" table:style-name="ce164">
            <text:p><text:s text:c="3"/>3,368</text:p>
          </table:table-cell>
          <table:table-cell office:value-type="float" office:value="7678" table:style-name="ce164">
            <text:p><text:s text:c="3"/>7,678</text:p>
          </table:table-cell>
          <table:table-cell office:value-type="float" office:value="4224" table:style-name="ce164">
            <text:p><text:s text:c="3"/>4,224</text:p>
          </table:table-cell>
          <table:table-cell office:value-type="float" office:value="3454" table:style-name="ce165">
            <text:p><text:s text:c="3"/>3,454</text:p>
          </table:table-cell>
          <table:table-cell table:number-columns-repeated="16379"/>
        </table:table-row>
        <table:table-row table:style-name="ro4">
          <table:table-cell office:value-type="string" table:style-name="ce166">
            <text:p>坪林區</text:p>
          </table:table-cell>
          <table:table-cell office:value-type="float" office:value="2510" table:style-name="ce167">
            <text:p><text:s text:c="3"/>2,510</text:p>
          </table:table-cell>
          <table:table-cell office:value-type="float" office:value="6536" table:style-name="ce167">
            <text:p><text:s text:c="3"/>6,536</text:p>
          </table:table-cell>
          <table:table-cell office:value-type="float" office:value="3632" table:style-name="ce167">
            <text:p><text:s text:c="3"/>3,632</text:p>
          </table:table-cell>
          <table:table-cell office:value-type="float" office:value="2904" table:style-name="ce168">
            <text:p><text:s text:c="3"/>2,904</text:p>
          </table:table-cell>
          <table:table-cell table:number-columns-repeated="16379"/>
        </table:table-row>
        <table:table-row table:style-name="ro4">
          <table:table-cell office:value-type="string" table:style-name="ce169">
            <text:p>三芝區</text:p>
          </table:table-cell>
          <table:table-cell office:value-type="float" office:value="9458" table:style-name="ce170">
            <text:p><text:s text:c="3"/>9,458</text:p>
          </table:table-cell>
          <table:table-cell office:value-type="float" office:value="23288" table:style-name="ce170">
            <text:p><text:s text:c="3"/>23,288</text:p>
          </table:table-cell>
          <table:table-cell office:value-type="float" office:value="11949" table:style-name="ce170">
            <text:p><text:s text:c="3"/>11,949</text:p>
          </table:table-cell>
          <table:table-cell office:value-type="float" office:value="11339" table:style-name="ce171">
            <text:p><text:s text:c="3"/>11,339</text:p>
          </table:table-cell>
          <table:table-cell table:number-columns-repeated="16379"/>
        </table:table-row>
        <table:table-row table:style-name="ro4">
          <table:table-cell office:value-type="string" table:style-name="ce172">
            <text:p>石門區</text:p>
          </table:table-cell>
          <table:table-cell office:value-type="float" office:value="4293" table:style-name="ce173">
            <text:p><text:s text:c="3"/>4,293</text:p>
          </table:table-cell>
          <table:table-cell office:value-type="float" office:value="12338" table:style-name="ce173">
            <text:p><text:s text:c="3"/>12,338</text:p>
          </table:table-cell>
          <table:table-cell office:value-type="float" office:value="6373" table:style-name="ce173">
            <text:p><text:s text:c="3"/>6,373</text:p>
          </table:table-cell>
          <table:table-cell office:value-type="float" office:value="5965" table:style-name="ce174">
            <text:p><text:s text:c="3"/>5,965</text:p>
          </table:table-cell>
          <table:table-cell table:number-columns-repeated="16379"/>
        </table:table-row>
        <table:table-row table:style-name="ro4">
          <table:table-cell office:value-type="string" table:style-name="ce175">
            <text:p>八里區</text:p>
          </table:table-cell>
          <table:table-cell office:value-type="float" office:value="14421" table:style-name="ce176">
            <text:p><text:s text:c="3"/>14,421</text:p>
          </table:table-cell>
          <table:table-cell office:value-type="float" office:value="38225" table:style-name="ce176">
            <text:p><text:s text:c="3"/>38,225</text:p>
          </table:table-cell>
          <table:table-cell office:value-type="float" office:value="19078" table:style-name="ce176">
            <text:p><text:s text:c="3"/>19,078</text:p>
          </table:table-cell>
          <table:table-cell office:value-type="float" office:value="19147" table:style-name="ce177">
            <text:p><text:s text:c="3"/>19,147</text:p>
          </table:table-cell>
          <table:table-cell table:number-columns-repeated="16379"/>
        </table:table-row>
        <table:table-row table:style-name="ro4">
          <table:table-cell office:value-type="string" table:style-name="ce178">
            <text:p>平溪區</text:p>
          </table:table-cell>
          <table:table-cell office:value-type="float" office:value="2312" table:style-name="ce179">
            <text:p><text:s text:c="3"/>2,312</text:p>
          </table:table-cell>
          <table:table-cell office:value-type="float" office:value="4724" table:style-name="ce179">
            <text:p><text:s text:c="3"/>4,724</text:p>
          </table:table-cell>
          <table:table-cell office:value-type="float" office:value="2613" table:style-name="ce179">
            <text:p><text:s text:c="3"/>2,613</text:p>
          </table:table-cell>
          <table:table-cell office:value-type="float" office:value="2111" table:style-name="ce180">
            <text:p><text:s text:c="3"/>2,111</text:p>
          </table:table-cell>
          <table:table-cell table:number-columns-repeated="16379"/>
        </table:table-row>
        <table:table-row table:style-name="ro4">
          <table:table-cell office:value-type="string" table:style-name="ce181">
            <text:p>雙溪區</text:p>
          </table:table-cell>
          <table:table-cell office:value-type="float" office:value="3814" table:style-name="ce182">
            <text:p><text:s text:c="3"/>3,814</text:p>
          </table:table-cell>
          <table:table-cell office:value-type="float" office:value="8989" table:style-name="ce182">
            <text:p><text:s text:c="3"/>8,989</text:p>
          </table:table-cell>
          <table:table-cell office:value-type="float" office:value="4861" table:style-name="ce182">
            <text:p><text:s text:c="3"/>4,861</text:p>
          </table:table-cell>
          <table:table-cell office:value-type="float" office:value="4128" table:style-name="ce183">
            <text:p><text:s text:c="3"/>4,128</text:p>
          </table:table-cell>
          <table:table-cell table:number-columns-repeated="16379"/>
        </table:table-row>
        <table:table-row table:style-name="ro4">
          <table:table-cell office:value-type="string" table:style-name="ce184">
            <text:p>貢寮區</text:p>
          </table:table-cell>
          <table:table-cell office:value-type="float" office:value="4405" table:style-name="ce185">
            <text:p><text:s text:c="3"/>4,405</text:p>
          </table:table-cell>
          <table:table-cell office:value-type="float" office:value="12563" table:style-name="ce185">
            <text:p><text:s text:c="3"/>12,563</text:p>
          </table:table-cell>
          <table:table-cell office:value-type="float" office:value="6398" table:style-name="ce185">
            <text:p><text:s text:c="3"/>6,398</text:p>
          </table:table-cell>
          <table:table-cell office:value-type="float" office:value="6165" table:style-name="ce186">
            <text:p><text:s text:c="3"/>6,165</text:p>
          </table:table-cell>
          <table:table-cell table:number-columns-repeated="16379"/>
        </table:table-row>
        <table:table-row table:style-name="ro4">
          <table:table-cell office:value-type="string" table:style-name="ce187">
            <text:p>金山區</text:p>
          </table:table-cell>
          <table:table-cell office:value-type="float" office:value="7093" table:style-name="ce188">
            <text:p><text:s text:c="3"/>7,093</text:p>
          </table:table-cell>
          <table:table-cell office:value-type="float" office:value="22053" table:style-name="ce188">
            <text:p><text:s text:c="3"/>22,053</text:p>
          </table:table-cell>
          <table:table-cell office:value-type="float" office:value="10889" table:style-name="ce188">
            <text:p><text:s text:c="3"/>10,889</text:p>
          </table:table-cell>
          <table:table-cell office:value-type="float" office:value="11164" table:style-name="ce189">
            <text:p><text:s text:c="3"/>11,164</text:p>
          </table:table-cell>
          <table:table-cell table:number-columns-repeated="16379"/>
        </table:table-row>
        <table:table-row table:style-name="ro4">
          <table:table-cell office:value-type="string" table:style-name="ce190">
            <text:p>萬里區</text:p>
          </table:table-cell>
          <table:table-cell office:value-type="float" office:value="7481" table:style-name="ce191">
            <text:p><text:s text:c="3"/>7,481</text:p>
          </table:table-cell>
          <table:table-cell office:value-type="float" office:value="22338" table:style-name="ce191">
            <text:p><text:s text:c="3"/>22,338</text:p>
          </table:table-cell>
          <table:table-cell office:value-type="float" office:value="11242" table:style-name="ce191">
            <text:p><text:s text:c="3"/>11,242</text:p>
          </table:table-cell>
          <table:table-cell office:value-type="float" office:value="11096" table:style-name="ce192">
            <text:p><text:s text:c="3"/>11,096</text:p>
          </table:table-cell>
          <table:table-cell table:number-columns-repeated="16379"/>
        </table:table-row>
        <table:table-row table:style-name="ro4">
          <table:table-cell office:value-type="string" table:style-name="ce193">
            <text:p>烏來區</text:p>
          </table:table-cell>
          <table:table-cell office:value-type="float" office:value="1861" table:style-name="ce194">
            <text:p><text:s text:c="3"/>1,861</text:p>
          </table:table-cell>
          <table:table-cell office:value-type="float" office:value="6228" table:style-name="ce194">
            <text:p><text:s text:c="3"/>6,228</text:p>
          </table:table-cell>
          <table:table-cell office:value-type="float" office:value="3075" table:style-name="ce194">
            <text:p><text:s text:c="3"/>3,075</text:p>
          </table:table-cell>
          <table:table-cell office:value-type="float" office:value="3153" table:style-name="ce195">
            <text:p><text:s text:c="3"/>3,153</text:p>
          </table:table-cell>
          <table:table-cell table:number-columns-repeated="16379"/>
        </table:table-row>
        <table:table-row table:number-rows-repeated="1048543" table:style-name="ro7">
          <table:table-cell table:number-columns-repeated="16384"/>
        </table:table-row>
      </table:table>
      <table:table table:name="臺北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96">
            <text:p>臺北市</text:p>
          </table:table-cell>
          <table:table-cell office:value-type="float" office:value="1049309" table:style-name="ce197">
            <text:p><text:s text:c="3"/>1,049,309</text:p>
          </table:table-cell>
          <table:table-cell office:value-type="float" office:value="2687629" table:style-name="ce197">
            <text:p><text:s text:c="3"/>2,687,629</text:p>
          </table:table-cell>
          <table:table-cell office:value-type="float" office:value="1284637" table:style-name="ce197">
            <text:p><text:s text:c="3"/>1,284,637</text:p>
          </table:table-cell>
          <table:table-cell office:value-type="float" office:value="1402992" table:style-name="ce198">
            <text:p><text:s text:c="3"/>1,402,992</text:p>
          </table:table-cell>
          <table:table-cell table:number-columns-repeated="16379"/>
        </table:table-row>
        <table:table-row table:style-name="ro4">
          <table:table-cell office:value-type="string" table:style-name="ce199">
            <text:p>松山區</text:p>
          </table:table-cell>
          <table:table-cell office:value-type="float" office:value="80464" table:style-name="ce200">
            <text:p><text:s text:c="3"/>80,464</text:p>
          </table:table-cell>
          <table:table-cell office:value-type="float" office:value="207640" table:style-name="ce200">
            <text:p><text:s text:c="3"/>207,640</text:p>
          </table:table-cell>
          <table:table-cell office:value-type="float" office:value="97489" table:style-name="ce200">
            <text:p><text:s text:c="3"/>97,489</text:p>
          </table:table-cell>
          <table:table-cell office:value-type="float" office:value="110151" table:style-name="ce201">
            <text:p><text:s text:c="3"/>110,151</text:p>
          </table:table-cell>
          <table:table-cell table:number-columns-repeated="16379"/>
        </table:table-row>
        <table:table-row table:style-name="ro4">
          <table:table-cell office:value-type="string" table:style-name="ce202">
            <text:p>信義區</text:p>
          </table:table-cell>
          <table:table-cell office:value-type="float" office:value="89351" table:style-name="ce203">
            <text:p><text:s text:c="3"/>89,351</text:p>
          </table:table-cell>
          <table:table-cell office:value-type="float" office:value="226162" table:style-name="ce203">
            <text:p><text:s text:c="3"/>226,162</text:p>
          </table:table-cell>
          <table:table-cell office:value-type="float" office:value="108025" table:style-name="ce203">
            <text:p><text:s text:c="3"/>108,025</text:p>
          </table:table-cell>
          <table:table-cell office:value-type="float" office:value="118137" table:style-name="ce204">
            <text:p><text:s text:c="3"/>118,137</text:p>
          </table:table-cell>
          <table:table-cell table:number-columns-repeated="16379"/>
        </table:table-row>
        <table:table-row table:style-name="ro4">
          <table:table-cell office:value-type="string" table:style-name="ce205">
            <text:p>大安區</text:p>
          </table:table-cell>
          <table:table-cell office:value-type="float" office:value="120670" table:style-name="ce206">
            <text:p><text:s text:c="3"/>120,670</text:p>
          </table:table-cell>
          <table:table-cell office:value-type="float" office:value="310811" table:style-name="ce206">
            <text:p><text:s text:c="3"/>310,811</text:p>
          </table:table-cell>
          <table:table-cell office:value-type="float" office:value="145279" table:style-name="ce206">
            <text:p><text:s text:c="3"/>145,279</text:p>
          </table:table-cell>
          <table:table-cell office:value-type="float" office:value="165532" table:style-name="ce207">
            <text:p><text:s text:c="3"/>165,532</text:p>
          </table:table-cell>
          <table:table-cell table:number-columns-repeated="16379"/>
        </table:table-row>
        <table:table-row table:style-name="ro4">
          <table:table-cell office:value-type="string" table:style-name="ce208">
            <text:p>中山區</text:p>
          </table:table-cell>
          <table:table-cell office:value-type="float" office:value="99994" table:style-name="ce209">
            <text:p><text:s text:c="3"/>99,994</text:p>
          </table:table-cell>
          <table:table-cell office:value-type="float" office:value="230951" table:style-name="ce209">
            <text:p><text:s text:c="3"/>230,951</text:p>
          </table:table-cell>
          <table:table-cell office:value-type="float" office:value="107531" table:style-name="ce209">
            <text:p><text:s text:c="3"/>107,531</text:p>
          </table:table-cell>
          <table:table-cell office:value-type="float" office:value="123420" table:style-name="ce210">
            <text:p><text:s text:c="3"/>123,420</text:p>
          </table:table-cell>
          <table:table-cell table:number-columns-repeated="16379"/>
        </table:table-row>
        <table:table-row table:style-name="ro4">
          <table:table-cell office:value-type="string" table:style-name="ce211">
            <text:p>中正區</text:p>
          </table:table-cell>
          <table:table-cell office:value-type="float" office:value="65235" table:style-name="ce212">
            <text:p><text:s text:c="3"/>65,235</text:p>
          </table:table-cell>
          <table:table-cell office:value-type="float" office:value="160409" table:style-name="ce212">
            <text:p><text:s text:c="3"/>160,409</text:p>
          </table:table-cell>
          <table:table-cell office:value-type="float" office:value="76613" table:style-name="ce212">
            <text:p><text:s text:c="3"/>76,613</text:p>
          </table:table-cell>
          <table:table-cell office:value-type="float" office:value="83796" table:style-name="ce213">
            <text:p><text:s text:c="3"/>83,796</text:p>
          </table:table-cell>
          <table:table-cell table:number-columns-repeated="16379"/>
        </table:table-row>
        <table:table-row table:style-name="ro4">
          <table:table-cell office:value-type="string" table:style-name="ce214">
            <text:p>大同區</text:p>
          </table:table-cell>
          <table:table-cell office:value-type="float" office:value="51660" table:style-name="ce215">
            <text:p><text:s text:c="3"/>51,660</text:p>
          </table:table-cell>
          <table:table-cell office:value-type="float" office:value="129420" table:style-name="ce215">
            <text:p><text:s text:c="3"/>129,420</text:p>
          </table:table-cell>
          <table:table-cell office:value-type="float" office:value="63092" table:style-name="ce215">
            <text:p><text:s text:c="3"/>63,092</text:p>
          </table:table-cell>
          <table:table-cell office:value-type="float" office:value="66328" table:style-name="ce216">
            <text:p><text:s text:c="3"/>66,328</text:p>
          </table:table-cell>
          <table:table-cell table:number-columns-repeated="16379"/>
        </table:table-row>
        <table:table-row table:style-name="ro4">
          <table:table-cell office:value-type="string" table:style-name="ce217">
            <text:p>萬華區</text:p>
          </table:table-cell>
          <table:table-cell office:value-type="float" office:value="78587" table:style-name="ce218">
            <text:p><text:s text:c="3"/>78,587</text:p>
          </table:table-cell>
          <table:table-cell office:value-type="float" office:value="192349" table:style-name="ce218">
            <text:p><text:s text:c="3"/>192,349</text:p>
          </table:table-cell>
          <table:table-cell office:value-type="float" office:value="94536" table:style-name="ce218">
            <text:p><text:s text:c="3"/>94,536</text:p>
          </table:table-cell>
          <table:table-cell office:value-type="float" office:value="97813" table:style-name="ce219">
            <text:p><text:s text:c="3"/>97,813</text:p>
          </table:table-cell>
          <table:table-cell table:number-columns-repeated="16379"/>
        </table:table-row>
        <table:table-row table:style-name="ro4">
          <table:table-cell office:value-type="string" table:style-name="ce220">
            <text:p>文山區</text:p>
          </table:table-cell>
          <table:table-cell office:value-type="float" office:value="105181" table:style-name="ce221">
            <text:p><text:s text:c="3"/>105,181</text:p>
          </table:table-cell>
          <table:table-cell office:value-type="float" office:value="274553" table:style-name="ce221">
            <text:p><text:s text:c="3"/>274,553</text:p>
          </table:table-cell>
          <table:table-cell office:value-type="float" office:value="131782" table:style-name="ce221">
            <text:p><text:s text:c="3"/>131,782</text:p>
          </table:table-cell>
          <table:table-cell office:value-type="float" office:value="142771" table:style-name="ce222">
            <text:p><text:s text:c="3"/>142,771</text:p>
          </table:table-cell>
          <table:table-cell table:number-columns-repeated="16379"/>
        </table:table-row>
        <table:table-row table:style-name="ro4">
          <table:table-cell office:value-type="string" table:style-name="ce223">
            <text:p>南港區</text:p>
          </table:table-cell>
          <table:table-cell office:value-type="float" office:value="46926" table:style-name="ce224">
            <text:p><text:s text:c="3"/>46,926</text:p>
          </table:table-cell>
          <table:table-cell office:value-type="float" office:value="122197" table:style-name="ce224">
            <text:p><text:s text:c="3"/>122,197</text:p>
          </table:table-cell>
          <table:table-cell office:value-type="float" office:value="59764" table:style-name="ce224">
            <text:p><text:s text:c="3"/>59,764</text:p>
          </table:table-cell>
          <table:table-cell office:value-type="float" office:value="62433" table:style-name="ce225">
            <text:p><text:s text:c="3"/>62,433</text:p>
          </table:table-cell>
          <table:table-cell table:number-columns-repeated="16379"/>
        </table:table-row>
        <table:table-row table:style-name="ro4">
          <table:table-cell office:value-type="string" table:style-name="ce226">
            <text:p>內湖區</text:p>
          </table:table-cell>
          <table:table-cell office:value-type="float" office:value="107611" table:style-name="ce227">
            <text:p><text:s text:c="3"/>107,611</text:p>
          </table:table-cell>
          <table:table-cell office:value-type="float" office:value="287592" table:style-name="ce227">
            <text:p><text:s text:c="3"/>287,592</text:p>
          </table:table-cell>
          <table:table-cell office:value-type="float" office:value="137433" table:style-name="ce227">
            <text:p><text:s text:c="3"/>137,433</text:p>
          </table:table-cell>
          <table:table-cell office:value-type="float" office:value="150159" table:style-name="ce228">
            <text:p><text:s text:c="3"/>150,159</text:p>
          </table:table-cell>
          <table:table-cell table:number-columns-repeated="16379"/>
        </table:table-row>
        <table:table-row table:style-name="ro4">
          <table:table-cell office:value-type="string" table:style-name="ce229">
            <text:p>士林區</text:p>
          </table:table-cell>
          <table:table-cell office:value-type="float" office:value="107013" table:style-name="ce230">
            <text:p><text:s text:c="3"/>107,013</text:p>
          </table:table-cell>
          <table:table-cell office:value-type="float" office:value="288991" table:style-name="ce230">
            <text:p><text:s text:c="3"/>288,991</text:p>
          </table:table-cell>
          <table:table-cell office:value-type="float" office:value="139417" table:style-name="ce230">
            <text:p><text:s text:c="3"/>139,417</text:p>
          </table:table-cell>
          <table:table-cell office:value-type="float" office:value="149574" table:style-name="ce231">
            <text:p><text:s text:c="3"/>149,574</text:p>
          </table:table-cell>
          <table:table-cell table:number-columns-repeated="16379"/>
        </table:table-row>
        <table:table-row table:style-name="ro4">
          <table:table-cell office:value-type="string" table:style-name="ce232">
            <text:p>北投區</text:p>
          </table:table-cell>
          <table:table-cell office:value-type="float" office:value="96617" table:style-name="ce233">
            <text:p><text:s text:c="3"/>96,617</text:p>
          </table:table-cell>
          <table:table-cell office:value-type="float" office:value="256554" table:style-name="ce233">
            <text:p><text:s text:c="3"/>256,554</text:p>
          </table:table-cell>
          <table:table-cell office:value-type="float" office:value="123676" table:style-name="ce233">
            <text:p><text:s text:c="3"/>123,676</text:p>
          </table:table-cell>
          <table:table-cell office:value-type="float" office:value="132878" table:style-name="ce234">
            <text:p><text:s text:c="3"/>132,878</text:p>
          </table:table-cell>
          <table:table-cell table:number-columns-repeated="16379"/>
        </table:table-row>
        <table:table-row table:number-rows-repeated="1048560" table:style-name="ro7">
          <table:table-cell table:number-columns-repeated="16384"/>
        </table:table-row>
      </table:table>
      <table:table table:name="桃園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35">
            <text:p>桃園市</text:p>
          </table:table-cell>
          <table:table-cell office:value-type="float" office:value="781687" table:style-name="ce236">
            <text:p><text:s text:c="3"/>781,687</text:p>
          </table:table-cell>
          <table:table-cell office:value-type="float" office:value="2171127" table:style-name="ce236">
            <text:p><text:s text:c="3"/>2,171,127</text:p>
          </table:table-cell>
          <table:table-cell office:value-type="float" office:value="1082047" table:style-name="ce236">
            <text:p><text:s text:c="3"/>1,082,047</text:p>
          </table:table-cell>
          <table:table-cell office:value-type="float" office:value="1089080" table:style-name="ce237">
            <text:p><text:s text:c="3"/>1,089,080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38">
            <text:p>桃園區</text:p>
          </table:table-cell>
          <table:table-cell office:value-type="float" office:value="164638" table:style-name="ce239">
            <text:p><text:s text:c="3"/>164,638</text:p>
          </table:table-cell>
          <table:table-cell office:value-type="float" office:value="438271" table:style-name="ce239">
            <text:p><text:s text:c="3"/>438,271</text:p>
          </table:table-cell>
          <table:table-cell office:value-type="float" office:value="212949" table:style-name="ce239">
            <text:p><text:s text:c="3"/>212,949</text:p>
          </table:table-cell>
          <table:table-cell office:value-type="float" office:value="225322" table:style-name="ce240">
            <text:p><text:s text:c="3"/>225,322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41">
            <text:p>中壢區</text:p>
          </table:table-cell>
          <table:table-cell office:value-type="float" office:value="147433" table:style-name="ce242">
            <text:p><text:s text:c="3"/>147,433</text:p>
          </table:table-cell>
          <table:table-cell office:value-type="float" office:value="401425" table:style-name="ce242">
            <text:p><text:s text:c="3"/>401,425</text:p>
          </table:table-cell>
          <table:table-cell office:value-type="float" office:value="198010" table:style-name="ce242">
            <text:p><text:s text:c="3"/>198,010</text:p>
          </table:table-cell>
          <table:table-cell office:value-type="float" office:value="203415" table:style-name="ce243">
            <text:p><text:s text:c="3"/>203,415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44">
            <text:p>大溪區</text:p>
          </table:table-cell>
          <table:table-cell office:value-type="float" office:value="32194" table:style-name="ce245">
            <text:p><text:s text:c="3"/>32,194</text:p>
          </table:table-cell>
          <table:table-cell office:value-type="float" office:value="94377" table:style-name="ce245">
            <text:p><text:s text:c="3"/>94,377</text:p>
          </table:table-cell>
          <table:table-cell office:value-type="float" office:value="48105" table:style-name="ce245">
            <text:p><text:s text:c="3"/>48,105</text:p>
          </table:table-cell>
          <table:table-cell office:value-type="float" office:value="46272" table:style-name="ce246">
            <text:p><text:s text:c="3"/>46,272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47">
            <text:p>楊梅區</text:p>
          </table:table-cell>
          <table:table-cell office:value-type="float" office:value="57213" table:style-name="ce248">
            <text:p><text:s text:c="3"/>57,213</text:p>
          </table:table-cell>
          <table:table-cell office:value-type="float" office:value="165979" table:style-name="ce248">
            <text:p><text:s text:c="3"/>165,979</text:p>
          </table:table-cell>
          <table:table-cell office:value-type="float" office:value="83712" table:style-name="ce248">
            <text:p><text:s text:c="3"/>83,712</text:p>
          </table:table-cell>
          <table:table-cell office:value-type="float" office:value="82267" table:style-name="ce249">
            <text:p><text:s text:c="3"/>82,267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50">
            <text:p>蘆竹區</text:p>
          </table:table-cell>
          <table:table-cell office:value-type="float" office:value="57574" table:style-name="ce251">
            <text:p><text:s text:c="3"/>57,574</text:p>
          </table:table-cell>
          <table:table-cell office:value-type="float" office:value="160566" table:style-name="ce251">
            <text:p><text:s text:c="3"/>160,566</text:p>
          </table:table-cell>
          <table:table-cell office:value-type="float" office:value="79845" table:style-name="ce251">
            <text:p><text:s text:c="3"/>79,845</text:p>
          </table:table-cell>
          <table:table-cell office:value-type="float" office:value="80721" table:style-name="ce252">
            <text:p><text:s text:c="3"/>80,721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53">
            <text:p>大園區</text:p>
          </table:table-cell>
          <table:table-cell office:value-type="float" office:value="32427" table:style-name="ce254">
            <text:p><text:s text:c="3"/>32,427</text:p>
          </table:table-cell>
          <table:table-cell office:value-type="float" office:value="88526" table:style-name="ce254">
            <text:p><text:s text:c="3"/>88,526</text:p>
          </table:table-cell>
          <table:table-cell office:value-type="float" office:value="45298" table:style-name="ce254">
            <text:p><text:s text:c="3"/>45,298</text:p>
          </table:table-cell>
          <table:table-cell office:value-type="float" office:value="43228" table:style-name="ce255">
            <text:p><text:s text:c="3"/>43,228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56">
            <text:p>龜山區</text:p>
          </table:table-cell>
          <table:table-cell office:value-type="float" office:value="60377" table:style-name="ce257">
            <text:p><text:s text:c="3"/>60,377</text:p>
          </table:table-cell>
          <table:table-cell office:value-type="float" office:value="155530" table:style-name="ce257">
            <text:p><text:s text:c="3"/>155,530</text:p>
          </table:table-cell>
          <table:table-cell office:value-type="float" office:value="77598" table:style-name="ce257">
            <text:p><text:s text:c="3"/>77,598</text:p>
          </table:table-cell>
          <table:table-cell office:value-type="float" office:value="77932" table:style-name="ce258">
            <text:p><text:s text:c="3"/>77,932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59">
            <text:p>八德區</text:p>
          </table:table-cell>
          <table:table-cell office:value-type="float" office:value="69584" table:style-name="ce260">
            <text:p><text:s text:c="3"/>69,584</text:p>
          </table:table-cell>
          <table:table-cell office:value-type="float" office:value="195860" table:style-name="ce260">
            <text:p><text:s text:c="3"/>195,860</text:p>
          </table:table-cell>
          <table:table-cell office:value-type="float" office:value="98182" table:style-name="ce260">
            <text:p><text:s text:c="3"/>98,182</text:p>
          </table:table-cell>
          <table:table-cell office:value-type="float" office:value="97678" table:style-name="ce261">
            <text:p><text:s text:c="3"/>97,678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62">
            <text:p>龍潭區</text:p>
          </table:table-cell>
          <table:table-cell office:value-type="float" office:value="41423" table:style-name="ce263">
            <text:p><text:s text:c="3"/>41,423</text:p>
          </table:table-cell>
          <table:table-cell office:value-type="float" office:value="121189" table:style-name="ce263">
            <text:p><text:s text:c="3"/>121,189</text:p>
          </table:table-cell>
          <table:table-cell office:value-type="float" office:value="60797" table:style-name="ce263">
            <text:p><text:s text:c="3"/>60,797</text:p>
          </table:table-cell>
          <table:table-cell office:value-type="float" office:value="60392" table:style-name="ce264">
            <text:p><text:s text:c="3"/>60,392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65">
            <text:p>平鎮區</text:p>
          </table:table-cell>
          <table:table-cell office:value-type="float" office:value="76466" table:style-name="ce266">
            <text:p><text:s text:c="3"/>76,466</text:p>
          </table:table-cell>
          <table:table-cell office:value-type="float" office:value="223237" table:style-name="ce266">
            <text:p><text:s text:c="3"/>223,237</text:p>
          </table:table-cell>
          <table:table-cell office:value-type="float" office:value="110986" table:style-name="ce266">
            <text:p><text:s text:c="3"/>110,986</text:p>
          </table:table-cell>
          <table:table-cell office:value-type="float" office:value="112251" table:style-name="ce267">
            <text:p><text:s text:c="3"/>112,251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68">
            <text:p>新屋區</text:p>
          </table:table-cell>
          <table:table-cell office:value-type="float" office:value="16145" table:style-name="ce269">
            <text:p><text:s text:c="3"/>16,145</text:p>
          </table:table-cell>
          <table:table-cell office:value-type="float" office:value="48810" table:style-name="ce269">
            <text:p><text:s text:c="3"/>48,810</text:p>
          </table:table-cell>
          <table:table-cell office:value-type="float" office:value="25993" table:style-name="ce269">
            <text:p><text:s text:c="3"/>25,993</text:p>
          </table:table-cell>
          <table:table-cell office:value-type="float" office:value="22817" table:style-name="ce270">
            <text:p><text:s text:c="3"/>22,817</text:p>
          </table:table-cell>
          <table:table-cell table:style-name="ce1"/>
          <table:table-cell table:style-name="ce20"/>
          <table:table-cell table:number-columns-repeated="16377"/>
        </table:table-row>
        <table:table-row table:style-name="ro4">
          <table:table-cell office:value-type="string" table:style-name="ce271">
            <text:p>觀音區</text:p>
          </table:table-cell>
          <table:table-cell office:value-type="float" office:value="22439" table:style-name="ce272">
            <text:p><text:s text:c="3"/>22,439</text:p>
          </table:table-cell>
          <table:table-cell office:value-type="float" office:value="65995" table:style-name="ce272">
            <text:p><text:s text:c="3"/>65,995</text:p>
          </table:table-cell>
          <table:table-cell office:value-type="float" office:value="34388" table:style-name="ce272">
            <text:p><text:s text:c="3"/>34,388</text:p>
          </table:table-cell>
          <table:table-cell office:value-type="float" office:value="31607" table:style-name="ce273">
            <text:p><text:s text:c="3"/>31,607</text:p>
          </table:table-cell>
          <table:table-cell table:style-name="ce18"/>
          <table:table-cell table:style-name="ce20"/>
          <table:table-cell table:number-columns-repeated="16377"/>
        </table:table-row>
        <table:table-row table:style-name="ro4">
          <table:table-cell office:value-type="string" table:style-name="ce274">
            <text:p>復興區</text:p>
          </table:table-cell>
          <table:table-cell office:value-type="float" office:value="3774" table:style-name="ce275">
            <text:p><text:s text:c="3"/>3,774</text:p>
          </table:table-cell>
          <table:table-cell office:value-type="float" office:value="11362" table:style-name="ce275">
            <text:p><text:s text:c="3"/>11,362</text:p>
          </table:table-cell>
          <table:table-cell office:value-type="float" office:value="6184" table:style-name="ce275">
            <text:p><text:s text:c="3"/>6,184</text:p>
          </table:table-cell>
          <table:table-cell office:value-type="float" office:value="5178" table:style-name="ce276">
            <text:p><text:s text:c="3"/>5,178</text:p>
          </table:table-cell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  <table:table table:name="臺中市" table:style-name="ta1">
        <table:table-column table:style-name="co4" table:default-cell-style-name="ce9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style-name="ce9"/>
          <table:table-cell table:style-name="ce21"/>
          <table:table-cell table:number-columns-repeated="2" table:style-name="ce9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277">
            <text:p>臺中市</text:p>
          </table:table-cell>
          <table:table-cell office:value-type="float" office:value="952503" table:style-name="ce278">
            <text:p><text:s text:c="3"/>952,503</text:p>
          </table:table-cell>
          <table:table-cell office:value-type="float" office:value="2778182" table:style-name="ce278">
            <text:p><text:s text:c="3"/>2,778,182</text:p>
          </table:table-cell>
          <table:table-cell office:value-type="float" office:value="1370560" table:style-name="ce278">
            <text:p><text:s text:c="3"/>1,370,560</text:p>
          </table:table-cell>
          <table:table-cell office:value-type="float" office:value="1407622" table:style-name="ce279">
            <text:p><text:s text:c="3"/>1,407,622</text:p>
          </table:table-cell>
          <table:table-cell table:number-columns-repeated="16379"/>
        </table:table-row>
        <table:table-row table:style-name="ro4">
          <table:table-cell office:value-type="string" table:style-name="ce280">
            <text:p>中　區</text:p>
          </table:table-cell>
          <table:table-cell office:value-type="float" office:value="7922" table:style-name="ce281">
            <text:p><text:s text:c="3"/>7,922</text:p>
          </table:table-cell>
          <table:table-cell office:value-type="float" office:value="18570" table:style-name="ce281">
            <text:p><text:s text:c="3"/>18,570</text:p>
          </table:table-cell>
          <table:table-cell office:value-type="float" office:value="9229" table:style-name="ce281">
            <text:p><text:s text:c="3"/>9,229</text:p>
          </table:table-cell>
          <table:table-cell office:value-type="float" office:value="9341" table:style-name="ce282">
            <text:p><text:s text:c="3"/>9,341</text:p>
          </table:table-cell>
          <table:table-cell table:number-columns-repeated="16379"/>
        </table:table-row>
        <table:table-row table:style-name="ro4">
          <table:table-cell office:value-type="string" table:style-name="ce283">
            <text:p>東　區</text:p>
          </table:table-cell>
          <table:table-cell office:value-type="float" office:value="27778" table:style-name="ce284">
            <text:p><text:s text:c="3"/>27,778</text:p>
          </table:table-cell>
          <table:table-cell office:value-type="float" office:value="75718" table:style-name="ce284">
            <text:p><text:s text:c="3"/>75,718</text:p>
          </table:table-cell>
          <table:table-cell office:value-type="float" office:value="37707" table:style-name="ce284">
            <text:p><text:s text:c="3"/>37,707</text:p>
          </table:table-cell>
          <table:table-cell office:value-type="float" office:value="38011" table:style-name="ce285">
            <text:p><text:s text:c="3"/>38,011</text:p>
          </table:table-cell>
          <table:table-cell table:number-columns-repeated="16379"/>
        </table:table-row>
        <table:table-row table:style-name="ro4">
          <table:table-cell office:value-type="string" table:style-name="ce286">
            <text:p>南　區</text:p>
          </table:table-cell>
          <table:table-cell office:value-type="float" office:value="47959" table:style-name="ce287">
            <text:p><text:s text:c="3"/>47,959</text:p>
          </table:table-cell>
          <table:table-cell office:value-type="float" office:value="124259" table:style-name="ce287">
            <text:p><text:s text:c="3"/>124,259</text:p>
          </table:table-cell>
          <table:table-cell office:value-type="float" office:value="59706" table:style-name="ce287">
            <text:p><text:s text:c="3"/>59,706</text:p>
          </table:table-cell>
          <table:table-cell office:value-type="float" office:value="64553" table:style-name="ce288">
            <text:p><text:s text:c="3"/>64,553</text:p>
          </table:table-cell>
          <table:table-cell table:number-columns-repeated="16379"/>
        </table:table-row>
        <table:table-row table:style-name="ro4">
          <table:table-cell office:value-type="string" table:style-name="ce289">
            <text:p>西　區</text:p>
          </table:table-cell>
          <table:table-cell office:value-type="float" office:value="45644" table:style-name="ce290">
            <text:p><text:s text:c="3"/>45,644</text:p>
          </table:table-cell>
          <table:table-cell office:value-type="float" office:value="115745" table:style-name="ce290">
            <text:p><text:s text:c="3"/>115,745</text:p>
          </table:table-cell>
          <table:table-cell office:value-type="float" office:value="54964" table:style-name="ce290">
            <text:p><text:s text:c="3"/>54,964</text:p>
          </table:table-cell>
          <table:table-cell office:value-type="float" office:value="60781" table:style-name="ce291">
            <text:p><text:s text:c="3"/>60,781</text:p>
          </table:table-cell>
          <table:table-cell table:number-columns-repeated="16379"/>
        </table:table-row>
        <table:table-row table:style-name="ro4">
          <table:table-cell office:value-type="string" table:style-name="ce292">
            <text:p>北　區</text:p>
          </table:table-cell>
          <table:table-cell office:value-type="float" office:value="59216" table:style-name="ce293">
            <text:p><text:s text:c="3"/>59,216</text:p>
          </table:table-cell>
          <table:table-cell office:value-type="float" office:value="147602" table:style-name="ce293">
            <text:p><text:s text:c="3"/>147,602</text:p>
          </table:table-cell>
          <table:table-cell office:value-type="float" office:value="70670" table:style-name="ce293">
            <text:p><text:s text:c="3"/>70,670</text:p>
          </table:table-cell>
          <table:table-cell office:value-type="float" office:value="76932" table:style-name="ce294">
            <text:p><text:s text:c="3"/>76,932</text:p>
          </table:table-cell>
          <table:table-cell table:number-columns-repeated="16379"/>
        </table:table-row>
        <table:table-row table:style-name="ro4">
          <table:table-cell office:value-type="string" table:style-name="ce295">
            <text:p>西屯區</text:p>
          </table:table-cell>
          <table:table-cell office:value-type="float" office:value="85162" table:style-name="ce296">
            <text:p><text:s text:c="3"/>85,162</text:p>
          </table:table-cell>
          <table:table-cell office:value-type="float" office:value="226004" table:style-name="ce296">
            <text:p><text:s text:c="3"/>226,004</text:p>
          </table:table-cell>
          <table:table-cell office:value-type="float" office:value="108634" table:style-name="ce296">
            <text:p><text:s text:c="3"/>108,634</text:p>
          </table:table-cell>
          <table:table-cell office:value-type="float" office:value="117370" table:style-name="ce297">
            <text:p><text:s text:c="3"/>117,370</text:p>
          </table:table-cell>
          <table:table-cell table:number-columns-repeated="16379"/>
        </table:table-row>
        <table:table-row table:style-name="ro4">
          <table:table-cell office:value-type="string" table:style-name="ce298">
            <text:p>南屯區</text:p>
          </table:table-cell>
          <table:table-cell office:value-type="float" office:value="61538" table:style-name="ce299">
            <text:p><text:s text:c="3"/>61,538</text:p>
          </table:table-cell>
          <table:table-cell office:value-type="float" office:value="167874" table:style-name="ce299">
            <text:p><text:s text:c="3"/>167,874</text:p>
          </table:table-cell>
          <table:table-cell office:value-type="float" office:value="80297" table:style-name="ce299">
            <text:p><text:s text:c="3"/>80,297</text:p>
          </table:table-cell>
          <table:table-cell office:value-type="float" office:value="87577" table:style-name="ce300">
            <text:p><text:s text:c="3"/>87,577</text:p>
          </table:table-cell>
          <table:table-cell table:number-columns-repeated="16379"/>
        </table:table-row>
        <table:table-row table:style-name="ro4">
          <table:table-cell office:value-type="string" table:style-name="ce301">
            <text:p>北屯區</text:p>
          </table:table-cell>
          <table:table-cell office:value-type="float" office:value="99171" table:style-name="ce302">
            <text:p><text:s text:c="3"/>99,171</text:p>
          </table:table-cell>
          <table:table-cell office:value-type="float" office:value="272889" table:style-name="ce302">
            <text:p><text:s text:c="3"/>272,889</text:p>
          </table:table-cell>
          <table:table-cell office:value-type="float" office:value="131053" table:style-name="ce302">
            <text:p><text:s text:c="3"/>131,053</text:p>
          </table:table-cell>
          <table:table-cell office:value-type="float" office:value="141836" table:style-name="ce303">
            <text:p><text:s text:c="3"/>141,836</text:p>
          </table:table-cell>
          <table:table-cell table:number-columns-repeated="16379"/>
        </table:table-row>
        <table:table-row table:style-name="ro4">
          <table:table-cell office:value-type="string" table:style-name="ce304">
            <text:p>豐原區</text:p>
          </table:table-cell>
          <table:table-cell office:value-type="float" office:value="53383" table:style-name="ce305">
            <text:p><text:s text:c="3"/>53,383</text:p>
          </table:table-cell>
          <table:table-cell office:value-type="float" office:value="166806" table:style-name="ce305">
            <text:p><text:s text:c="3"/>166,806</text:p>
          </table:table-cell>
          <table:table-cell office:value-type="float" office:value="82459" table:style-name="ce305">
            <text:p><text:s text:c="3"/>82,459</text:p>
          </table:table-cell>
          <table:table-cell office:value-type="float" office:value="84347" table:style-name="ce306">
            <text:p><text:s text:c="3"/>84,347</text:p>
          </table:table-cell>
          <table:table-cell table:number-columns-repeated="16379"/>
        </table:table-row>
        <table:table-row table:style-name="ro4">
          <table:table-cell office:value-type="string" table:style-name="ce307">
            <text:p>東勢區</text:p>
          </table:table-cell>
          <table:table-cell office:value-type="float" office:value="17408" table:style-name="ce308">
            <text:p><text:s text:c="3"/>17,408</text:p>
          </table:table-cell>
          <table:table-cell office:value-type="float" office:value="50815" table:style-name="ce308">
            <text:p><text:s text:c="3"/>50,815</text:p>
          </table:table-cell>
          <table:table-cell office:value-type="float" office:value="26129" table:style-name="ce308">
            <text:p><text:s text:c="3"/>26,129</text:p>
          </table:table-cell>
          <table:table-cell office:value-type="float" office:value="24686" table:style-name="ce309">
            <text:p><text:s text:c="3"/>24,686</text:p>
          </table:table-cell>
          <table:table-cell table:number-columns-repeated="16379"/>
        </table:table-row>
        <table:table-row table:style-name="ro4">
          <table:table-cell office:value-type="string" table:style-name="ce310">
            <text:p>大甲區</text:p>
          </table:table-cell>
          <table:table-cell office:value-type="float" office:value="23008" table:style-name="ce311">
            <text:p><text:s text:c="3"/>23,008</text:p>
          </table:table-cell>
          <table:table-cell office:value-type="float" office:value="77745" table:style-name="ce311">
            <text:p><text:s text:c="3"/>77,745</text:p>
          </table:table-cell>
          <table:table-cell office:value-type="float" office:value="39099" table:style-name="ce311">
            <text:p><text:s text:c="3"/>39,099</text:p>
          </table:table-cell>
          <table:table-cell office:value-type="float" office:value="38646" table:style-name="ce312">
            <text:p><text:s text:c="3"/>38,646</text:p>
          </table:table-cell>
          <table:table-cell table:number-columns-repeated="16379"/>
        </table:table-row>
        <table:table-row table:style-name="ro4">
          <table:table-cell office:value-type="string" table:style-name="ce313">
            <text:p>清水區</text:p>
          </table:table-cell>
          <table:table-cell office:value-type="float" office:value="27056" table:style-name="ce314">
            <text:p><text:s text:c="3"/>27,056</text:p>
          </table:table-cell>
          <table:table-cell office:value-type="float" office:value="86417" table:style-name="ce314">
            <text:p><text:s text:c="3"/>86,417</text:p>
          </table:table-cell>
          <table:table-cell office:value-type="float" office:value="44353" table:style-name="ce314">
            <text:p><text:s text:c="3"/>44,353</text:p>
          </table:table-cell>
          <table:table-cell office:value-type="float" office:value="42064" table:style-name="ce315">
            <text:p><text:s text:c="3"/>42,064</text:p>
          </table:table-cell>
          <table:table-cell table:number-columns-repeated="16379"/>
        </table:table-row>
        <table:table-row table:style-name="ro4">
          <table:table-cell office:value-type="string" table:style-name="ce316">
            <text:p>沙鹿區</text:p>
          </table:table-cell>
          <table:table-cell office:value-type="float" office:value="29225" table:style-name="ce317">
            <text:p><text:s text:c="3"/>29,225</text:p>
          </table:table-cell>
          <table:table-cell office:value-type="float" office:value="92136" table:style-name="ce317">
            <text:p><text:s text:c="3"/>92,136</text:p>
          </table:table-cell>
          <table:table-cell office:value-type="float" office:value="46548" table:style-name="ce317">
            <text:p><text:s text:c="3"/>46,548</text:p>
          </table:table-cell>
          <table:table-cell office:value-type="float" office:value="45588" table:style-name="ce318">
            <text:p><text:s text:c="3"/>45,588</text:p>
          </table:table-cell>
          <table:table-cell table:number-columns-repeated="16379"/>
        </table:table-row>
        <table:table-row table:style-name="ro4">
          <table:table-cell office:value-type="string" table:style-name="ce319">
            <text:p>梧棲區</text:p>
          </table:table-cell>
          <table:table-cell office:value-type="float" office:value="17646" table:style-name="ce320">
            <text:p><text:s text:c="3"/>17,646</text:p>
          </table:table-cell>
          <table:table-cell office:value-type="float" office:value="57837" table:style-name="ce320">
            <text:p><text:s text:c="3"/>57,837</text:p>
          </table:table-cell>
          <table:table-cell office:value-type="float" office:value="29063" table:style-name="ce320">
            <text:p><text:s text:c="3"/>29,063</text:p>
          </table:table-cell>
          <table:table-cell office:value-type="float" office:value="28774" table:style-name="ce321">
            <text:p><text:s text:c="3"/>28,774</text:p>
          </table:table-cell>
          <table:table-cell table:number-columns-repeated="16379"/>
        </table:table-row>
        <table:table-row table:style-name="ro4">
          <table:table-cell office:value-type="string" table:style-name="ce322">
            <text:p>后里區</text:p>
          </table:table-cell>
          <table:table-cell office:value-type="float" office:value="16160" table:style-name="ce323">
            <text:p><text:s text:c="3"/>16,160</text:p>
          </table:table-cell>
          <table:table-cell office:value-type="float" office:value="54417" table:style-name="ce323">
            <text:p><text:s text:c="3"/>54,417</text:p>
          </table:table-cell>
          <table:table-cell office:value-type="float" office:value="27659" table:style-name="ce323">
            <text:p><text:s text:c="3"/>27,659</text:p>
          </table:table-cell>
          <table:table-cell office:value-type="float" office:value="26758" table:style-name="ce324">
            <text:p><text:s text:c="3"/>26,758</text:p>
          </table:table-cell>
          <table:table-cell table:number-columns-repeated="16379"/>
        </table:table-row>
        <table:table-row table:style-name="ro4">
          <table:table-cell office:value-type="string" table:style-name="ce325">
            <text:p>神岡區</text:p>
          </table:table-cell>
          <table:table-cell office:value-type="float" office:value="19380" table:style-name="ce326">
            <text:p><text:s text:c="3"/>19,380</text:p>
          </table:table-cell>
          <table:table-cell office:value-type="float" office:value="65552" table:style-name="ce326">
            <text:p><text:s text:c="3"/>65,552</text:p>
          </table:table-cell>
          <table:table-cell office:value-type="float" office:value="33479" table:style-name="ce326">
            <text:p><text:s text:c="3"/>33,479</text:p>
          </table:table-cell>
          <table:table-cell office:value-type="float" office:value="32073" table:style-name="ce327">
            <text:p><text:s text:c="3"/>32,073</text:p>
          </table:table-cell>
          <table:table-cell table:number-columns-repeated="16379"/>
        </table:table-row>
        <table:table-row table:style-name="ro4">
          <table:table-cell office:value-type="string" table:style-name="ce328">
            <text:p>潭子區</text:p>
          </table:table-cell>
          <table:table-cell office:value-type="float" office:value="36185" table:style-name="ce329">
            <text:p><text:s text:c="3"/>36,185</text:p>
          </table:table-cell>
          <table:table-cell office:value-type="float" office:value="107985" table:style-name="ce329">
            <text:p><text:s text:c="3"/>107,985</text:p>
          </table:table-cell>
          <table:table-cell office:value-type="float" office:value="53378" table:style-name="ce329">
            <text:p><text:s text:c="3"/>53,378</text:p>
          </table:table-cell>
          <table:table-cell office:value-type="float" office:value="54607" table:style-name="ce330">
            <text:p><text:s text:c="3"/>54,607</text:p>
          </table:table-cell>
          <table:table-cell table:number-columns-repeated="16379"/>
        </table:table-row>
        <table:table-row table:style-name="ro4">
          <table:table-cell office:value-type="string" table:style-name="ce331">
            <text:p>大雅區</text:p>
          </table:table-cell>
          <table:table-cell office:value-type="float" office:value="29423" table:style-name="ce332">
            <text:p><text:s text:c="3"/>29,423</text:p>
          </table:table-cell>
          <table:table-cell office:value-type="float" office:value="95011" table:style-name="ce332">
            <text:p><text:s text:c="3"/>95,011</text:p>
          </table:table-cell>
          <table:table-cell office:value-type="float" office:value="47433" table:style-name="ce332">
            <text:p><text:s text:c="3"/>47,433</text:p>
          </table:table-cell>
          <table:table-cell office:value-type="float" office:value="47578" table:style-name="ce333">
            <text:p><text:s text:c="3"/>47,578</text:p>
          </table:table-cell>
          <table:table-cell table:number-columns-repeated="16379"/>
        </table:table-row>
        <table:table-row table:style-name="ro4">
          <table:table-cell office:value-type="string" table:style-name="ce334">
            <text:p>新社區</text:p>
          </table:table-cell>
          <table:table-cell office:value-type="float" office:value="7547" table:style-name="ce335">
            <text:p><text:s text:c="3"/>7,547</text:p>
          </table:table-cell>
          <table:table-cell office:value-type="float" office:value="24831" table:style-name="ce335">
            <text:p><text:s text:c="3"/>24,831</text:p>
          </table:table-cell>
          <table:table-cell office:value-type="float" office:value="12883" table:style-name="ce335">
            <text:p><text:s text:c="3"/>12,883</text:p>
          </table:table-cell>
          <table:table-cell office:value-type="float" office:value="11948" table:style-name="ce336">
            <text:p><text:s text:c="3"/>11,948</text:p>
          </table:table-cell>
          <table:table-cell table:number-columns-repeated="16379"/>
        </table:table-row>
        <table:table-row table:style-name="ro4">
          <table:table-cell office:value-type="string" table:style-name="ce337">
            <text:p>石岡區</text:p>
          </table:table-cell>
          <table:table-cell office:value-type="float" office:value="4894" table:style-name="ce338">
            <text:p><text:s text:c="3"/>4,894</text:p>
          </table:table-cell>
          <table:table-cell office:value-type="float" office:value="15087" table:style-name="ce338">
            <text:p><text:s text:c="3"/>15,087</text:p>
          </table:table-cell>
          <table:table-cell office:value-type="float" office:value="7838" table:style-name="ce338">
            <text:p><text:s text:c="3"/>7,838</text:p>
          </table:table-cell>
          <table:table-cell office:value-type="float" office:value="7249" table:style-name="ce339">
            <text:p><text:s text:c="3"/>7,249</text:p>
          </table:table-cell>
          <table:table-cell table:number-columns-repeated="16379"/>
        </table:table-row>
        <table:table-row table:style-name="ro4">
          <table:table-cell office:value-type="string" table:style-name="ce340">
            <text:p>外埔區</text:p>
          </table:table-cell>
          <table:table-cell office:value-type="float" office:value="9677" table:style-name="ce341">
            <text:p><text:s text:c="3"/>9,677</text:p>
          </table:table-cell>
          <table:table-cell office:value-type="float" office:value="32012" table:style-name="ce341">
            <text:p><text:s text:c="3"/>32,012</text:p>
          </table:table-cell>
          <table:table-cell office:value-type="float" office:value="16421" table:style-name="ce341">
            <text:p><text:s text:c="3"/>16,421</text:p>
          </table:table-cell>
          <table:table-cell office:value-type="float" office:value="15591" table:style-name="ce342">
            <text:p><text:s text:c="3"/>15,591</text:p>
          </table:table-cell>
          <table:table-cell table:number-columns-repeated="16379"/>
        </table:table-row>
        <table:table-row table:style-name="ro4">
          <table:table-cell office:value-type="string" table:style-name="ce343">
            <text:p>大安區</text:p>
          </table:table-cell>
          <table:table-cell office:value-type="float" office:value="5459" table:style-name="ce344">
            <text:p><text:s text:c="3"/>5,459</text:p>
          </table:table-cell>
          <table:table-cell office:value-type="float" office:value="19363" table:style-name="ce344">
            <text:p><text:s text:c="3"/>19,363</text:p>
          </table:table-cell>
          <table:table-cell office:value-type="float" office:value="10230" table:style-name="ce344">
            <text:p><text:s text:c="3"/>10,230</text:p>
          </table:table-cell>
          <table:table-cell office:value-type="float" office:value="9133" table:style-name="ce345">
            <text:p><text:s text:c="3"/>9,133</text:p>
          </table:table-cell>
          <table:table-cell table:number-columns-repeated="16379"/>
        </table:table-row>
        <table:table-row table:style-name="ro4">
          <table:table-cell office:value-type="string" table:style-name="ce346">
            <text:p>烏日區</text:p>
          </table:table-cell>
          <table:table-cell office:value-type="float" office:value="24337" table:style-name="ce347">
            <text:p><text:s text:c="3"/>24,337</text:p>
          </table:table-cell>
          <table:table-cell office:value-type="float" office:value="74164" table:style-name="ce347">
            <text:p><text:s text:c="3"/>74,164</text:p>
          </table:table-cell>
          <table:table-cell office:value-type="float" office:value="37255" table:style-name="ce347">
            <text:p><text:s text:c="3"/>37,255</text:p>
          </table:table-cell>
          <table:table-cell office:value-type="float" office:value="36909" table:style-name="ce348">
            <text:p><text:s text:c="3"/>36,909</text:p>
          </table:table-cell>
          <table:table-cell table:number-columns-repeated="16379"/>
        </table:table-row>
        <table:table-row table:style-name="ro4">
          <table:table-cell office:value-type="string" table:style-name="ce349">
            <text:p>大肚區</text:p>
          </table:table-cell>
          <table:table-cell office:value-type="float" office:value="17570" table:style-name="ce350">
            <text:p><text:s text:c="3"/>17,570</text:p>
          </table:table-cell>
          <table:table-cell office:value-type="float" office:value="57281" table:style-name="ce350">
            <text:p><text:s text:c="3"/>57,281</text:p>
          </table:table-cell>
          <table:table-cell office:value-type="float" office:value="29242" table:style-name="ce350">
            <text:p><text:s text:c="3"/>29,242</text:p>
          </table:table-cell>
          <table:table-cell office:value-type="float" office:value="28039" table:style-name="ce351">
            <text:p><text:s text:c="3"/>28,039</text:p>
          </table:table-cell>
          <table:table-cell table:number-columns-repeated="16379"/>
        </table:table-row>
        <table:table-row table:style-name="ro4">
          <table:table-cell office:value-type="string" table:style-name="ce352">
            <text:p>龍井區</text:p>
          </table:table-cell>
          <table:table-cell office:value-type="float" office:value="22911" table:style-name="ce353">
            <text:p><text:s text:c="3"/>22,911</text:p>
          </table:table-cell>
          <table:table-cell office:value-type="float" office:value="77346" table:style-name="ce353">
            <text:p><text:s text:c="3"/>77,346</text:p>
          </table:table-cell>
          <table:table-cell office:value-type="float" office:value="39006" table:style-name="ce353">
            <text:p><text:s text:c="3"/>39,006</text:p>
          </table:table-cell>
          <table:table-cell office:value-type="float" office:value="38340" table:style-name="ce354">
            <text:p><text:s text:c="3"/>38,340</text:p>
          </table:table-cell>
          <table:table-cell table:number-columns-repeated="16379"/>
        </table:table-row>
        <table:table-row table:style-name="ro4">
          <table:table-cell office:value-type="string" table:style-name="ce355">
            <text:p>霧峰區</text:p>
          </table:table-cell>
          <table:table-cell office:value-type="float" office:value="20135" table:style-name="ce356">
            <text:p><text:s text:c="3"/>20,135</text:p>
          </table:table-cell>
          <table:table-cell office:value-type="float" office:value="65228" table:style-name="ce356">
            <text:p><text:s text:c="3"/>65,228</text:p>
          </table:table-cell>
          <table:table-cell office:value-type="float" office:value="33093" table:style-name="ce356">
            <text:p><text:s text:c="3"/>33,093</text:p>
          </table:table-cell>
          <table:table-cell office:value-type="float" office:value="32135" table:style-name="ce357">
            <text:p><text:s text:c="3"/>32,135</text:p>
          </table:table-cell>
          <table:table-cell table:number-columns-repeated="16379"/>
        </table:table-row>
        <table:table-row table:style-name="ro4">
          <table:table-cell office:value-type="string" table:style-name="ce358">
            <text:p>太平區</text:p>
          </table:table-cell>
          <table:table-cell office:value-type="float" office:value="62983" table:style-name="ce359">
            <text:p><text:s text:c="3"/>62,983</text:p>
          </table:table-cell>
          <table:table-cell office:value-type="float" office:value="187569" table:style-name="ce359">
            <text:p><text:s text:c="3"/>187,569</text:p>
          </table:table-cell>
          <table:table-cell office:value-type="float" office:value="93085" table:style-name="ce359">
            <text:p><text:s text:c="3"/>93,085</text:p>
          </table:table-cell>
          <table:table-cell office:value-type="float" office:value="94484" table:style-name="ce360">
            <text:p><text:s text:c="3"/>94,484</text:p>
          </table:table-cell>
          <table:table-cell table:number-columns-repeated="16379"/>
        </table:table-row>
        <table:table-row table:style-name="ro4">
          <table:table-cell office:value-type="string" table:style-name="ce361">
            <text:p>大里區</text:p>
          </table:table-cell>
          <table:table-cell office:value-type="float" office:value="69184" table:style-name="ce362">
            <text:p><text:s text:c="3"/>69,184</text:p>
          </table:table-cell>
          <table:table-cell office:value-type="float" office:value="211059" table:style-name="ce362">
            <text:p><text:s text:c="3"/>211,059</text:p>
          </table:table-cell>
          <table:table-cell office:value-type="float" office:value="103800" table:style-name="ce362">
            <text:p><text:s text:c="3"/>103,800</text:p>
          </table:table-cell>
          <table:table-cell office:value-type="float" office:value="107259" table:style-name="ce363">
            <text:p><text:s text:c="3"/>107,259</text:p>
          </table:table-cell>
          <table:table-cell table:number-columns-repeated="16379"/>
        </table:table-row>
        <table:table-row table:style-name="ro4">
          <table:table-cell office:value-type="string" table:style-name="ce364">
            <text:p>和平區</text:p>
          </table:table-cell>
          <table:table-cell office:value-type="float" office:value="4542" table:style-name="ce365">
            <text:p><text:s text:c="3"/>4,542</text:p>
          </table:table-cell>
          <table:table-cell office:value-type="float" office:value="10860" table:style-name="ce365">
            <text:p><text:s text:c="3"/>10,860</text:p>
          </table:table-cell>
          <table:table-cell office:value-type="float" office:value="5847" table:style-name="ce365">
            <text:p><text:s text:c="3"/>5,847</text:p>
          </table:table-cell>
          <table:table-cell office:value-type="float" office:value="5013" table:style-name="ce366">
            <text:p><text:s text:c="3"/>5,013</text:p>
          </table:table-cell>
          <table:table-cell table:number-columns-repeated="16379"/>
        </table:table-row>
        <table:table-row table:number-rows-repeated="1048543" table:style-name="ro7">
          <table:table-cell table:number-columns-repeated="16384"/>
        </table:table-row>
      </table:table>
      <table:table table:name="臺南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67">
            <text:p>臺南市</text:p>
          </table:table-cell>
          <table:table-cell office:value-type="float" office:value="681214" table:style-name="ce368">
            <text:p><text:s text:c="3"/>681,214</text:p>
          </table:table-cell>
          <table:table-cell office:value-type="float" office:value="1886267" table:style-name="ce368">
            <text:p><text:s text:c="3"/>1,886,267</text:p>
          </table:table-cell>
          <table:table-cell office:value-type="float" office:value="942468" table:style-name="ce368">
            <text:p><text:s text:c="3"/>942,468</text:p>
          </table:table-cell>
          <table:table-cell office:value-type="float" office:value="943799" table:style-name="ce369">
            <text:p><text:s text:c="3"/>943,799</text:p>
          </table:table-cell>
          <table:table-cell table:number-columns-repeated="16379"/>
        </table:table-row>
        <table:table-row table:style-name="ro4">
          <table:table-cell office:value-type="string" table:style-name="ce370">
            <text:p>新營區</text:p>
          </table:table-cell>
          <table:table-cell office:value-type="float" office:value="28962" table:style-name="ce371">
            <text:p><text:s text:c="3"/>28,962</text:p>
          </table:table-cell>
          <table:table-cell office:value-type="float" office:value="78097" table:style-name="ce371">
            <text:p><text:s text:c="3"/>78,097</text:p>
          </table:table-cell>
          <table:table-cell office:value-type="float" office:value="38631" table:style-name="ce371">
            <text:p><text:s text:c="3"/>38,631</text:p>
          </table:table-cell>
          <table:table-cell office:value-type="float" office:value="39466" table:style-name="ce372">
            <text:p><text:s text:c="3"/>39,466</text:p>
          </table:table-cell>
          <table:table-cell table:number-columns-repeated="16379"/>
        </table:table-row>
        <table:table-row table:style-name="ro4">
          <table:table-cell office:value-type="string" table:style-name="ce373">
            <text:p>鹽水區</text:p>
          </table:table-cell>
          <table:table-cell office:value-type="float" office:value="10058" table:style-name="ce374">
            <text:p><text:s text:c="3"/>10,058</text:p>
          </table:table-cell>
          <table:table-cell office:value-type="float" office:value="25661" table:style-name="ce374">
            <text:p><text:s text:c="3"/>25,661</text:p>
          </table:table-cell>
          <table:table-cell office:value-type="float" office:value="13411" table:style-name="ce374">
            <text:p><text:s text:c="3"/>13,411</text:p>
          </table:table-cell>
          <table:table-cell office:value-type="float" office:value="12250" table:style-name="ce375">
            <text:p><text:s text:c="3"/>12,250</text:p>
          </table:table-cell>
          <table:table-cell table:number-columns-repeated="16379"/>
        </table:table-row>
        <table:table-row table:style-name="ro4">
          <table:table-cell office:value-type="string" table:style-name="ce376">
            <text:p>白河區</text:p>
          </table:table-cell>
          <table:table-cell office:value-type="float" office:value="10855" table:style-name="ce377">
            <text:p><text:s text:c="3"/>10,855</text:p>
          </table:table-cell>
          <table:table-cell office:value-type="float" office:value="28653" table:style-name="ce377">
            <text:p><text:s text:c="3"/>28,653</text:p>
          </table:table-cell>
          <table:table-cell office:value-type="float" office:value="14961" table:style-name="ce377">
            <text:p><text:s text:c="3"/>14,961</text:p>
          </table:table-cell>
          <table:table-cell office:value-type="float" office:value="13692" table:style-name="ce378">
            <text:p><text:s text:c="3"/>13,692</text:p>
          </table:table-cell>
          <table:table-cell table:number-columns-repeated="16379"/>
        </table:table-row>
        <table:table-row table:style-name="ro4">
          <table:table-cell office:value-type="string" table:style-name="ce379">
            <text:p>柳營區</text:p>
          </table:table-cell>
          <table:table-cell office:value-type="float" office:value="7901" table:style-name="ce380">
            <text:p><text:s text:c="3"/>7,901</text:p>
          </table:table-cell>
          <table:table-cell office:value-type="float" office:value="21412" table:style-name="ce380">
            <text:p><text:s text:c="3"/>21,412</text:p>
          </table:table-cell>
          <table:table-cell office:value-type="float" office:value="11173" table:style-name="ce380">
            <text:p><text:s text:c="3"/>11,173</text:p>
          </table:table-cell>
          <table:table-cell office:value-type="float" office:value="10239" table:style-name="ce381">
            <text:p><text:s text:c="3"/>10,239</text:p>
          </table:table-cell>
          <table:table-cell table:number-columns-repeated="16379"/>
        </table:table-row>
        <table:table-row table:style-name="ro4">
          <table:table-cell office:value-type="string" table:style-name="ce382">
            <text:p>後壁區</text:p>
          </table:table-cell>
          <table:table-cell office:value-type="float" office:value="8888" table:style-name="ce383">
            <text:p><text:s text:c="3"/>8,888</text:p>
          </table:table-cell>
          <table:table-cell office:value-type="float" office:value="23874" table:style-name="ce383">
            <text:p><text:s text:c="3"/>23,874</text:p>
          </table:table-cell>
          <table:table-cell office:value-type="float" office:value="12430" table:style-name="ce383">
            <text:p><text:s text:c="3"/>12,430</text:p>
          </table:table-cell>
          <table:table-cell office:value-type="float" office:value="11444" table:style-name="ce384">
            <text:p><text:s text:c="3"/>11,444</text:p>
          </table:table-cell>
          <table:table-cell table:number-columns-repeated="16379"/>
        </table:table-row>
        <table:table-row table:style-name="ro4">
          <table:table-cell office:value-type="string" table:style-name="ce385">
            <text:p>東山區</text:p>
          </table:table-cell>
          <table:table-cell office:value-type="float" office:value="8407" table:style-name="ce386">
            <text:p><text:s text:c="3"/>8,407</text:p>
          </table:table-cell>
          <table:table-cell office:value-type="float" office:value="21131" table:style-name="ce386">
            <text:p><text:s text:c="3"/>21,131</text:p>
          </table:table-cell>
          <table:table-cell office:value-type="float" office:value="11229" table:style-name="ce386">
            <text:p><text:s text:c="3"/>11,229</text:p>
          </table:table-cell>
          <table:table-cell office:value-type="float" office:value="9902" table:style-name="ce387">
            <text:p><text:s text:c="3"/>9,902</text:p>
          </table:table-cell>
          <table:table-cell table:number-columns-repeated="16379"/>
        </table:table-row>
        <table:table-row table:style-name="ro4">
          <table:table-cell office:value-type="string" table:style-name="ce388">
            <text:p>麻豆區</text:p>
          </table:table-cell>
          <table:table-cell office:value-type="float" office:value="15779" table:style-name="ce389">
            <text:p><text:s text:c="3"/>15,779</text:p>
          </table:table-cell>
          <table:table-cell office:value-type="float" office:value="44718" table:style-name="ce389">
            <text:p><text:s text:c="3"/>44,718</text:p>
          </table:table-cell>
          <table:table-cell office:value-type="float" office:value="22733" table:style-name="ce389">
            <text:p><text:s text:c="3"/>22,733</text:p>
          </table:table-cell>
          <table:table-cell office:value-type="float" office:value="21985" table:style-name="ce390">
            <text:p><text:s text:c="3"/>21,985</text:p>
          </table:table-cell>
          <table:table-cell table:number-columns-repeated="16379"/>
        </table:table-row>
        <table:table-row table:style-name="ro4">
          <table:table-cell office:value-type="string" table:style-name="ce391">
            <text:p>下營區</text:p>
          </table:table-cell>
          <table:table-cell office:value-type="float" office:value="9107" table:style-name="ce392">
            <text:p><text:s text:c="3"/>9,107</text:p>
          </table:table-cell>
          <table:table-cell office:value-type="float" office:value="24373" table:style-name="ce392">
            <text:p><text:s text:c="3"/>24,373</text:p>
          </table:table-cell>
          <table:table-cell office:value-type="float" office:value="12585" table:style-name="ce392">
            <text:p><text:s text:c="3"/>12,585</text:p>
          </table:table-cell>
          <table:table-cell office:value-type="float" office:value="11788" table:style-name="ce393">
            <text:p><text:s text:c="3"/>11,788</text:p>
          </table:table-cell>
          <table:table-cell table:number-columns-repeated="16379"/>
        </table:table-row>
        <table:table-row table:style-name="ro4">
          <table:table-cell office:value-type="string" table:style-name="ce394">
            <text:p>六甲區</text:p>
          </table:table-cell>
          <table:table-cell office:value-type="float" office:value="7746" table:style-name="ce395">
            <text:p><text:s text:c="3"/>7,746</text:p>
          </table:table-cell>
          <table:table-cell office:value-type="float" office:value="22369" table:style-name="ce395">
            <text:p><text:s text:c="3"/>22,369</text:p>
          </table:table-cell>
          <table:table-cell office:value-type="float" office:value="11582" table:style-name="ce395">
            <text:p><text:s text:c="3"/>11,582</text:p>
          </table:table-cell>
          <table:table-cell office:value-type="float" office:value="10787" table:style-name="ce396">
            <text:p><text:s text:c="3"/>10,787</text:p>
          </table:table-cell>
          <table:table-cell table:number-columns-repeated="16379"/>
        </table:table-row>
        <table:table-row table:style-name="ro4">
          <table:table-cell office:value-type="string" table:style-name="ce397">
            <text:p>官田區</text:p>
          </table:table-cell>
          <table:table-cell office:value-type="float" office:value="7931" table:style-name="ce398">
            <text:p><text:s text:c="3"/>7,931</text:p>
          </table:table-cell>
          <table:table-cell office:value-type="float" office:value="21482" table:style-name="ce398">
            <text:p><text:s text:c="3"/>21,482</text:p>
          </table:table-cell>
          <table:table-cell office:value-type="float" office:value="10937" table:style-name="ce398">
            <text:p><text:s text:c="3"/>10,937</text:p>
          </table:table-cell>
          <table:table-cell office:value-type="float" office:value="10545" table:style-name="ce399">
            <text:p><text:s text:c="3"/>10,545</text:p>
          </table:table-cell>
          <table:table-cell table:number-columns-repeated="16379"/>
        </table:table-row>
        <table:table-row table:style-name="ro4">
          <table:table-cell office:value-type="string" table:style-name="ce400">
            <text:p>大內區</text:p>
          </table:table-cell>
          <table:table-cell office:value-type="float" office:value="3887" table:style-name="ce401">
            <text:p><text:s text:c="3"/>3,887</text:p>
          </table:table-cell>
          <table:table-cell office:value-type="float" office:value="9869" table:style-name="ce401">
            <text:p><text:s text:c="3"/>9,869</text:p>
          </table:table-cell>
          <table:table-cell office:value-type="float" office:value="5283" table:style-name="ce401">
            <text:p><text:s text:c="3"/>5,283</text:p>
          </table:table-cell>
          <table:table-cell office:value-type="float" office:value="4586" table:style-name="ce402">
            <text:p><text:s text:c="3"/>4,586</text:p>
          </table:table-cell>
          <table:table-cell table:number-columns-repeated="16379"/>
        </table:table-row>
        <table:table-row table:style-name="ro4">
          <table:table-cell office:value-type="string" table:style-name="ce403">
            <text:p>佳里區</text:p>
          </table:table-cell>
          <table:table-cell office:value-type="float" office:value="20602" table:style-name="ce404">
            <text:p><text:s text:c="3"/>20,602</text:p>
          </table:table-cell>
          <table:table-cell office:value-type="float" office:value="59510" table:style-name="ce404">
            <text:p><text:s text:c="3"/>59,510</text:p>
          </table:table-cell>
          <table:table-cell office:value-type="float" office:value="29524" table:style-name="ce404">
            <text:p><text:s text:c="3"/>29,524</text:p>
          </table:table-cell>
          <table:table-cell office:value-type="float" office:value="29986" table:style-name="ce405">
            <text:p><text:s text:c="3"/>29,986</text:p>
          </table:table-cell>
          <table:table-cell table:number-columns-repeated="16379"/>
        </table:table-row>
        <table:table-row table:style-name="ro4">
          <table:table-cell office:value-type="string" table:style-name="ce406">
            <text:p>學甲區</text:p>
          </table:table-cell>
          <table:table-cell office:value-type="float" office:value="9645" table:style-name="ce407">
            <text:p><text:s text:c="3"/>9,645</text:p>
          </table:table-cell>
          <table:table-cell office:value-type="float" office:value="26170" table:style-name="ce407">
            <text:p><text:s text:c="3"/>26,170</text:p>
          </table:table-cell>
          <table:table-cell office:value-type="float" office:value="13379" table:style-name="ce407">
            <text:p><text:s text:c="3"/>13,379</text:p>
          </table:table-cell>
          <table:table-cell office:value-type="float" office:value="12791" table:style-name="ce408">
            <text:p><text:s text:c="3"/>12,791</text:p>
          </table:table-cell>
          <table:table-cell table:number-columns-repeated="16379"/>
        </table:table-row>
        <table:table-row table:style-name="ro4">
          <table:table-cell office:value-type="string" table:style-name="ce409">
            <text:p>西港區</text:p>
          </table:table-cell>
          <table:table-cell office:value-type="float" office:value="8168" table:style-name="ce410">
            <text:p><text:s text:c="3"/>8,168</text:p>
          </table:table-cell>
          <table:table-cell office:value-type="float" office:value="24786" table:style-name="ce410">
            <text:p><text:s text:c="3"/>24,786</text:p>
          </table:table-cell>
          <table:table-cell office:value-type="float" office:value="12533" table:style-name="ce410">
            <text:p><text:s text:c="3"/>12,533</text:p>
          </table:table-cell>
          <table:table-cell office:value-type="float" office:value="12253" table:style-name="ce411">
            <text:p><text:s text:c="3"/>12,253</text:p>
          </table:table-cell>
          <table:table-cell table:number-columns-repeated="16379"/>
        </table:table-row>
        <table:table-row table:style-name="ro4">
          <table:table-cell office:value-type="string" table:style-name="ce412">
            <text:p>七股區</text:p>
          </table:table-cell>
          <table:table-cell office:value-type="float" office:value="8063" table:style-name="ce413">
            <text:p><text:s text:c="3"/>8,063</text:p>
          </table:table-cell>
          <table:table-cell office:value-type="float" office:value="23033" table:style-name="ce413">
            <text:p><text:s text:c="3"/>23,033</text:p>
          </table:table-cell>
          <table:table-cell office:value-type="float" office:value="11916" table:style-name="ce413">
            <text:p><text:s text:c="3"/>11,916</text:p>
          </table:table-cell>
          <table:table-cell office:value-type="float" office:value="11117" table:style-name="ce414">
            <text:p><text:s text:c="3"/>11,117</text:p>
          </table:table-cell>
          <table:table-cell table:number-columns-repeated="16379"/>
        </table:table-row>
        <table:table-row table:style-name="ro4">
          <table:table-cell office:value-type="string" table:style-name="ce415">
            <text:p>將軍區</text:p>
          </table:table-cell>
          <table:table-cell office:value-type="float" office:value="7294" table:style-name="ce416">
            <text:p><text:s text:c="3"/>7,294</text:p>
          </table:table-cell>
          <table:table-cell office:value-type="float" office:value="19910" table:style-name="ce416">
            <text:p><text:s text:c="3"/>19,910</text:p>
          </table:table-cell>
          <table:table-cell office:value-type="float" office:value="10130" table:style-name="ce416">
            <text:p><text:s text:c="3"/>10,130</text:p>
          </table:table-cell>
          <table:table-cell office:value-type="float" office:value="9780" table:style-name="ce417">
            <text:p><text:s text:c="3"/>9,780</text:p>
          </table:table-cell>
          <table:table-cell table:number-columns-repeated="16379"/>
        </table:table-row>
        <table:table-row table:style-name="ro4">
          <table:table-cell office:value-type="string" table:style-name="ce418">
            <text:p>北門區</text:p>
          </table:table-cell>
          <table:table-cell office:value-type="float" office:value="4266" table:style-name="ce419">
            <text:p><text:s text:c="3"/>4,266</text:p>
          </table:table-cell>
          <table:table-cell office:value-type="float" office:value="11220" table:style-name="ce419">
            <text:p><text:s text:c="3"/>11,220</text:p>
          </table:table-cell>
          <table:table-cell office:value-type="float" office:value="5683" table:style-name="ce419">
            <text:p><text:s text:c="3"/>5,683</text:p>
          </table:table-cell>
          <table:table-cell office:value-type="float" office:value="5537" table:style-name="ce420">
            <text:p><text:s text:c="3"/>5,537</text:p>
          </table:table-cell>
          <table:table-cell table:number-columns-repeated="16379"/>
        </table:table-row>
        <table:table-row table:style-name="ro4">
          <table:table-cell office:value-type="string" table:style-name="ce421">
            <text:p>新化區</text:p>
          </table:table-cell>
          <table:table-cell office:value-type="float" office:value="14401" table:style-name="ce422">
            <text:p><text:s text:c="3"/>14,401</text:p>
          </table:table-cell>
          <table:table-cell office:value-type="float" office:value="43710" table:style-name="ce422">
            <text:p><text:s text:c="3"/>43,710</text:p>
          </table:table-cell>
          <table:table-cell office:value-type="float" office:value="22257" table:style-name="ce422">
            <text:p><text:s text:c="3"/>22,257</text:p>
          </table:table-cell>
          <table:table-cell office:value-type="float" office:value="21453" table:style-name="ce423">
            <text:p><text:s text:c="3"/>21,453</text:p>
          </table:table-cell>
          <table:table-cell table:number-columns-repeated="16379"/>
        </table:table-row>
        <table:table-row table:style-name="ro4">
          <table:table-cell office:value-type="string" table:style-name="ce424">
            <text:p>善化區</text:p>
          </table:table-cell>
          <table:table-cell office:value-type="float" office:value="17476" table:style-name="ce425">
            <text:p><text:s text:c="3"/>17,476</text:p>
          </table:table-cell>
          <table:table-cell office:value-type="float" office:value="48044" table:style-name="ce425">
            <text:p><text:s text:c="3"/>48,044</text:p>
          </table:table-cell>
          <table:table-cell office:value-type="float" office:value="24183" table:style-name="ce425">
            <text:p><text:s text:c="3"/>24,183</text:p>
          </table:table-cell>
          <table:table-cell office:value-type="float" office:value="23861" table:style-name="ce426">
            <text:p><text:s text:c="3"/>23,861</text:p>
          </table:table-cell>
          <table:table-cell table:number-columns-repeated="16379"/>
        </table:table-row>
        <table:table-row table:style-name="ro4">
          <table:table-cell office:value-type="string" table:style-name="ce427">
            <text:p>新市區</text:p>
          </table:table-cell>
          <table:table-cell office:value-type="float" office:value="12155" table:style-name="ce428">
            <text:p><text:s text:c="3"/>12,155</text:p>
          </table:table-cell>
          <table:table-cell office:value-type="float" office:value="36363" table:style-name="ce428">
            <text:p><text:s text:c="3"/>36,363</text:p>
          </table:table-cell>
          <table:table-cell office:value-type="float" office:value="18272" table:style-name="ce428">
            <text:p><text:s text:c="3"/>18,272</text:p>
          </table:table-cell>
          <table:table-cell office:value-type="float" office:value="18091" table:style-name="ce429">
            <text:p><text:s text:c="3"/>18,091</text:p>
          </table:table-cell>
          <table:table-cell table:number-columns-repeated="16379"/>
        </table:table-row>
        <table:table-row table:style-name="ro4">
          <table:table-cell office:value-type="string" table:style-name="ce430">
            <text:p>安定區</text:p>
          </table:table-cell>
          <table:table-cell office:value-type="float" office:value="10049" table:style-name="ce431">
            <text:p><text:s text:c="3"/>10,049</text:p>
          </table:table-cell>
          <table:table-cell office:value-type="float" office:value="30529" table:style-name="ce431">
            <text:p><text:s text:c="3"/>30,529</text:p>
          </table:table-cell>
          <table:table-cell office:value-type="float" office:value="15662" table:style-name="ce431">
            <text:p><text:s text:c="3"/>15,662</text:p>
          </table:table-cell>
          <table:table-cell office:value-type="float" office:value="14867" table:style-name="ce432">
            <text:p><text:s text:c="3"/>14,867</text:p>
          </table:table-cell>
          <table:table-cell table:number-columns-repeated="16379"/>
        </table:table-row>
        <table:table-row table:style-name="ro4">
          <table:table-cell office:value-type="string" table:style-name="ce433">
            <text:p>山上區</text:p>
          </table:table-cell>
          <table:table-cell office:value-type="float" office:value="2704" table:style-name="ce434">
            <text:p><text:s text:c="3"/>2,704</text:p>
          </table:table-cell>
          <table:table-cell office:value-type="float" office:value="7329" table:style-name="ce434">
            <text:p><text:s text:c="3"/>7,329</text:p>
          </table:table-cell>
          <table:table-cell office:value-type="float" office:value="3840" table:style-name="ce434">
            <text:p><text:s text:c="3"/>3,840</text:p>
          </table:table-cell>
          <table:table-cell office:value-type="float" office:value="3489" table:style-name="ce435">
            <text:p><text:s text:c="3"/>3,489</text:p>
          </table:table-cell>
          <table:table-cell table:number-columns-repeated="16379"/>
        </table:table-row>
        <table:table-row table:style-name="ro4">
          <table:table-cell office:value-type="string" table:style-name="ce436">
            <text:p>玉井區</text:p>
          </table:table-cell>
          <table:table-cell office:value-type="float" office:value="5149" table:style-name="ce437">
            <text:p><text:s text:c="3"/>5,149</text:p>
          </table:table-cell>
          <table:table-cell office:value-type="float" office:value="14178" table:style-name="ce437">
            <text:p><text:s text:c="3"/>14,178</text:p>
          </table:table-cell>
          <table:table-cell office:value-type="float" office:value="7342" table:style-name="ce437">
            <text:p><text:s text:c="3"/>7,342</text:p>
          </table:table-cell>
          <table:table-cell office:value-type="float" office:value="6836" table:style-name="ce438">
            <text:p><text:s text:c="3"/>6,836</text:p>
          </table:table-cell>
          <table:table-cell table:number-columns-repeated="16379"/>
        </table:table-row>
        <table:table-row table:style-name="ro4">
          <table:table-cell office:value-type="string" table:style-name="ce439">
            <text:p>楠西區</text:p>
          </table:table-cell>
          <table:table-cell office:value-type="float" office:value="3520" table:style-name="ce440">
            <text:p><text:s text:c="3"/>3,520</text:p>
          </table:table-cell>
          <table:table-cell office:value-type="float" office:value="9785" table:style-name="ce440">
            <text:p><text:s text:c="3"/>9,785</text:p>
          </table:table-cell>
          <table:table-cell office:value-type="float" office:value="5178" table:style-name="ce440">
            <text:p><text:s text:c="3"/>5,178</text:p>
          </table:table-cell>
          <table:table-cell office:value-type="float" office:value="4607" table:style-name="ce441">
            <text:p><text:s text:c="3"/>4,607</text:p>
          </table:table-cell>
          <table:table-cell table:number-columns-repeated="16379"/>
        </table:table-row>
        <table:table-row table:style-name="ro4">
          <table:table-cell office:value-type="string" table:style-name="ce442">
            <text:p>南化區</text:p>
          </table:table-cell>
          <table:table-cell office:value-type="float" office:value="2869" table:style-name="ce443">
            <text:p><text:s text:c="3"/>2,869</text:p>
          </table:table-cell>
          <table:table-cell office:value-type="float" office:value="8779" table:style-name="ce443">
            <text:p><text:s text:c="3"/>8,779</text:p>
          </table:table-cell>
          <table:table-cell office:value-type="float" office:value="4741" table:style-name="ce443">
            <text:p><text:s text:c="3"/>4,741</text:p>
          </table:table-cell>
          <table:table-cell office:value-type="float" office:value="4038" table:style-name="ce444">
            <text:p><text:s text:c="3"/>4,038</text:p>
          </table:table-cell>
          <table:table-cell table:number-columns-repeated="16379"/>
        </table:table-row>
        <table:table-row table:style-name="ro4">
          <table:table-cell office:value-type="string" table:style-name="ce445">
            <text:p>左鎮區</text:p>
          </table:table-cell>
          <table:table-cell office:value-type="float" office:value="1976" table:style-name="ce446">
            <text:p><text:s text:c="3"/>1,976</text:p>
          </table:table-cell>
          <table:table-cell office:value-type="float" office:value="4906" table:style-name="ce446">
            <text:p><text:s text:c="3"/>4,906</text:p>
          </table:table-cell>
          <table:table-cell office:value-type="float" office:value="2756" table:style-name="ce446">
            <text:p><text:s text:c="3"/>2,756</text:p>
          </table:table-cell>
          <table:table-cell office:value-type="float" office:value="2150" table:style-name="ce447">
            <text:p><text:s text:c="3"/>2,150</text:p>
          </table:table-cell>
          <table:table-cell table:number-columns-repeated="16379"/>
        </table:table-row>
        <table:table-row table:style-name="ro4">
          <table:table-cell office:value-type="string" table:style-name="ce448">
            <text:p>仁德區</text:p>
          </table:table-cell>
          <table:table-cell office:value-type="float" office:value="27522" table:style-name="ce449">
            <text:p><text:s text:c="3"/>27,522</text:p>
          </table:table-cell>
          <table:table-cell office:value-type="float" office:value="75224" table:style-name="ce449">
            <text:p><text:s text:c="3"/>75,224</text:p>
          </table:table-cell>
          <table:table-cell office:value-type="float" office:value="38125" table:style-name="ce449">
            <text:p><text:s text:c="3"/>38,125</text:p>
          </table:table-cell>
          <table:table-cell office:value-type="float" office:value="37099" table:style-name="ce450">
            <text:p><text:s text:c="3"/>37,099</text:p>
          </table:table-cell>
          <table:table-cell table:number-columns-repeated="16379"/>
        </table:table-row>
        <table:table-row table:style-name="ro4">
          <table:table-cell office:value-type="string" table:style-name="ce451">
            <text:p>歸仁區</text:p>
          </table:table-cell>
          <table:table-cell office:value-type="float" office:value="22619" table:style-name="ce452">
            <text:p><text:s text:c="3"/>22,619</text:p>
          </table:table-cell>
          <table:table-cell office:value-type="float" office:value="68412" table:style-name="ce452">
            <text:p><text:s text:c="3"/>68,412</text:p>
          </table:table-cell>
          <table:table-cell office:value-type="float" office:value="34765" table:style-name="ce452">
            <text:p><text:s text:c="3"/>34,765</text:p>
          </table:table-cell>
          <table:table-cell office:value-type="float" office:value="33647" table:style-name="ce453">
            <text:p><text:s text:c="3"/>33,647</text:p>
          </table:table-cell>
          <table:table-cell table:number-columns-repeated="16379"/>
        </table:table-row>
        <table:table-row table:style-name="ro4">
          <table:table-cell office:value-type="string" table:style-name="ce454">
            <text:p>關廟區</text:p>
          </table:table-cell>
          <table:table-cell office:value-type="float" office:value="11087" table:style-name="ce455">
            <text:p><text:s text:c="3"/>11,087</text:p>
          </table:table-cell>
          <table:table-cell office:value-type="float" office:value="34434" table:style-name="ce455">
            <text:p><text:s text:c="3"/>34,434</text:p>
          </table:table-cell>
          <table:table-cell office:value-type="float" office:value="17775" table:style-name="ce455">
            <text:p><text:s text:c="3"/>17,775</text:p>
          </table:table-cell>
          <table:table-cell office:value-type="float" office:value="16659" table:style-name="ce456">
            <text:p><text:s text:c="3"/>16,659</text:p>
          </table:table-cell>
          <table:table-cell table:number-columns-repeated="16379"/>
        </table:table-row>
        <table:table-row table:style-name="ro4">
          <table:table-cell office:value-type="string" table:style-name="ce457">
            <text:p>龍崎區</text:p>
          </table:table-cell>
          <table:table-cell office:value-type="float" office:value="1539" table:style-name="ce458">
            <text:p><text:s text:c="3"/>1,539</text:p>
          </table:table-cell>
          <table:table-cell office:value-type="float" office:value="4061" table:style-name="ce458">
            <text:p><text:s text:c="3"/>4,061</text:p>
          </table:table-cell>
          <table:table-cell office:value-type="float" office:value="2170" table:style-name="ce458">
            <text:p><text:s text:c="3"/>2,170</text:p>
          </table:table-cell>
          <table:table-cell office:value-type="float" office:value="1891" table:style-name="ce459">
            <text:p><text:s text:c="3"/>1,891</text:p>
          </table:table-cell>
          <table:table-cell table:number-columns-repeated="16379"/>
        </table:table-row>
        <table:table-row table:style-name="ro4">
          <table:table-cell office:value-type="string" table:style-name="ce460">
            <text:p>永康區</text:p>
          </table:table-cell>
          <table:table-cell office:value-type="float" office:value="83620" table:style-name="ce461">
            <text:p><text:s text:c="3"/>83,620</text:p>
          </table:table-cell>
          <table:table-cell office:value-type="float" office:value="233248" table:style-name="ce461">
            <text:p><text:s text:c="3"/>233,248</text:p>
          </table:table-cell>
          <table:table-cell office:value-type="float" office:value="114955" table:style-name="ce461">
            <text:p><text:s text:c="3"/>114,955</text:p>
          </table:table-cell>
          <table:table-cell office:value-type="float" office:value="118293" table:style-name="ce462">
            <text:p><text:s text:c="3"/>118,293</text:p>
          </table:table-cell>
          <table:table-cell table:number-columns-repeated="16379"/>
        </table:table-row>
        <table:table-row table:style-name="ro4">
          <table:table-cell office:value-type="string" table:style-name="ce463">
            <text:p>東　區</text:p>
          </table:table-cell>
          <table:table-cell office:value-type="float" office:value="71846" table:style-name="ce464">
            <text:p><text:s text:c="3"/>71,846</text:p>
          </table:table-cell>
          <table:table-cell office:value-type="float" office:value="187262" table:style-name="ce464">
            <text:p><text:s text:c="3"/>187,262</text:p>
          </table:table-cell>
          <table:table-cell office:value-type="float" office:value="89822" table:style-name="ce464">
            <text:p><text:s text:c="3"/>89,822</text:p>
          </table:table-cell>
          <table:table-cell office:value-type="float" office:value="97440" table:style-name="ce465">
            <text:p><text:s text:c="3"/>97,440</text:p>
          </table:table-cell>
          <table:table-cell table:number-columns-repeated="16379"/>
        </table:table-row>
        <table:table-row table:style-name="ro4">
          <table:table-cell office:value-type="string" table:style-name="ce466">
            <text:p>南　區</text:p>
          </table:table-cell>
          <table:table-cell office:value-type="float" office:value="45521" table:style-name="ce467">
            <text:p><text:s text:c="3"/>45,521</text:p>
          </table:table-cell>
          <table:table-cell office:value-type="float" office:value="125646" table:style-name="ce467">
            <text:p><text:s text:c="3"/>125,646</text:p>
          </table:table-cell>
          <table:table-cell office:value-type="float" office:value="62231" table:style-name="ce467">
            <text:p><text:s text:c="3"/>62,231</text:p>
          </table:table-cell>
          <table:table-cell office:value-type="float" office:value="63415" table:style-name="ce468">
            <text:p><text:s text:c="3"/>63,415</text:p>
          </table:table-cell>
          <table:table-cell table:number-columns-repeated="16379"/>
        </table:table-row>
        <table:table-row table:style-name="ro4">
          <table:table-cell office:value-type="string" table:style-name="ce469">
            <text:p>北　區</text:p>
          </table:table-cell>
          <table:table-cell office:value-type="float" office:value="50704" table:style-name="ce470">
            <text:p><text:s text:c="3"/>50,704</text:p>
          </table:table-cell>
          <table:table-cell office:value-type="float" office:value="132761" table:style-name="ce470">
            <text:p><text:s text:c="3"/>132,761</text:p>
          </table:table-cell>
          <table:table-cell office:value-type="float" office:value="64640" table:style-name="ce470">
            <text:p><text:s text:c="3"/>64,640</text:p>
          </table:table-cell>
          <table:table-cell office:value-type="float" office:value="68121" table:style-name="ce471">
            <text:p><text:s text:c="3"/>68,121</text:p>
          </table:table-cell>
          <table:table-cell table:number-columns-repeated="16379"/>
        </table:table-row>
        <table:table-row table:style-name="ro4">
          <table:table-cell office:value-type="string" table:style-name="ce472">
            <text:p>安南區</text:p>
          </table:table-cell>
          <table:table-cell office:value-type="float" office:value="62470" table:style-name="ce473">
            <text:p><text:s text:c="3"/>62,470</text:p>
          </table:table-cell>
          <table:table-cell office:value-type="float" office:value="191821" table:style-name="ce473">
            <text:p><text:s text:c="3"/>191,821</text:p>
          </table:table-cell>
          <table:table-cell office:value-type="float" office:value="96709" table:style-name="ce473">
            <text:p><text:s text:c="3"/>96,709</text:p>
          </table:table-cell>
          <table:table-cell office:value-type="float" office:value="95112" table:style-name="ce474">
            <text:p><text:s text:c="3"/>95,112</text:p>
          </table:table-cell>
          <table:table-cell table:number-columns-repeated="16379"/>
        </table:table-row>
        <table:table-row table:style-name="ro4">
          <table:table-cell office:value-type="string" table:style-name="ce475">
            <text:p>安平區</text:p>
          </table:table-cell>
          <table:table-cell office:value-type="float" office:value="25416" table:style-name="ce476">
            <text:p><text:s text:c="3"/>25,416</text:p>
          </table:table-cell>
          <table:table-cell office:value-type="float" office:value="66107" table:style-name="ce476">
            <text:p><text:s text:c="3"/>66,107</text:p>
          </table:table-cell>
          <table:table-cell office:value-type="float" office:value="31372" table:style-name="ce476">
            <text:p><text:s text:c="3"/>31,372</text:p>
          </table:table-cell>
          <table:table-cell office:value-type="float" office:value="34735" table:style-name="ce477">
            <text:p><text:s text:c="3"/>34,735</text:p>
          </table:table-cell>
          <table:table-cell table:number-columns-repeated="16379"/>
        </table:table-row>
        <table:table-row table:style-name="ro4">
          <table:table-cell office:value-type="string" table:style-name="ce478">
            <text:p>中西區</text:p>
          </table:table-cell>
          <table:table-cell office:value-type="float" office:value="31012" table:style-name="ce479">
            <text:p><text:s text:c="3"/>31,012</text:p>
          </table:table-cell>
          <table:table-cell office:value-type="float" office:value="77400" table:style-name="ce479">
            <text:p><text:s text:c="3"/>77,400</text:p>
          </table:table-cell>
          <table:table-cell office:value-type="float" office:value="37553" table:style-name="ce479">
            <text:p><text:s text:c="3"/>37,553</text:p>
          </table:table-cell>
          <table:table-cell office:value-type="float" office:value="39847" table:style-name="ce480">
            <text:p><text:s text:c="3"/>39,847</text:p>
          </table:table-cell>
          <table:table-cell table:number-columns-repeated="16379"/>
        </table:table-row>
        <table:table-row table:number-rows-repeated="1048535" table:style-name="ro7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481">
            <text:p>高雄市</text:p>
          </table:table-cell>
          <table:table-cell office:value-type="float" office:value="1087963" table:style-name="ce482">
            <text:p><text:s text:c="3"/>1,087,963</text:p>
          </table:table-cell>
          <table:table-cell office:value-type="float" office:value="2777873" table:style-name="ce482">
            <text:p><text:s text:c="3"/>2,777,873</text:p>
          </table:table-cell>
          <table:table-cell office:value-type="float" office:value="1376936" table:style-name="ce482">
            <text:p><text:s text:c="3"/>1,376,936</text:p>
          </table:table-cell>
          <table:table-cell office:value-type="float" office:value="1400937" table:style-name="ce483">
            <text:p><text:s text:c="3"/>1,400,937</text:p>
          </table:table-cell>
          <table:table-cell table:number-columns-repeated="16379"/>
        </table:table-row>
        <table:table-row table:style-name="ro4">
          <table:table-cell office:value-type="string" table:style-name="ce484">
            <text:p>鹽埕區</text:p>
          </table:table-cell>
          <table:table-cell office:value-type="float" office:value="10796" table:style-name="ce485">
            <text:p><text:s text:c="3"/>10,796</text:p>
          </table:table-cell>
          <table:table-cell office:value-type="float" office:value="24413" table:style-name="ce485">
            <text:p><text:s text:c="3"/>24,413</text:p>
          </table:table-cell>
          <table:table-cell office:value-type="float" office:value="12084" table:style-name="ce485">
            <text:p><text:s text:c="3"/>12,084</text:p>
          </table:table-cell>
          <table:table-cell office:value-type="float" office:value="12329" table:style-name="ce486">
            <text:p><text:s text:c="3"/>12,329</text:p>
          </table:table-cell>
          <table:table-cell table:number-columns-repeated="16379"/>
        </table:table-row>
        <table:table-row table:style-name="ro4">
          <table:table-cell office:value-type="string" table:style-name="ce487">
            <text:p>鼓山區</text:p>
          </table:table-cell>
          <table:table-cell office:value-type="float" office:value="57645" table:style-name="ce488">
            <text:p><text:s text:c="3"/>57,645</text:p>
          </table:table-cell>
          <table:table-cell office:value-type="float" office:value="138537" table:style-name="ce488">
            <text:p><text:s text:c="3"/>138,537</text:p>
          </table:table-cell>
          <table:table-cell office:value-type="float" office:value="66934" table:style-name="ce488">
            <text:p><text:s text:c="3"/>66,934</text:p>
          </table:table-cell>
          <table:table-cell office:value-type="float" office:value="71603" table:style-name="ce489">
            <text:p><text:s text:c="3"/>71,603</text:p>
          </table:table-cell>
          <table:table-cell table:number-columns-repeated="16379"/>
        </table:table-row>
        <table:table-row table:style-name="ro4">
          <table:table-cell office:value-type="string" table:style-name="ce490">
            <text:p>左營區</text:p>
          </table:table-cell>
          <table:table-cell office:value-type="float" office:value="78733" table:style-name="ce491">
            <text:p><text:s text:c="3"/>78,733</text:p>
          </table:table-cell>
          <table:table-cell office:value-type="float" office:value="197072" table:style-name="ce491">
            <text:p><text:s text:c="3"/>197,072</text:p>
          </table:table-cell>
          <table:table-cell office:value-type="float" office:value="94818" table:style-name="ce491">
            <text:p><text:s text:c="3"/>94,818</text:p>
          </table:table-cell>
          <table:table-cell office:value-type="float" office:value="102254" table:style-name="ce492">
            <text:p><text:s text:c="3"/>102,254</text:p>
          </table:table-cell>
          <table:table-cell table:number-columns-repeated="16379"/>
        </table:table-row>
        <table:table-row table:style-name="ro4">
          <table:table-cell office:value-type="string" table:style-name="ce493">
            <text:p>楠梓區</text:p>
          </table:table-cell>
          <table:table-cell office:value-type="float" office:value="69730" table:style-name="ce494">
            <text:p><text:s text:c="3"/>69,730</text:p>
          </table:table-cell>
          <table:table-cell office:value-type="float" office:value="182905" table:style-name="ce494">
            <text:p><text:s text:c="3"/>182,905</text:p>
          </table:table-cell>
          <table:table-cell office:value-type="float" office:value="89926" table:style-name="ce494">
            <text:p><text:s text:c="3"/>89,926</text:p>
          </table:table-cell>
          <table:table-cell office:value-type="float" office:value="92979" table:style-name="ce495">
            <text:p><text:s text:c="3"/>92,979</text:p>
          </table:table-cell>
          <table:table-cell table:number-columns-repeated="16379"/>
        </table:table-row>
        <table:table-row table:style-name="ro4">
          <table:table-cell office:value-type="string" table:style-name="ce496">
            <text:p>三民區</text:p>
          </table:table-cell>
          <table:table-cell office:value-type="float" office:value="136557" table:style-name="ce497">
            <text:p><text:s text:c="3"/>136,557</text:p>
          </table:table-cell>
          <table:table-cell office:value-type="float" office:value="344265" table:style-name="ce497">
            <text:p><text:s text:c="3"/>344,265</text:p>
          </table:table-cell>
          <table:table-cell office:value-type="float" office:value="166670" table:style-name="ce497">
            <text:p><text:s text:c="3"/>166,670</text:p>
          </table:table-cell>
          <table:table-cell office:value-type="float" office:value="177595" table:style-name="ce498">
            <text:p><text:s text:c="3"/>177,595</text:p>
          </table:table-cell>
          <table:table-cell table:number-columns-repeated="16379"/>
        </table:table-row>
        <table:table-row table:style-name="ro4">
          <table:table-cell office:value-type="string" table:style-name="ce499">
            <text:p>新興區</text:p>
          </table:table-cell>
          <table:table-cell office:value-type="float" office:value="22714" table:style-name="ce500">
            <text:p><text:s text:c="3"/>22,714</text:p>
          </table:table-cell>
          <table:table-cell office:value-type="float" office:value="51166" table:style-name="ce500">
            <text:p><text:s text:c="3"/>51,166</text:p>
          </table:table-cell>
          <table:table-cell office:value-type="float" office:value="24625" table:style-name="ce500">
            <text:p><text:s text:c="3"/>24,625</text:p>
          </table:table-cell>
          <table:table-cell office:value-type="float" office:value="26541" table:style-name="ce501">
            <text:p><text:s text:c="3"/>26,541</text:p>
          </table:table-cell>
          <table:table-cell table:number-columns-repeated="16379"/>
        </table:table-row>
        <table:table-row table:style-name="ro4">
          <table:table-cell office:value-type="string" table:style-name="ce502">
            <text:p>前金區</text:p>
          </table:table-cell>
          <table:table-cell office:value-type="float" office:value="12617" table:style-name="ce503">
            <text:p><text:s text:c="3"/>12,617</text:p>
          </table:table-cell>
          <table:table-cell office:value-type="float" office:value="27126" table:style-name="ce503">
            <text:p><text:s text:c="3"/>27,126</text:p>
          </table:table-cell>
          <table:table-cell office:value-type="float" office:value="12976" table:style-name="ce503">
            <text:p><text:s text:c="3"/>12,976</text:p>
          </table:table-cell>
          <table:table-cell office:value-type="float" office:value="14150" table:style-name="ce504">
            <text:p><text:s text:c="3"/>14,150</text:p>
          </table:table-cell>
          <table:table-cell table:number-columns-repeated="16379"/>
        </table:table-row>
        <table:table-row table:style-name="ro4">
          <table:table-cell office:value-type="string" table:style-name="ce505">
            <text:p>苓雅區</text:p>
          </table:table-cell>
          <table:table-cell office:value-type="float" office:value="72112" table:style-name="ce506">
            <text:p><text:s text:c="3"/>72,112</text:p>
          </table:table-cell>
          <table:table-cell office:value-type="float" office:value="171751" table:style-name="ce506">
            <text:p><text:s text:c="3"/>171,751</text:p>
          </table:table-cell>
          <table:table-cell office:value-type="float" office:value="82761" table:style-name="ce506">
            <text:p><text:s text:c="3"/>82,761</text:p>
          </table:table-cell>
          <table:table-cell office:value-type="float" office:value="88990" table:style-name="ce507">
            <text:p><text:s text:c="3"/>88,990</text:p>
          </table:table-cell>
          <table:table-cell table:number-columns-repeated="16379"/>
        </table:table-row>
        <table:table-row table:style-name="ro4">
          <table:table-cell office:value-type="string" table:style-name="ce508">
            <text:p>前鎮區</text:p>
          </table:table-cell>
          <table:table-cell office:value-type="float" office:value="78652" table:style-name="ce509">
            <text:p><text:s text:c="3"/>78,652</text:p>
          </table:table-cell>
          <table:table-cell office:value-type="float" office:value="190458" table:style-name="ce509">
            <text:p><text:s text:c="3"/>190,458</text:p>
          </table:table-cell>
          <table:table-cell office:value-type="float" office:value="93660" table:style-name="ce509">
            <text:p><text:s text:c="3"/>93,660</text:p>
          </table:table-cell>
          <table:table-cell office:value-type="float" office:value="96798" table:style-name="ce510">
            <text:p><text:s text:c="3"/>96,798</text:p>
          </table:table-cell>
          <table:table-cell table:number-columns-repeated="16379"/>
        </table:table-row>
        <table:table-row table:style-name="ro4">
          <table:table-cell office:value-type="string" table:style-name="ce511">
            <text:p>旗津區</text:p>
          </table:table-cell>
          <table:table-cell office:value-type="float" office:value="11126" table:style-name="ce512">
            <text:p><text:s text:c="3"/>11,126</text:p>
          </table:table-cell>
          <table:table-cell office:value-type="float" office:value="28781" table:style-name="ce512">
            <text:p><text:s text:c="3"/>28,781</text:p>
          </table:table-cell>
          <table:table-cell office:value-type="float" office:value="14856" table:style-name="ce512">
            <text:p><text:s text:c="3"/>14,856</text:p>
          </table:table-cell>
          <table:table-cell office:value-type="float" office:value="13925" table:style-name="ce513">
            <text:p><text:s text:c="3"/>13,925</text:p>
          </table:table-cell>
          <table:table-cell table:number-columns-repeated="16379"/>
        </table:table-row>
        <table:table-row table:style-name="ro4">
          <table:table-cell office:value-type="string" table:style-name="ce514">
            <text:p>小港區</text:p>
          </table:table-cell>
          <table:table-cell office:value-type="float" office:value="67742" table:style-name="ce515">
            <text:p><text:s text:c="3"/>67,742</text:p>
          </table:table-cell>
          <table:table-cell office:value-type="float" office:value="157274" table:style-name="ce515">
            <text:p><text:s text:c="3"/>157,274</text:p>
          </table:table-cell>
          <table:table-cell office:value-type="float" office:value="78165" table:style-name="ce515">
            <text:p><text:s text:c="3"/>78,165</text:p>
          </table:table-cell>
          <table:table-cell office:value-type="float" office:value="79109" table:style-name="ce516">
            <text:p><text:s text:c="3"/>79,109</text:p>
          </table:table-cell>
          <table:table-cell table:number-columns-repeated="16379"/>
        </table:table-row>
        <table:table-row table:style-name="ro4">
          <table:table-cell office:value-type="string" table:style-name="ce517">
            <text:p>鳳山區</text:p>
          </table:table-cell>
          <table:table-cell office:value-type="float" office:value="139997" table:style-name="ce518">
            <text:p><text:s text:c="3"/>139,997</text:p>
          </table:table-cell>
          <table:table-cell office:value-type="float" office:value="358708" table:style-name="ce518">
            <text:p><text:s text:c="3"/>358,708</text:p>
          </table:table-cell>
          <table:table-cell office:value-type="float" office:value="175977" table:style-name="ce518">
            <text:p><text:s text:c="3"/>175,977</text:p>
          </table:table-cell>
          <table:table-cell office:value-type="float" office:value="182731" table:style-name="ce519">
            <text:p><text:s text:c="3"/>182,731</text:p>
          </table:table-cell>
          <table:table-cell table:number-columns-repeated="16379"/>
        </table:table-row>
        <table:table-row table:style-name="ro4">
          <table:table-cell office:value-type="string" table:style-name="ce520">
            <text:p>林園區</text:p>
          </table:table-cell>
          <table:table-cell office:value-type="float" office:value="25819" table:style-name="ce521">
            <text:p><text:s text:c="3"/>25,819</text:p>
          </table:table-cell>
          <table:table-cell office:value-type="float" office:value="70027" table:style-name="ce521">
            <text:p><text:s text:c="3"/>70,027</text:p>
          </table:table-cell>
          <table:table-cell office:value-type="float" office:value="35436" table:style-name="ce521">
            <text:p><text:s text:c="3"/>35,436</text:p>
          </table:table-cell>
          <table:table-cell office:value-type="float" office:value="34591" table:style-name="ce522">
            <text:p><text:s text:c="3"/>34,591</text:p>
          </table:table-cell>
          <table:table-cell table:number-columns-repeated="16379"/>
        </table:table-row>
        <table:table-row table:style-name="ro4">
          <table:table-cell office:value-type="string" table:style-name="ce523">
            <text:p>大寮區</text:p>
          </table:table-cell>
          <table:table-cell office:value-type="float" office:value="42098" table:style-name="ce524">
            <text:p><text:s text:c="3"/>42,098</text:p>
          </table:table-cell>
          <table:table-cell office:value-type="float" office:value="112324" table:style-name="ce524">
            <text:p><text:s text:c="3"/>112,324</text:p>
          </table:table-cell>
          <table:table-cell office:value-type="float" office:value="57530" table:style-name="ce524">
            <text:p><text:s text:c="3"/>57,530</text:p>
          </table:table-cell>
          <table:table-cell office:value-type="float" office:value="54794" table:style-name="ce525">
            <text:p><text:s text:c="3"/>54,794</text:p>
          </table:table-cell>
          <table:table-cell table:number-columns-repeated="16379"/>
        </table:table-row>
        <table:table-row table:style-name="ro4">
          <table:table-cell office:value-type="string" table:style-name="ce526">
            <text:p>大樹區</text:p>
          </table:table-cell>
          <table:table-cell office:value-type="float" office:value="13595" table:style-name="ce527">
            <text:p><text:s text:c="3"/>13,595</text:p>
          </table:table-cell>
          <table:table-cell office:value-type="float" office:value="42850" table:style-name="ce527">
            <text:p><text:s text:c="3"/>42,850</text:p>
          </table:table-cell>
          <table:table-cell office:value-type="float" office:value="21978" table:style-name="ce527">
            <text:p><text:s text:c="3"/>21,978</text:p>
          </table:table-cell>
          <table:table-cell office:value-type="float" office:value="20872" table:style-name="ce528">
            <text:p><text:s text:c="3"/>20,872</text:p>
          </table:table-cell>
          <table:table-cell table:number-columns-repeated="16379"/>
        </table:table-row>
        <table:table-row table:style-name="ro4">
          <table:table-cell office:value-type="string" table:style-name="ce529">
            <text:p>大社區</text:p>
          </table:table-cell>
          <table:table-cell office:value-type="float" office:value="12926" table:style-name="ce530">
            <text:p><text:s text:c="3"/>12,926</text:p>
          </table:table-cell>
          <table:table-cell office:value-type="float" office:value="34537" table:style-name="ce530">
            <text:p><text:s text:c="3"/>34,537</text:p>
          </table:table-cell>
          <table:table-cell office:value-type="float" office:value="17560" table:style-name="ce530">
            <text:p><text:s text:c="3"/>17,560</text:p>
          </table:table-cell>
          <table:table-cell office:value-type="float" office:value="16977" table:style-name="ce531">
            <text:p><text:s text:c="3"/>16,977</text:p>
          </table:table-cell>
          <table:table-cell table:number-columns-repeated="16379"/>
        </table:table-row>
        <table:table-row table:style-name="ro4">
          <table:table-cell office:value-type="string" table:style-name="ce532">
            <text:p>仁武區</text:p>
          </table:table-cell>
          <table:table-cell office:value-type="float" office:value="32597" table:style-name="ce533">
            <text:p><text:s text:c="3"/>32,597</text:p>
          </table:table-cell>
          <table:table-cell office:value-type="float" office:value="85101" table:style-name="ce533">
            <text:p><text:s text:c="3"/>85,101</text:p>
          </table:table-cell>
          <table:table-cell office:value-type="float" office:value="43253" table:style-name="ce533">
            <text:p><text:s text:c="3"/>43,253</text:p>
          </table:table-cell>
          <table:table-cell office:value-type="float" office:value="41848" table:style-name="ce534">
            <text:p><text:s text:c="3"/>41,848</text:p>
          </table:table-cell>
          <table:table-cell table:number-columns-repeated="16379"/>
        </table:table-row>
        <table:table-row table:style-name="ro4">
          <table:table-cell office:value-type="string" table:style-name="ce535">
            <text:p>鳥松區</text:p>
          </table:table-cell>
          <table:table-cell office:value-type="float" office:value="18215" table:style-name="ce536">
            <text:p><text:s text:c="3"/>18,215</text:p>
          </table:table-cell>
          <table:table-cell office:value-type="float" office:value="44293" table:style-name="ce536">
            <text:p><text:s text:c="3"/>44,293</text:p>
          </table:table-cell>
          <table:table-cell office:value-type="float" office:value="22468" table:style-name="ce536">
            <text:p><text:s text:c="3"/>22,468</text:p>
          </table:table-cell>
          <table:table-cell office:value-type="float" office:value="21825" table:style-name="ce537">
            <text:p><text:s text:c="3"/>21,825</text:p>
          </table:table-cell>
          <table:table-cell table:number-columns-repeated="16379"/>
        </table:table-row>
        <table:table-row table:style-name="ro4">
          <table:table-cell office:value-type="string" table:style-name="ce538">
            <text:p>岡山區</text:p>
          </table:table-cell>
          <table:table-cell office:value-type="float" office:value="34888" table:style-name="ce539">
            <text:p><text:s text:c="3"/>34,888</text:p>
          </table:table-cell>
          <table:table-cell office:value-type="float" office:value="97439" table:style-name="ce539">
            <text:p><text:s text:c="3"/>97,439</text:p>
          </table:table-cell>
          <table:table-cell office:value-type="float" office:value="48412" table:style-name="ce539">
            <text:p><text:s text:c="3"/>48,412</text:p>
          </table:table-cell>
          <table:table-cell office:value-type="float" office:value="49027" table:style-name="ce540">
            <text:p><text:s text:c="3"/>49,027</text:p>
          </table:table-cell>
          <table:table-cell table:number-columns-repeated="16379"/>
        </table:table-row>
        <table:table-row table:style-name="ro4">
          <table:table-cell office:value-type="string" table:style-name="ce541">
            <text:p>橋頭區</text:p>
          </table:table-cell>
          <table:table-cell office:value-type="float" office:value="13574" table:style-name="ce542">
            <text:p><text:s text:c="3"/>13,574</text:p>
          </table:table-cell>
          <table:table-cell office:value-type="float" office:value="37590" table:style-name="ce542">
            <text:p><text:s text:c="3"/>37,590</text:p>
          </table:table-cell>
          <table:table-cell office:value-type="float" office:value="19068" table:style-name="ce542">
            <text:p><text:s text:c="3"/>19,068</text:p>
          </table:table-cell>
          <table:table-cell office:value-type="float" office:value="18522" table:style-name="ce543">
            <text:p><text:s text:c="3"/>18,522</text:p>
          </table:table-cell>
          <table:table-cell table:number-columns-repeated="16379"/>
        </table:table-row>
        <table:table-row table:style-name="ro4">
          <table:table-cell office:value-type="string" table:style-name="ce544">
            <text:p>燕巢區</text:p>
          </table:table-cell>
          <table:table-cell office:value-type="float" office:value="10503" table:style-name="ce545">
            <text:p><text:s text:c="3"/>10,503</text:p>
          </table:table-cell>
          <table:table-cell office:value-type="float" office:value="29888" table:style-name="ce545">
            <text:p><text:s text:c="3"/>29,888</text:p>
          </table:table-cell>
          <table:table-cell office:value-type="float" office:value="15777" table:style-name="ce545">
            <text:p><text:s text:c="3"/>15,777</text:p>
          </table:table-cell>
          <table:table-cell office:value-type="float" office:value="14111" table:style-name="ce546">
            <text:p><text:s text:c="3"/>14,111</text:p>
          </table:table-cell>
          <table:table-cell table:number-columns-repeated="16379"/>
        </table:table-row>
        <table:table-row table:style-name="ro4">
          <table:table-cell office:value-type="string" table:style-name="ce547">
            <text:p>田寮區</text:p>
          </table:table-cell>
          <table:table-cell office:value-type="float" office:value="3289" table:style-name="ce548">
            <text:p><text:s text:c="3"/>3,289</text:p>
          </table:table-cell>
          <table:table-cell office:value-type="float" office:value="7275" table:style-name="ce548">
            <text:p><text:s text:c="3"/>7,275</text:p>
          </table:table-cell>
          <table:table-cell office:value-type="float" office:value="4028" table:style-name="ce548">
            <text:p><text:s text:c="3"/>4,028</text:p>
          </table:table-cell>
          <table:table-cell office:value-type="float" office:value="3247" table:style-name="ce549">
            <text:p><text:s text:c="3"/>3,247</text:p>
          </table:table-cell>
          <table:table-cell table:number-columns-repeated="16379"/>
        </table:table-row>
        <table:table-row table:style-name="ro4">
          <table:table-cell office:value-type="string" table:style-name="ce550">
            <text:p>阿蓮區</text:p>
          </table:table-cell>
          <table:table-cell office:value-type="float" office:value="9427" table:style-name="ce551">
            <text:p><text:s text:c="3"/>9,427</text:p>
          </table:table-cell>
          <table:table-cell office:value-type="float" office:value="28967" table:style-name="ce551">
            <text:p><text:s text:c="3"/>28,967</text:p>
          </table:table-cell>
          <table:table-cell office:value-type="float" office:value="14622" table:style-name="ce551">
            <text:p><text:s text:c="3"/>14,622</text:p>
          </table:table-cell>
          <table:table-cell office:value-type="float" office:value="14345" table:style-name="ce552">
            <text:p><text:s text:c="3"/>14,345</text:p>
          </table:table-cell>
          <table:table-cell table:number-columns-repeated="16379"/>
        </table:table-row>
        <table:table-row table:style-name="ro4">
          <table:table-cell office:value-type="string" table:style-name="ce553">
            <text:p>路竹區</text:p>
          </table:table-cell>
          <table:table-cell office:value-type="float" office:value="17030" table:style-name="ce554">
            <text:p><text:s text:c="3"/>17,030</text:p>
          </table:table-cell>
          <table:table-cell office:value-type="float" office:value="52839" table:style-name="ce554">
            <text:p><text:s text:c="3"/>52,839</text:p>
          </table:table-cell>
          <table:table-cell office:value-type="float" office:value="26989" table:style-name="ce554">
            <text:p><text:s text:c="3"/>26,989</text:p>
          </table:table-cell>
          <table:table-cell office:value-type="float" office:value="25850" table:style-name="ce555">
            <text:p><text:s text:c="3"/>25,850</text:p>
          </table:table-cell>
          <table:table-cell table:number-columns-repeated="16379"/>
        </table:table-row>
        <table:table-row table:style-name="ro4">
          <table:table-cell office:value-type="string" table:style-name="ce556">
            <text:p>湖內區</text:p>
          </table:table-cell>
          <table:table-cell office:value-type="float" office:value="10830" table:style-name="ce557">
            <text:p><text:s text:c="3"/>10,830</text:p>
          </table:table-cell>
          <table:table-cell office:value-type="float" office:value="29840" table:style-name="ce557">
            <text:p><text:s text:c="3"/>29,840</text:p>
          </table:table-cell>
          <table:table-cell office:value-type="float" office:value="15219" table:style-name="ce557">
            <text:p><text:s text:c="3"/>15,219</text:p>
          </table:table-cell>
          <table:table-cell office:value-type="float" office:value="14621" table:style-name="ce558">
            <text:p><text:s text:c="3"/>14,621</text:p>
          </table:table-cell>
          <table:table-cell table:number-columns-repeated="16379"/>
        </table:table-row>
        <table:table-row table:style-name="ro4">
          <table:table-cell office:value-type="string" table:style-name="ce559">
            <text:p>茄萣區</text:p>
          </table:table-cell>
          <table:table-cell office:value-type="float" office:value="10517" table:style-name="ce560">
            <text:p><text:s text:c="3"/>10,517</text:p>
          </table:table-cell>
          <table:table-cell office:value-type="float" office:value="30327" table:style-name="ce560">
            <text:p><text:s text:c="3"/>30,327</text:p>
          </table:table-cell>
          <table:table-cell office:value-type="float" office:value="15650" table:style-name="ce560">
            <text:p><text:s text:c="3"/>15,650</text:p>
          </table:table-cell>
          <table:table-cell office:value-type="float" office:value="14677" table:style-name="ce561">
            <text:p><text:s text:c="3"/>14,677</text:p>
          </table:table-cell>
          <table:table-cell table:number-columns-repeated="16379"/>
        </table:table-row>
        <table:table-row table:style-name="ro4">
          <table:table-cell office:value-type="string" table:style-name="ce562">
            <text:p>永安區</text:p>
          </table:table-cell>
          <table:table-cell office:value-type="float" office:value="5746" table:style-name="ce563">
            <text:p><text:s text:c="3"/>5,746</text:p>
          </table:table-cell>
          <table:table-cell office:value-type="float" office:value="13982" table:style-name="ce563">
            <text:p><text:s text:c="3"/>13,982</text:p>
          </table:table-cell>
          <table:table-cell office:value-type="float" office:value="7027" table:style-name="ce563">
            <text:p><text:s text:c="3"/>7,027</text:p>
          </table:table-cell>
          <table:table-cell office:value-type="float" office:value="6955" table:style-name="ce564">
            <text:p><text:s text:c="3"/>6,955</text:p>
          </table:table-cell>
          <table:table-cell table:number-columns-repeated="16379"/>
        </table:table-row>
        <table:table-row table:style-name="ro4">
          <table:table-cell office:value-type="string" table:style-name="ce565">
            <text:p>彌陀區</text:p>
          </table:table-cell>
          <table:table-cell office:value-type="float" office:value="6797" table:style-name="ce566">
            <text:p><text:s text:c="3"/>6,797</text:p>
          </table:table-cell>
          <table:table-cell office:value-type="float" office:value="19431" table:style-name="ce566">
            <text:p><text:s text:c="3"/>19,431</text:p>
          </table:table-cell>
          <table:table-cell office:value-type="float" office:value="10000" table:style-name="ce566">
            <text:p><text:s text:c="3"/>10,000</text:p>
          </table:table-cell>
          <table:table-cell office:value-type="float" office:value="9431" table:style-name="ce567">
            <text:p><text:s text:c="3"/>9,431</text:p>
          </table:table-cell>
          <table:table-cell table:number-columns-repeated="16379"/>
        </table:table-row>
        <table:table-row table:style-name="ro4">
          <table:table-cell office:value-type="string" table:style-name="ce568">
            <text:p>梓官區</text:p>
          </table:table-cell>
          <table:table-cell office:value-type="float" office:value="12638" table:style-name="ce569">
            <text:p><text:s text:c="3"/>12,638</text:p>
          </table:table-cell>
          <table:table-cell office:value-type="float" office:value="36167" table:style-name="ce569">
            <text:p><text:s text:c="3"/>36,167</text:p>
          </table:table-cell>
          <table:table-cell office:value-type="float" office:value="18589" table:style-name="ce569">
            <text:p><text:s text:c="3"/>18,589</text:p>
          </table:table-cell>
          <table:table-cell office:value-type="float" office:value="17578" table:style-name="ce570">
            <text:p><text:s text:c="3"/>17,578</text:p>
          </table:table-cell>
          <table:table-cell table:number-columns-repeated="16379"/>
        </table:table-row>
        <table:table-row table:style-name="ro4">
          <table:table-cell office:value-type="string" table:style-name="ce571">
            <text:p>旗山區</text:p>
          </table:table-cell>
          <table:table-cell office:value-type="float" office:value="13759" table:style-name="ce572">
            <text:p><text:s text:c="3"/>13,759</text:p>
          </table:table-cell>
          <table:table-cell office:value-type="float" office:value="37148" table:style-name="ce572">
            <text:p><text:s text:c="3"/>37,148</text:p>
          </table:table-cell>
          <table:table-cell office:value-type="float" office:value="19223" table:style-name="ce572">
            <text:p><text:s text:c="3"/>19,223</text:p>
          </table:table-cell>
          <table:table-cell office:value-type="float" office:value="17925" table:style-name="ce573">
            <text:p><text:s text:c="3"/>17,925</text:p>
          </table:table-cell>
          <table:table-cell table:number-columns-repeated="16379"/>
        </table:table-row>
        <table:table-row table:style-name="ro4">
          <table:table-cell office:value-type="string" table:style-name="ce574">
            <text:p>美濃區</text:p>
          </table:table-cell>
          <table:table-cell office:value-type="float" office:value="14718" table:style-name="ce575">
            <text:p><text:s text:c="3"/>14,718</text:p>
          </table:table-cell>
          <table:table-cell office:value-type="float" office:value="40199" table:style-name="ce575">
            <text:p><text:s text:c="3"/>40,199</text:p>
          </table:table-cell>
          <table:table-cell office:value-type="float" office:value="21069" table:style-name="ce575">
            <text:p><text:s text:c="3"/>21,069</text:p>
          </table:table-cell>
          <table:table-cell office:value-type="float" office:value="19130" table:style-name="ce576">
            <text:p><text:s text:c="3"/>19,130</text:p>
          </table:table-cell>
          <table:table-cell table:number-columns-repeated="16379"/>
        </table:table-row>
        <table:table-row table:style-name="ro4">
          <table:table-cell office:value-type="string" table:style-name="ce577">
            <text:p>六龜區</text:p>
          </table:table-cell>
          <table:table-cell office:value-type="float" office:value="5564" table:style-name="ce578">
            <text:p><text:s text:c="3"/>5,564</text:p>
          </table:table-cell>
          <table:table-cell office:value-type="float" office:value="13093" table:style-name="ce578">
            <text:p><text:s text:c="3"/>13,093</text:p>
          </table:table-cell>
          <table:table-cell office:value-type="float" office:value="7047" table:style-name="ce578">
            <text:p><text:s text:c="3"/>7,047</text:p>
          </table:table-cell>
          <table:table-cell office:value-type="float" office:value="6046" table:style-name="ce579">
            <text:p><text:s text:c="3"/>6,046</text:p>
          </table:table-cell>
          <table:table-cell table:number-columns-repeated="16379"/>
        </table:table-row>
        <table:table-row table:style-name="ro4">
          <table:table-cell office:value-type="string" table:style-name="ce580">
            <text:p>甲仙區</text:p>
          </table:table-cell>
          <table:table-cell office:value-type="float" office:value="2330" table:style-name="ce581">
            <text:p><text:s text:c="3"/>2,330</text:p>
          </table:table-cell>
          <table:table-cell office:value-type="float" office:value="6138" table:style-name="ce581">
            <text:p><text:s text:c="3"/>6,138</text:p>
          </table:table-cell>
          <table:table-cell office:value-type="float" office:value="3263" table:style-name="ce581">
            <text:p><text:s text:c="3"/>3,263</text:p>
          </table:table-cell>
          <table:table-cell office:value-type="float" office:value="2875" table:style-name="ce582">
            <text:p><text:s text:c="3"/>2,875</text:p>
          </table:table-cell>
          <table:table-cell table:number-columns-repeated="16379"/>
        </table:table-row>
        <table:table-row table:style-name="ro7">
          <table:table-cell office:value-type="string" table:style-name="ce583">
            <text:p>杉林區</text:p>
          </table:table-cell>
          <table:table-cell office:value-type="float" office:value="4803" table:style-name="ce584">
            <text:p><text:s text:c="3"/>4,803</text:p>
          </table:table-cell>
          <table:table-cell office:value-type="float" office:value="12098" table:style-name="ce584">
            <text:p><text:s text:c="3"/>12,098</text:p>
          </table:table-cell>
          <table:table-cell office:value-type="float" office:value="6601" table:style-name="ce584">
            <text:p><text:s text:c="3"/>6,601</text:p>
          </table:table-cell>
          <table:table-cell office:value-type="float" office:value="5497" table:style-name="ce585">
            <text:p><text:s text:c="3"/>5,497</text:p>
          </table:table-cell>
          <table:table-cell table:number-columns-repeated="16379"/>
        </table:table-row>
        <table:table-row table:style-name="ro7">
          <table:table-cell office:value-type="string" table:style-name="ce586">
            <text:p>內門區</text:p>
          </table:table-cell>
          <table:table-cell office:value-type="float" office:value="5110" table:style-name="ce587">
            <text:p><text:s text:c="3"/>5,110</text:p>
          </table:table-cell>
          <table:table-cell office:value-type="float" office:value="14614" table:style-name="ce587">
            <text:p><text:s text:c="3"/>14,614</text:p>
          </table:table-cell>
          <table:table-cell office:value-type="float" office:value="7915" table:style-name="ce587">
            <text:p><text:s text:c="3"/>7,915</text:p>
          </table:table-cell>
          <table:table-cell office:value-type="float" office:value="6699" table:style-name="ce588">
            <text:p><text:s text:c="3"/>6,699</text:p>
          </table:table-cell>
          <table:table-cell table:number-columns-repeated="16379"/>
        </table:table-row>
        <table:table-row table:style-name="ro7">
          <table:table-cell office:value-type="string" table:style-name="ce589">
            <text:p>茂林區</text:p>
          </table:table-cell>
          <table:table-cell office:value-type="float" office:value="590" table:style-name="ce590">
            <text:p><text:s text:c="3"/>590</text:p>
          </table:table-cell>
          <table:table-cell office:value-type="float" office:value="1913" table:style-name="ce590">
            <text:p><text:s text:c="3"/>1,913</text:p>
          </table:table-cell>
          <table:table-cell office:value-type="float" office:value="949" table:style-name="ce590">
            <text:p><text:s text:c="3"/>949</text:p>
          </table:table-cell>
          <table:table-cell office:value-type="float" office:value="964" table:style-name="ce591">
            <text:p><text:s text:c="3"/>964</text:p>
          </table:table-cell>
          <table:table-cell table:number-columns-repeated="16379"/>
        </table:table-row>
        <table:table-row table:style-name="ro7">
          <table:table-cell office:value-type="string" table:style-name="ce592">
            <text:p>桃源區</text:p>
          </table:table-cell>
          <table:table-cell office:value-type="float" office:value="1330" table:style-name="ce593">
            <text:p><text:s text:c="3"/>1,330</text:p>
          </table:table-cell>
          <table:table-cell office:value-type="float" office:value="4234" table:style-name="ce593">
            <text:p><text:s text:c="3"/>4,234</text:p>
          </table:table-cell>
          <table:table-cell office:value-type="float" office:value="2217" table:style-name="ce593">
            <text:p><text:s text:c="3"/>2,217</text:p>
          </table:table-cell>
          <table:table-cell office:value-type="float" office:value="2017" table:style-name="ce594">
            <text:p><text:s text:c="3"/>2,017</text:p>
          </table:table-cell>
          <table:table-cell table:number-columns-repeated="16379"/>
        </table:table-row>
        <table:table-row table:style-name="ro7">
          <table:table-cell office:value-type="string" table:style-name="ce595">
            <text:p>那瑪夏區</text:p>
          </table:table-cell>
          <table:table-cell office:value-type="float" office:value="849" table:style-name="ce596">
            <text:p><text:s text:c="3"/>849</text:p>
          </table:table-cell>
          <table:table-cell office:value-type="float" office:value="3103" table:style-name="ce596">
            <text:p><text:s text:c="3"/>3,103</text:p>
          </table:table-cell>
          <table:table-cell office:value-type="float" office:value="1594" table:style-name="ce596">
            <text:p><text:s text:c="3"/>1,594</text:p>
          </table:table-cell>
          <table:table-cell office:value-type="float" office:value="1509" table:style-name="ce597">
            <text:p><text:s text:c="3"/>1,509</text:p>
          </table:table-cell>
          <table:table-cell table:number-columns-repeated="16379"/>
        </table:table-row>
        <table:table-row table:number-rows-repeated="1048534" table:style-name="ro7">
          <table:table-cell table:number-columns-repeated="16384"/>
        </table:table-row>
      </table:table>
      <table:table table:name="宜蘭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 table:style-name="ce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 table:style-name="ce24"/>
        </table:table-row>
        <table:table-row table:style-name="ro4">
          <table:table-cell office:value-type="string" table:style-name="ce598">
            <text:p>宜蘭縣</text:p>
          </table:table-cell>
          <table:table-cell office:value-type="float" office:value="167882" table:style-name="ce599">
            <text:p><text:s text:c="3"/>167,882</text:p>
          </table:table-cell>
          <table:table-cell office:value-type="float" office:value="456985" table:style-name="ce599">
            <text:p><text:s text:c="3"/>456,985</text:p>
          </table:table-cell>
          <table:table-cell office:value-type="float" office:value="231292" table:style-name="ce599">
            <text:p><text:s text:c="3"/>231,292</text:p>
          </table:table-cell>
          <table:table-cell office:value-type="float" office:value="225693" table:style-name="ce600">
            <text:p><text:s text:c="3"/>225,693</text:p>
          </table:table-cell>
          <table:table-cell table:number-columns-repeated="16379"/>
        </table:table-row>
        <table:table-row table:style-name="ro4">
          <table:table-cell office:value-type="string" table:style-name="ce601">
            <text:p>宜蘭市</text:p>
          </table:table-cell>
          <table:table-cell office:value-type="float" office:value="36149" table:style-name="ce602">
            <text:p><text:s text:c="3"/>36,149</text:p>
          </table:table-cell>
          <table:table-cell office:value-type="float" office:value="95912" table:style-name="ce602">
            <text:p><text:s text:c="3"/>95,912</text:p>
          </table:table-cell>
          <table:table-cell office:value-type="float" office:value="46777" table:style-name="ce602">
            <text:p><text:s text:c="3"/>46,777</text:p>
          </table:table-cell>
          <table:table-cell office:value-type="float" office:value="49135" table:style-name="ce603">
            <text:p><text:s text:c="3"/>49,135</text:p>
          </table:table-cell>
          <table:table-cell table:number-columns-repeated="16379"/>
        </table:table-row>
        <table:table-row table:style-name="ro4">
          <table:table-cell office:value-type="string" table:style-name="ce604">
            <text:p>羅東鎮</text:p>
          </table:table-cell>
          <table:table-cell office:value-type="float" office:value="26366" table:style-name="ce605">
            <text:p><text:s text:c="3"/>26,366</text:p>
          </table:table-cell>
          <table:table-cell office:value-type="float" office:value="72387" table:style-name="ce605">
            <text:p><text:s text:c="3"/>72,387</text:p>
          </table:table-cell>
          <table:table-cell office:value-type="float" office:value="34318" table:style-name="ce605">
            <text:p><text:s text:c="3"/>34,318</text:p>
          </table:table-cell>
          <table:table-cell office:value-type="float" office:value="38069" table:style-name="ce606">
            <text:p><text:s text:c="3"/>38,069</text:p>
          </table:table-cell>
          <table:table-cell table:number-columns-repeated="16379"/>
        </table:table-row>
        <table:table-row table:style-name="ro4">
          <table:table-cell office:value-type="string" table:style-name="ce607">
            <text:p>蘇澳鎮</text:p>
          </table:table-cell>
          <table:table-cell office:value-type="float" office:value="14152" table:style-name="ce608">
            <text:p><text:s text:c="3"/>14,152</text:p>
          </table:table-cell>
          <table:table-cell office:value-type="float" office:value="40226" table:style-name="ce608">
            <text:p><text:s text:c="3"/>40,226</text:p>
          </table:table-cell>
          <table:table-cell office:value-type="float" office:value="20481" table:style-name="ce608">
            <text:p><text:s text:c="3"/>20,481</text:p>
          </table:table-cell>
          <table:table-cell office:value-type="float" office:value="19745" table:style-name="ce609">
            <text:p><text:s text:c="3"/>19,745</text:p>
          </table:table-cell>
          <table:table-cell table:number-columns-repeated="16379"/>
        </table:table-row>
        <table:table-row table:style-name="ro4">
          <table:table-cell office:value-type="string" table:style-name="ce610">
            <text:p>頭城鎮</text:p>
          </table:table-cell>
          <table:table-cell office:value-type="float" office:value="10260" table:style-name="ce611">
            <text:p><text:s text:c="3"/>10,260</text:p>
          </table:table-cell>
          <table:table-cell office:value-type="float" office:value="29552" table:style-name="ce611">
            <text:p><text:s text:c="3"/>29,552</text:p>
          </table:table-cell>
          <table:table-cell office:value-type="float" office:value="15222" table:style-name="ce611">
            <text:p><text:s text:c="3"/>15,222</text:p>
          </table:table-cell>
          <table:table-cell office:value-type="float" office:value="14330" table:style-name="ce612">
            <text:p><text:s text:c="3"/>14,330</text:p>
          </table:table-cell>
          <table:table-cell table:number-columns-repeated="16379"/>
        </table:table-row>
        <table:table-row table:style-name="ro4">
          <table:table-cell office:value-type="string" table:style-name="ce613">
            <text:p>礁溪鄉</text:p>
          </table:table-cell>
          <table:table-cell office:value-type="float" office:value="13995" table:style-name="ce614">
            <text:p><text:s text:c="3"/>13,995</text:p>
          </table:table-cell>
          <table:table-cell office:value-type="float" office:value="35815" table:style-name="ce614">
            <text:p><text:s text:c="3"/>35,815</text:p>
          </table:table-cell>
          <table:table-cell office:value-type="float" office:value="18643" table:style-name="ce614">
            <text:p><text:s text:c="3"/>18,643</text:p>
          </table:table-cell>
          <table:table-cell office:value-type="float" office:value="17172" table:style-name="ce615">
            <text:p><text:s text:c="3"/>17,172</text:p>
          </table:table-cell>
          <table:table-cell table:number-columns-repeated="16379"/>
        </table:table-row>
        <table:table-row table:style-name="ro4">
          <table:table-cell office:value-type="string" table:style-name="ce616">
            <text:p>壯圍鄉</text:p>
          </table:table-cell>
          <table:table-cell office:value-type="float" office:value="8795" table:style-name="ce617">
            <text:p><text:s text:c="3"/>8,795</text:p>
          </table:table-cell>
          <table:table-cell office:value-type="float" office:value="24233" table:style-name="ce617">
            <text:p><text:s text:c="3"/>24,233</text:p>
          </table:table-cell>
          <table:table-cell office:value-type="float" office:value="12857" table:style-name="ce617">
            <text:p><text:s text:c="3"/>12,857</text:p>
          </table:table-cell>
          <table:table-cell office:value-type="float" office:value="11376" table:style-name="ce618">
            <text:p><text:s text:c="3"/>11,376</text:p>
          </table:table-cell>
          <table:table-cell table:number-columns-repeated="16379"/>
        </table:table-row>
        <table:table-row table:style-name="ro4">
          <table:table-cell office:value-type="string" table:style-name="ce619">
            <text:p>員山鄉</text:p>
          </table:table-cell>
          <table:table-cell office:value-type="float" office:value="11725" table:style-name="ce620">
            <text:p><text:s text:c="3"/>11,725</text:p>
          </table:table-cell>
          <table:table-cell office:value-type="float" office:value="32438" table:style-name="ce620">
            <text:p><text:s text:c="3"/>32,438</text:p>
          </table:table-cell>
          <table:table-cell office:value-type="float" office:value="17193" table:style-name="ce620">
            <text:p><text:s text:c="3"/>17,193</text:p>
          </table:table-cell>
          <table:table-cell office:value-type="float" office:value="15245" table:style-name="ce621">
            <text:p><text:s text:c="3"/>15,245</text:p>
          </table:table-cell>
          <table:table-cell table:number-columns-repeated="16379"/>
        </table:table-row>
        <table:table-row table:style-name="ro4">
          <table:table-cell office:value-type="string" table:style-name="ce622">
            <text:p>冬山鄉</text:p>
          </table:table-cell>
          <table:table-cell office:value-type="float" office:value="19237" table:style-name="ce623">
            <text:p><text:s text:c="3"/>19,237</text:p>
          </table:table-cell>
          <table:table-cell office:value-type="float" office:value="53397" table:style-name="ce623">
            <text:p><text:s text:c="3"/>53,397</text:p>
          </table:table-cell>
          <table:table-cell office:value-type="float" office:value="27385" table:style-name="ce623">
            <text:p><text:s text:c="3"/>27,385</text:p>
          </table:table-cell>
          <table:table-cell office:value-type="float" office:value="26012" table:style-name="ce624">
            <text:p><text:s text:c="3"/>26,012</text:p>
          </table:table-cell>
          <table:table-cell table:number-columns-repeated="16379"/>
        </table:table-row>
        <table:table-row table:style-name="ro4">
          <table:table-cell office:value-type="string" table:style-name="ce625">
            <text:p>五結鄉</text:p>
          </table:table-cell>
          <table:table-cell office:value-type="float" office:value="14855" table:style-name="ce626">
            <text:p><text:s text:c="3"/>14,855</text:p>
          </table:table-cell>
          <table:table-cell office:value-type="float" office:value="39668" table:style-name="ce626">
            <text:p><text:s text:c="3"/>39,668</text:p>
          </table:table-cell>
          <table:table-cell office:value-type="float" office:value="20506" table:style-name="ce626">
            <text:p><text:s text:c="3"/>20,506</text:p>
          </table:table-cell>
          <table:table-cell office:value-type="float" office:value="19162" table:style-name="ce627">
            <text:p><text:s text:c="3"/>19,162</text:p>
          </table:table-cell>
          <table:table-cell table:number-columns-repeated="16379"/>
        </table:table-row>
        <table:table-row table:style-name="ro4">
          <table:table-cell office:value-type="string" table:style-name="ce628">
            <text:p>三星鄉</text:p>
          </table:table-cell>
          <table:table-cell office:value-type="float" office:value="8528" table:style-name="ce629">
            <text:p><text:s text:c="3"/>8,528</text:p>
          </table:table-cell>
          <table:table-cell office:value-type="float" office:value="21411" table:style-name="ce629">
            <text:p><text:s text:c="3"/>21,411</text:p>
          </table:table-cell>
          <table:table-cell office:value-type="float" office:value="11551" table:style-name="ce629">
            <text:p><text:s text:c="3"/>11,551</text:p>
          </table:table-cell>
          <table:table-cell office:value-type="float" office:value="9860" table:style-name="ce630">
            <text:p><text:s text:c="3"/>9,860</text:p>
          </table:table-cell>
          <table:table-cell table:number-columns-repeated="16379"/>
        </table:table-row>
        <table:table-row table:style-name="ro4">
          <table:table-cell office:value-type="string" table:style-name="ce631">
            <text:p>大同鄉</text:p>
          </table:table-cell>
          <table:table-cell office:value-type="float" office:value="1884" table:style-name="ce632">
            <text:p><text:s text:c="3"/>1,884</text:p>
          </table:table-cell>
          <table:table-cell office:value-type="float" office:value="6083" table:style-name="ce632">
            <text:p><text:s text:c="3"/>6,083</text:p>
          </table:table-cell>
          <table:table-cell office:value-type="float" office:value="3291" table:style-name="ce632">
            <text:p><text:s text:c="3"/>3,291</text:p>
          </table:table-cell>
          <table:table-cell office:value-type="float" office:value="2792" table:style-name="ce633">
            <text:p><text:s text:c="3"/>2,792</text:p>
          </table:table-cell>
          <table:table-cell table:number-columns-repeated="16379"/>
        </table:table-row>
        <table:table-row table:style-name="ro4">
          <table:table-cell office:value-type="string" table:style-name="ce634">
            <text:p>南澳鄉</text:p>
          </table:table-cell>
          <table:table-cell office:value-type="float" office:value="1936" table:style-name="ce635">
            <text:p><text:s text:c="3"/>1,936</text:p>
          </table:table-cell>
          <table:table-cell office:value-type="float" office:value="5863" table:style-name="ce635">
            <text:p><text:s text:c="3"/>5,863</text:p>
          </table:table-cell>
          <table:table-cell office:value-type="float" office:value="3068" table:style-name="ce635">
            <text:p><text:s text:c="3"/>3,068</text:p>
          </table:table-cell>
          <table:table-cell office:value-type="float" office:value="2795" table:style-name="ce636">
            <text:p><text:s text:c="3"/>2,795</text:p>
          </table:table-cell>
          <table:table-cell table:number-columns-repeated="16379"/>
        </table:table-row>
        <table:table-row table:number-rows-repeated="21" table:style-name="ro7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7">
          <table:table-cell table:number-columns-repeated="16384"/>
        </table:table-row>
      </table:table>
      <table:table table:name="新竹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37">
            <text:p>新竹縣</text:p>
          </table:table-cell>
          <table:table-cell office:value-type="float" office:value="189619" table:style-name="ce638">
            <text:p><text:s text:c="3"/>189,619</text:p>
          </table:table-cell>
          <table:table-cell office:value-type="float" office:value="550070" table:style-name="ce638">
            <text:p><text:s text:c="3"/>550,070</text:p>
          </table:table-cell>
          <table:table-cell office:value-type="float" office:value="281190" table:style-name="ce638">
            <text:p><text:s text:c="3"/>281,190</text:p>
          </table:table-cell>
          <table:table-cell office:value-type="float" office:value="268880" table:style-name="ce639">
            <text:p><text:s text:c="3"/>268,880</text:p>
          </table:table-cell>
          <table:table-cell table:number-columns-repeated="16379"/>
        </table:table-row>
        <table:table-row table:style-name="ro4">
          <table:table-cell office:value-type="string" table:style-name="ce640">
            <text:p>竹北市</text:p>
          </table:table-cell>
          <table:table-cell office:value-type="float" office:value="64600" table:style-name="ce641">
            <text:p><text:s text:c="3"/>64,600</text:p>
          </table:table-cell>
          <table:table-cell office:value-type="float" office:value="179602" table:style-name="ce641">
            <text:p><text:s text:c="3"/>179,602</text:p>
          </table:table-cell>
          <table:table-cell office:value-type="float" office:value="89435" table:style-name="ce641">
            <text:p><text:s text:c="3"/>89,435</text:p>
          </table:table-cell>
          <table:table-cell office:value-type="float" office:value="90167" table:style-name="ce642">
            <text:p><text:s text:c="3"/>90,167</text:p>
          </table:table-cell>
          <table:table-cell table:number-columns-repeated="16379"/>
        </table:table-row>
        <table:table-row table:style-name="ro4">
          <table:table-cell office:value-type="string" table:style-name="ce643">
            <text:p>關西鎮</text:p>
          </table:table-cell>
          <table:table-cell office:value-type="float" office:value="9519" table:style-name="ce644">
            <text:p><text:s text:c="3"/>9,519</text:p>
          </table:table-cell>
          <table:table-cell office:value-type="float" office:value="29133" table:style-name="ce644">
            <text:p><text:s text:c="3"/>29,133</text:p>
          </table:table-cell>
          <table:table-cell office:value-type="float" office:value="15600" table:style-name="ce644">
            <text:p><text:s text:c="3"/>15,600</text:p>
          </table:table-cell>
          <table:table-cell office:value-type="float" office:value="13533" table:style-name="ce645">
            <text:p><text:s text:c="3"/>13,533</text:p>
          </table:table-cell>
          <table:table-cell table:number-columns-repeated="16379"/>
        </table:table-row>
        <table:table-row table:style-name="ro4">
          <table:table-cell office:value-type="string" table:style-name="ce646">
            <text:p>新埔鎮</text:p>
          </table:table-cell>
          <table:table-cell office:value-type="float" office:value="10734" table:style-name="ce647">
            <text:p><text:s text:c="3"/>10,734</text:p>
          </table:table-cell>
          <table:table-cell office:value-type="float" office:value="33591" table:style-name="ce647">
            <text:p><text:s text:c="3"/>33,591</text:p>
          </table:table-cell>
          <table:table-cell office:value-type="float" office:value="17900" table:style-name="ce647">
            <text:p><text:s text:c="3"/>17,900</text:p>
          </table:table-cell>
          <table:table-cell office:value-type="float" office:value="15691" table:style-name="ce648">
            <text:p><text:s text:c="3"/>15,691</text:p>
          </table:table-cell>
          <table:table-cell table:number-columns-repeated="16379"/>
        </table:table-row>
        <table:table-row table:style-name="ro4">
          <table:table-cell office:value-type="string" table:style-name="ce649">
            <text:p>竹東鎮</text:p>
          </table:table-cell>
          <table:table-cell office:value-type="float" office:value="33776" table:style-name="ce650">
            <text:p><text:s text:c="3"/>33,776</text:p>
          </table:table-cell>
          <table:table-cell office:value-type="float" office:value="96940" table:style-name="ce650">
            <text:p><text:s text:c="3"/>96,940</text:p>
          </table:table-cell>
          <table:table-cell office:value-type="float" office:value="48683" table:style-name="ce650">
            <text:p><text:s text:c="3"/>48,683</text:p>
          </table:table-cell>
          <table:table-cell office:value-type="float" office:value="48257" table:style-name="ce651">
            <text:p><text:s text:c="3"/>48,257</text:p>
          </table:table-cell>
          <table:table-cell table:number-columns-repeated="16379"/>
        </table:table-row>
        <table:table-row table:style-name="ro4">
          <table:table-cell office:value-type="string" table:style-name="ce652">
            <text:p>湖口鄉</text:p>
          </table:table-cell>
          <table:table-cell office:value-type="float" office:value="26428" table:style-name="ce653">
            <text:p><text:s text:c="3"/>26,428</text:p>
          </table:table-cell>
          <table:table-cell office:value-type="float" office:value="77502" table:style-name="ce653">
            <text:p><text:s text:c="3"/>77,502</text:p>
          </table:table-cell>
          <table:table-cell office:value-type="float" office:value="39281" table:style-name="ce653">
            <text:p><text:s text:c="3"/>39,281</text:p>
          </table:table-cell>
          <table:table-cell office:value-type="float" office:value="38221" table:style-name="ce654">
            <text:p><text:s text:c="3"/>38,221</text:p>
          </table:table-cell>
          <table:table-cell table:number-columns-repeated="16379"/>
        </table:table-row>
        <table:table-row table:style-name="ro4">
          <table:table-cell office:value-type="string" table:style-name="ce655">
            <text:p>橫山鄉</text:p>
          </table:table-cell>
          <table:table-cell office:value-type="float" office:value="4465" table:style-name="ce656">
            <text:p><text:s text:c="3"/>4,465</text:p>
          </table:table-cell>
          <table:table-cell office:value-type="float" office:value="13171" table:style-name="ce656">
            <text:p><text:s text:c="3"/>13,171</text:p>
          </table:table-cell>
          <table:table-cell office:value-type="float" office:value="7132" table:style-name="ce656">
            <text:p><text:s text:c="3"/>7,132</text:p>
          </table:table-cell>
          <table:table-cell office:value-type="float" office:value="6039" table:style-name="ce657">
            <text:p><text:s text:c="3"/>6,039</text:p>
          </table:table-cell>
          <table:table-cell table:number-columns-repeated="16379"/>
        </table:table-row>
        <table:table-row table:style-name="ro4">
          <table:table-cell office:value-type="string" table:style-name="ce658">
            <text:p>新豐鄉</text:p>
          </table:table-cell>
          <table:table-cell office:value-type="float" office:value="18322" table:style-name="ce659">
            <text:p><text:s text:c="3"/>18,322</text:p>
          </table:table-cell>
          <table:table-cell office:value-type="float" office:value="56669" table:style-name="ce659">
            <text:p><text:s text:c="3"/>56,669</text:p>
          </table:table-cell>
          <table:table-cell office:value-type="float" office:value="29088" table:style-name="ce659">
            <text:p><text:s text:c="3"/>29,088</text:p>
          </table:table-cell>
          <table:table-cell office:value-type="float" office:value="27581" table:style-name="ce660">
            <text:p><text:s text:c="3"/>27,581</text:p>
          </table:table-cell>
          <table:table-cell table:number-columns-repeated="16379"/>
        </table:table-row>
        <table:table-row table:style-name="ro4">
          <table:table-cell office:value-type="string" table:style-name="ce661">
            <text:p>芎林鄉</text:p>
          </table:table-cell>
          <table:table-cell office:value-type="float" office:value="6492" table:style-name="ce662">
            <text:p><text:s text:c="3"/>6,492</text:p>
          </table:table-cell>
          <table:table-cell office:value-type="float" office:value="20031" table:style-name="ce662">
            <text:p><text:s text:c="3"/>20,031</text:p>
          </table:table-cell>
          <table:table-cell office:value-type="float" office:value="10622" table:style-name="ce662">
            <text:p><text:s text:c="3"/>10,622</text:p>
          </table:table-cell>
          <table:table-cell office:value-type="float" office:value="9409" table:style-name="ce663">
            <text:p><text:s text:c="3"/>9,409</text:p>
          </table:table-cell>
          <table:table-cell table:number-columns-repeated="16379"/>
        </table:table-row>
        <table:table-row table:style-name="ro4">
          <table:table-cell office:value-type="string" table:style-name="ce664">
            <text:p>寶山鄉</text:p>
          </table:table-cell>
          <table:table-cell office:value-type="float" office:value="5471" table:style-name="ce665">
            <text:p><text:s text:c="3"/>5,471</text:p>
          </table:table-cell>
          <table:table-cell office:value-type="float" office:value="14467" table:style-name="ce665">
            <text:p><text:s text:c="3"/>14,467</text:p>
          </table:table-cell>
          <table:table-cell office:value-type="float" office:value="7827" table:style-name="ce665">
            <text:p><text:s text:c="3"/>7,827</text:p>
          </table:table-cell>
          <table:table-cell office:value-type="float" office:value="6640" table:style-name="ce666">
            <text:p><text:s text:c="3"/>6,640</text:p>
          </table:table-cell>
          <table:table-cell table:number-columns-repeated="16379"/>
        </table:table-row>
        <table:table-row table:style-name="ro4">
          <table:table-cell office:value-type="string" table:style-name="ce667">
            <text:p>北埔鄉</text:p>
          </table:table-cell>
          <table:table-cell office:value-type="float" office:value="3122" table:style-name="ce668">
            <text:p><text:s text:c="3"/>3,122</text:p>
          </table:table-cell>
          <table:table-cell office:value-type="float" office:value="9466" table:style-name="ce668">
            <text:p><text:s text:c="3"/>9,466</text:p>
          </table:table-cell>
          <table:table-cell office:value-type="float" office:value="5143" table:style-name="ce668">
            <text:p><text:s text:c="3"/>5,143</text:p>
          </table:table-cell>
          <table:table-cell office:value-type="float" office:value="4323" table:style-name="ce669">
            <text:p><text:s text:c="3"/>4,323</text:p>
          </table:table-cell>
          <table:table-cell table:number-columns-repeated="16379"/>
        </table:table-row>
        <table:table-row table:style-name="ro4">
          <table:table-cell office:value-type="string" table:style-name="ce670">
            <text:p>峨眉鄉</text:p>
          </table:table-cell>
          <table:table-cell office:value-type="float" office:value="2073" table:style-name="ce671">
            <text:p><text:s text:c="3"/>2,073</text:p>
          </table:table-cell>
          <table:table-cell office:value-type="float" office:value="5559" table:style-name="ce671">
            <text:p><text:s text:c="3"/>5,559</text:p>
          </table:table-cell>
          <table:table-cell office:value-type="float" office:value="3068" table:style-name="ce671">
            <text:p><text:s text:c="3"/>3,068</text:p>
          </table:table-cell>
          <table:table-cell office:value-type="float" office:value="2491" table:style-name="ce672">
            <text:p><text:s text:c="3"/>2,491</text:p>
          </table:table-cell>
          <table:table-cell table:number-columns-repeated="16379"/>
        </table:table-row>
        <table:table-row table:style-name="ro4">
          <table:table-cell office:value-type="string" table:style-name="ce673">
            <text:p>尖石鄉</text:p>
          </table:table-cell>
          <table:table-cell office:value-type="float" office:value="2857" table:style-name="ce674">
            <text:p><text:s text:c="3"/>2,857</text:p>
          </table:table-cell>
          <table:table-cell office:value-type="float" office:value="9395" table:style-name="ce674">
            <text:p><text:s text:c="3"/>9,395</text:p>
          </table:table-cell>
          <table:table-cell office:value-type="float" office:value="4961" table:style-name="ce674">
            <text:p><text:s text:c="3"/>4,961</text:p>
          </table:table-cell>
          <table:table-cell office:value-type="float" office:value="4434" table:style-name="ce675">
            <text:p><text:s text:c="3"/>4,434</text:p>
          </table:table-cell>
          <table:table-cell table:number-columns-repeated="16379"/>
        </table:table-row>
        <table:table-row table:style-name="ro4">
          <table:table-cell office:value-type="string" table:style-name="ce676">
            <text:p>五峰鄉</text:p>
          </table:table-cell>
          <table:table-cell office:value-type="float" office:value="1760" table:style-name="ce677">
            <text:p><text:s text:c="3"/>1,760</text:p>
          </table:table-cell>
          <table:table-cell office:value-type="float" office:value="4544" table:style-name="ce677">
            <text:p><text:s text:c="3"/>4,544</text:p>
          </table:table-cell>
          <table:table-cell office:value-type="float" office:value="2450" table:style-name="ce677">
            <text:p><text:s text:c="3"/>2,450</text:p>
          </table:table-cell>
          <table:table-cell office:value-type="float" office:value="2094" table:style-name="ce678">
            <text:p><text:s text:c="3"/>2,094</text:p>
          </table:table-cell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  <table:table table:name="苗栗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79">
            <text:p>苗栗縣</text:p>
          </table:table-cell>
          <table:table-cell office:value-type="float" office:value="186940" table:style-name="ce680">
            <text:p><text:s text:c="3"/>186,940</text:p>
          </table:table-cell>
          <table:table-cell office:value-type="float" office:value="555972" table:style-name="ce680">
            <text:p><text:s text:c="3"/>555,972</text:p>
          </table:table-cell>
          <table:table-cell office:value-type="float" office:value="286841" table:style-name="ce680">
            <text:p><text:s text:c="3"/>286,841</text:p>
          </table:table-cell>
          <table:table-cell office:value-type="float" office:value="269131" table:style-name="ce681">
            <text:p><text:s text:c="3"/>269,131</text:p>
          </table:table-cell>
          <table:table-cell table:number-columns-repeated="16379"/>
        </table:table-row>
        <table:table-row table:style-name="ro4">
          <table:table-cell office:value-type="string" table:style-name="ce682">
            <text:p>苗栗市</text:p>
          </table:table-cell>
          <table:table-cell office:value-type="float" office:value="31184" table:style-name="ce683">
            <text:p><text:s text:c="3"/>31,184</text:p>
          </table:table-cell>
          <table:table-cell office:value-type="float" office:value="89506" table:style-name="ce683">
            <text:p><text:s text:c="3"/>89,506</text:p>
          </table:table-cell>
          <table:table-cell office:value-type="float" office:value="44696" table:style-name="ce683">
            <text:p><text:s text:c="3"/>44,696</text:p>
          </table:table-cell>
          <table:table-cell office:value-type="float" office:value="44810" table:style-name="ce684">
            <text:p><text:s text:c="3"/>44,810</text:p>
          </table:table-cell>
          <table:table-cell table:number-columns-repeated="16379"/>
        </table:table-row>
        <table:table-row table:style-name="ro4">
          <table:table-cell office:value-type="string" table:style-name="ce685">
            <text:p>頭份市</text:p>
          </table:table-cell>
          <table:table-cell office:value-type="float" office:value="34371" table:style-name="ce686">
            <text:p><text:s text:c="3"/>34,371</text:p>
          </table:table-cell>
          <table:table-cell office:value-type="float" office:value="103105" table:style-name="ce686">
            <text:p><text:s text:c="3"/>103,105</text:p>
          </table:table-cell>
          <table:table-cell office:value-type="float" office:value="52041" table:style-name="ce686">
            <text:p><text:s text:c="3"/>52,041</text:p>
          </table:table-cell>
          <table:table-cell office:value-type="float" office:value="51064" table:style-name="ce687">
            <text:p><text:s text:c="3"/>51,064</text:p>
          </table:table-cell>
          <table:table-cell table:number-columns-repeated="16379"/>
        </table:table-row>
        <table:table-row table:style-name="ro4">
          <table:table-cell office:value-type="string" table:style-name="ce688">
            <text:p>苑裡鎮</text:p>
          </table:table-cell>
          <table:table-cell office:value-type="float" office:value="14617" table:style-name="ce689">
            <text:p><text:s text:c="3"/>14,617</text:p>
          </table:table-cell>
          <table:table-cell office:value-type="float" office:value="46366" table:style-name="ce689">
            <text:p><text:s text:c="3"/>46,366</text:p>
          </table:table-cell>
          <table:table-cell office:value-type="float" office:value="24164" table:style-name="ce689">
            <text:p><text:s text:c="3"/>24,164</text:p>
          </table:table-cell>
          <table:table-cell office:value-type="float" office:value="22202" table:style-name="ce690">
            <text:p><text:s text:c="3"/>22,202</text:p>
          </table:table-cell>
          <table:table-cell table:number-columns-repeated="16379"/>
        </table:table-row>
        <table:table-row table:style-name="ro4">
          <table:table-cell office:value-type="string" table:style-name="ce691">
            <text:p>通霄鎮</text:p>
          </table:table-cell>
          <table:table-cell office:value-type="float" office:value="11598" table:style-name="ce692">
            <text:p><text:s text:c="3"/>11,598</text:p>
          </table:table-cell>
          <table:table-cell office:value-type="float" office:value="34995" table:style-name="ce692">
            <text:p><text:s text:c="3"/>34,995</text:p>
          </table:table-cell>
          <table:table-cell office:value-type="float" office:value="18454" table:style-name="ce692">
            <text:p><text:s text:c="3"/>18,454</text:p>
          </table:table-cell>
          <table:table-cell office:value-type="float" office:value="16541" table:style-name="ce693">
            <text:p><text:s text:c="3"/>16,541</text:p>
          </table:table-cell>
          <table:table-cell table:number-columns-repeated="16379"/>
        </table:table-row>
        <table:table-row table:style-name="ro4">
          <table:table-cell office:value-type="string" table:style-name="ce694">
            <text:p>竹南鎮</text:p>
          </table:table-cell>
          <table:table-cell office:value-type="float" office:value="28913" table:style-name="ce695">
            <text:p><text:s text:c="3"/>28,913</text:p>
          </table:table-cell>
          <table:table-cell office:value-type="float" office:value="85337" table:style-name="ce695">
            <text:p><text:s text:c="3"/>85,337</text:p>
          </table:table-cell>
          <table:table-cell office:value-type="float" office:value="43079" table:style-name="ce695">
            <text:p><text:s text:c="3"/>43,079</text:p>
          </table:table-cell>
          <table:table-cell office:value-type="float" office:value="42258" table:style-name="ce696">
            <text:p><text:s text:c="3"/>42,258</text:p>
          </table:table-cell>
          <table:table-cell table:number-columns-repeated="16379"/>
        </table:table-row>
        <table:table-row table:style-name="ro4">
          <table:table-cell office:value-type="string" table:style-name="ce697">
            <text:p>後龍鎮</text:p>
          </table:table-cell>
          <table:table-cell office:value-type="float" office:value="11931" table:style-name="ce698">
            <text:p><text:s text:c="3"/>11,931</text:p>
          </table:table-cell>
          <table:table-cell office:value-type="float" office:value="37003" table:style-name="ce698">
            <text:p><text:s text:c="3"/>37,003</text:p>
          </table:table-cell>
          <table:table-cell office:value-type="float" office:value="19524" table:style-name="ce698">
            <text:p><text:s text:c="3"/>19,524</text:p>
          </table:table-cell>
          <table:table-cell office:value-type="float" office:value="17479" table:style-name="ce699">
            <text:p><text:s text:c="3"/>17,479</text:p>
          </table:table-cell>
          <table:table-cell table:number-columns-repeated="16379"/>
        </table:table-row>
        <table:table-row table:style-name="ro4">
          <table:table-cell office:value-type="string" table:style-name="ce700">
            <text:p>卓蘭鎮</text:p>
          </table:table-cell>
          <table:table-cell office:value-type="float" office:value="6052" table:style-name="ce701">
            <text:p><text:s text:c="3"/>6,052</text:p>
          </table:table-cell>
          <table:table-cell office:value-type="float" office:value="17301" table:style-name="ce701">
            <text:p><text:s text:c="3"/>17,301</text:p>
          </table:table-cell>
          <table:table-cell office:value-type="float" office:value="9048" table:style-name="ce701">
            <text:p><text:s text:c="3"/>9,048</text:p>
          </table:table-cell>
          <table:table-cell office:value-type="float" office:value="8253" table:style-name="ce702">
            <text:p><text:s text:c="3"/>8,253</text:p>
          </table:table-cell>
          <table:table-cell table:number-columns-repeated="16379"/>
        </table:table-row>
        <table:table-row table:style-name="ro4">
          <table:table-cell office:value-type="string" table:style-name="ce703">
            <text:p>大湖鄉</text:p>
          </table:table-cell>
          <table:table-cell office:value-type="float" office:value="5395" table:style-name="ce704">
            <text:p><text:s text:c="3"/>5,395</text:p>
          </table:table-cell>
          <table:table-cell office:value-type="float" office:value="14874" table:style-name="ce704">
            <text:p><text:s text:c="3"/>14,874</text:p>
          </table:table-cell>
          <table:table-cell office:value-type="float" office:value="7901" table:style-name="ce704">
            <text:p><text:s text:c="3"/>7,901</text:p>
          </table:table-cell>
          <table:table-cell office:value-type="float" office:value="6973" table:style-name="ce705">
            <text:p><text:s text:c="3"/>6,973</text:p>
          </table:table-cell>
          <table:table-cell table:number-columns-repeated="16379"/>
        </table:table-row>
        <table:table-row table:style-name="ro4">
          <table:table-cell office:value-type="string" table:style-name="ce706">
            <text:p>公館鄉</text:p>
          </table:table-cell>
          <table:table-cell office:value-type="float" office:value="10691" table:style-name="ce707">
            <text:p><text:s text:c="3"/>10,691</text:p>
          </table:table-cell>
          <table:table-cell office:value-type="float" office:value="33980" table:style-name="ce707">
            <text:p><text:s text:c="3"/>33,980</text:p>
          </table:table-cell>
          <table:table-cell office:value-type="float" office:value="17725" table:style-name="ce707">
            <text:p><text:s text:c="3"/>17,725</text:p>
          </table:table-cell>
          <table:table-cell office:value-type="float" office:value="16255" table:style-name="ce708">
            <text:p><text:s text:c="3"/>16,255</text:p>
          </table:table-cell>
          <table:table-cell table:number-columns-repeated="16379"/>
        </table:table-row>
        <table:table-row table:style-name="ro4">
          <table:table-cell office:value-type="string" table:style-name="ce709">
            <text:p>銅鑼鄉</text:p>
          </table:table-cell>
          <table:table-cell office:value-type="float" office:value="6156" table:style-name="ce710">
            <text:p><text:s text:c="3"/>6,156</text:p>
          </table:table-cell>
          <table:table-cell office:value-type="float" office:value="18312" table:style-name="ce710">
            <text:p><text:s text:c="3"/>18,312</text:p>
          </table:table-cell>
          <table:table-cell office:value-type="float" office:value="9732" table:style-name="ce710">
            <text:p><text:s text:c="3"/>9,732</text:p>
          </table:table-cell>
          <table:table-cell office:value-type="float" office:value="8580" table:style-name="ce711">
            <text:p><text:s text:c="3"/>8,580</text:p>
          </table:table-cell>
          <table:table-cell table:number-columns-repeated="16379"/>
        </table:table-row>
        <table:table-row table:style-name="ro4">
          <table:table-cell office:value-type="string" table:style-name="ce712">
            <text:p>南庄鄉</text:p>
          </table:table-cell>
          <table:table-cell office:value-type="float" office:value="3944" table:style-name="ce713">
            <text:p><text:s text:c="3"/>3,944</text:p>
          </table:table-cell>
          <table:table-cell office:value-type="float" office:value="10252" table:style-name="ce713">
            <text:p><text:s text:c="3"/>10,252</text:p>
          </table:table-cell>
          <table:table-cell office:value-type="float" office:value="5638" table:style-name="ce713">
            <text:p><text:s text:c="3"/>5,638</text:p>
          </table:table-cell>
          <table:table-cell office:value-type="float" office:value="4614" table:style-name="ce714">
            <text:p><text:s text:c="3"/>4,614</text:p>
          </table:table-cell>
          <table:table-cell table:number-columns-repeated="16379"/>
        </table:table-row>
        <table:table-row table:style-name="ro4">
          <table:table-cell office:value-type="string" table:style-name="ce715">
            <text:p>頭屋鄉</text:p>
          </table:table-cell>
          <table:table-cell office:value-type="float" office:value="3653" table:style-name="ce716">
            <text:p><text:s text:c="3"/>3,653</text:p>
          </table:table-cell>
          <table:table-cell office:value-type="float" office:value="10934" table:style-name="ce716">
            <text:p><text:s text:c="3"/>10,934</text:p>
          </table:table-cell>
          <table:table-cell office:value-type="float" office:value="5808" table:style-name="ce716">
            <text:p><text:s text:c="3"/>5,808</text:p>
          </table:table-cell>
          <table:table-cell office:value-type="float" office:value="5126" table:style-name="ce717">
            <text:p><text:s text:c="3"/>5,126</text:p>
          </table:table-cell>
          <table:table-cell table:number-columns-repeated="16379"/>
        </table:table-row>
        <table:table-row table:style-name="ro4">
          <table:table-cell office:value-type="string" table:style-name="ce718">
            <text:p>三義鄉</text:p>
          </table:table-cell>
          <table:table-cell office:value-type="float" office:value="5590" table:style-name="ce719">
            <text:p><text:s text:c="3"/>5,590</text:p>
          </table:table-cell>
          <table:table-cell office:value-type="float" office:value="16663" table:style-name="ce719">
            <text:p><text:s text:c="3"/>16,663</text:p>
          </table:table-cell>
          <table:table-cell office:value-type="float" office:value="8794" table:style-name="ce719">
            <text:p><text:s text:c="3"/>8,794</text:p>
          </table:table-cell>
          <table:table-cell office:value-type="float" office:value="7869" table:style-name="ce720">
            <text:p><text:s text:c="3"/>7,869</text:p>
          </table:table-cell>
          <table:table-cell table:number-columns-repeated="16379"/>
        </table:table-row>
        <table:table-row table:style-name="ro4">
          <table:table-cell office:value-type="string" table:style-name="ce721">
            <text:p>西湖鄉</text:p>
          </table:table-cell>
          <table:table-cell office:value-type="float" office:value="2657" table:style-name="ce722">
            <text:p><text:s text:c="3"/>2,657</text:p>
          </table:table-cell>
          <table:table-cell office:value-type="float" office:value="7228" table:style-name="ce722">
            <text:p><text:s text:c="3"/>7,228</text:p>
          </table:table-cell>
          <table:table-cell office:value-type="float" office:value="4020" table:style-name="ce722">
            <text:p><text:s text:c="3"/>4,020</text:p>
          </table:table-cell>
          <table:table-cell office:value-type="float" office:value="3208" table:style-name="ce723">
            <text:p><text:s text:c="3"/>3,208</text:p>
          </table:table-cell>
          <table:table-cell table:number-columns-repeated="16379"/>
        </table:table-row>
        <table:table-row table:style-name="ro4">
          <table:table-cell office:value-type="string" table:style-name="ce724">
            <text:p>造橋鄉</text:p>
          </table:table-cell>
          <table:table-cell office:value-type="float" office:value="4123" table:style-name="ce725">
            <text:p><text:s text:c="3"/>4,123</text:p>
          </table:table-cell>
          <table:table-cell office:value-type="float" office:value="13028" table:style-name="ce725">
            <text:p><text:s text:c="3"/>13,028</text:p>
          </table:table-cell>
          <table:table-cell office:value-type="float" office:value="6870" table:style-name="ce725">
            <text:p><text:s text:c="3"/>6,870</text:p>
          </table:table-cell>
          <table:table-cell office:value-type="float" office:value="6158" table:style-name="ce726">
            <text:p><text:s text:c="3"/>6,158</text:p>
          </table:table-cell>
          <table:table-cell table:number-columns-repeated="16379"/>
        </table:table-row>
        <table:table-row table:style-name="ro4">
          <table:table-cell office:value-type="string" table:style-name="ce727">
            <text:p>三灣鄉</text:p>
          </table:table-cell>
          <table:table-cell office:value-type="float" office:value="2402" table:style-name="ce728">
            <text:p><text:s text:c="3"/>2,402</text:p>
          </table:table-cell>
          <table:table-cell office:value-type="float" office:value="6800" table:style-name="ce728">
            <text:p><text:s text:c="3"/>6,800</text:p>
          </table:table-cell>
          <table:table-cell office:value-type="float" office:value="3721" table:style-name="ce728">
            <text:p><text:s text:c="3"/>3,721</text:p>
          </table:table-cell>
          <table:table-cell office:value-type="float" office:value="3079" table:style-name="ce729">
            <text:p><text:s text:c="3"/>3,079</text:p>
          </table:table-cell>
          <table:table-cell table:number-columns-repeated="16379"/>
        </table:table-row>
        <table:table-row table:style-name="ro4">
          <table:table-cell office:value-type="string" table:style-name="ce730">
            <text:p>獅潭鄉</text:p>
          </table:table-cell>
          <table:table-cell office:value-type="float" office:value="1712" table:style-name="ce731">
            <text:p><text:s text:c="3"/>1,712</text:p>
          </table:table-cell>
          <table:table-cell office:value-type="float" office:value="4437" table:style-name="ce731">
            <text:p><text:s text:c="3"/>4,437</text:p>
          </table:table-cell>
          <table:table-cell office:value-type="float" office:value="2485" table:style-name="ce731">
            <text:p><text:s text:c="3"/>2,485</text:p>
          </table:table-cell>
          <table:table-cell office:value-type="float" office:value="1952" table:style-name="ce732">
            <text:p><text:s text:c="3"/>1,952</text:p>
          </table:table-cell>
          <table:table-cell table:number-columns-repeated="16379"/>
        </table:table-row>
        <table:table-row table:style-name="ro4">
          <table:table-cell office:value-type="string" table:style-name="ce733">
            <text:p>泰安鄉</text:p>
          </table:table-cell>
          <table:table-cell office:value-type="float" office:value="1951" table:style-name="ce734">
            <text:p><text:s text:c="3"/>1,951</text:p>
          </table:table-cell>
          <table:table-cell office:value-type="float" office:value="5851" table:style-name="ce734">
            <text:p><text:s text:c="3"/>5,851</text:p>
          </table:table-cell>
          <table:table-cell office:value-type="float" office:value="3141" table:style-name="ce734">
            <text:p><text:s text:c="3"/>3,141</text:p>
          </table:table-cell>
          <table:table-cell office:value-type="float" office:value="2710" table:style-name="ce735">
            <text:p><text:s text:c="3"/>2,710</text:p>
          </table:table-cell>
          <table:table-cell table:number-columns-repeated="16379"/>
        </table:table-row>
        <table:table-row table:number-rows-repeated="1048554" table:style-name="ro7">
          <table:table-cell table:number-columns-repeated="16384"/>
        </table:table-row>
      </table:table>
      <table:table table:name="彰化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36">
            <text:p>彰化縣</text:p>
          </table:table-cell>
          <table:table-cell office:value-type="float" office:value="385807" table:style-name="ce737">
            <text:p><text:s text:c="3"/>385,807</text:p>
          </table:table-cell>
          <table:table-cell office:value-type="float" office:value="1284045" table:style-name="ce737">
            <text:p><text:s text:c="3"/>1,284,045</text:p>
          </table:table-cell>
          <table:table-cell office:value-type="float" office:value="654805" table:style-name="ce737">
            <text:p><text:s text:c="3"/>654,805</text:p>
          </table:table-cell>
          <table:table-cell office:value-type="float" office:value="629240" table:style-name="ce738">
            <text:p><text:s text:c="3"/>629,240</text:p>
          </table:table-cell>
          <table:table-cell table:number-columns-repeated="16379"/>
        </table:table-row>
        <table:table-row table:style-name="ro4">
          <table:table-cell office:value-type="string" table:style-name="ce739">
            <text:p>彰化市</text:p>
          </table:table-cell>
          <table:table-cell office:value-type="float" office:value="76164" table:style-name="ce740">
            <text:p><text:s text:c="3"/>76,164</text:p>
          </table:table-cell>
          <table:table-cell office:value-type="float" office:value="234053" table:style-name="ce740">
            <text:p><text:s text:c="3"/>234,053</text:p>
          </table:table-cell>
          <table:table-cell office:value-type="float" office:value="115720" table:style-name="ce740">
            <text:p><text:s text:c="3"/>115,720</text:p>
          </table:table-cell>
          <table:table-cell office:value-type="float" office:value="118333" table:style-name="ce741">
            <text:p><text:s text:c="3"/>118,333</text:p>
          </table:table-cell>
          <table:table-cell table:number-columns-repeated="16379"/>
        </table:table-row>
        <table:table-row table:style-name="ro4">
          <table:table-cell office:value-type="string" table:style-name="ce742">
            <text:p>員林市</text:p>
          </table:table-cell>
          <table:table-cell office:value-type="float" office:value="39060" table:style-name="ce743">
            <text:p><text:s text:c="3"/>39,060</text:p>
          </table:table-cell>
          <table:table-cell office:value-type="float" office:value="124604" table:style-name="ce743">
            <text:p><text:s text:c="3"/>124,604</text:p>
          </table:table-cell>
          <table:table-cell office:value-type="float" office:value="61930" table:style-name="ce743">
            <text:p><text:s text:c="3"/>61,930</text:p>
          </table:table-cell>
          <table:table-cell office:value-type="float" office:value="62674" table:style-name="ce744">
            <text:p><text:s text:c="3"/>62,674</text:p>
          </table:table-cell>
          <table:table-cell table:number-columns-repeated="16379"/>
        </table:table-row>
        <table:table-row table:style-name="ro4">
          <table:table-cell office:value-type="string" table:style-name="ce745">
            <text:p>鹿港鎮</text:p>
          </table:table-cell>
          <table:table-cell office:value-type="float" office:value="24395" table:style-name="ce746">
            <text:p><text:s text:c="3"/>24,395</text:p>
          </table:table-cell>
          <table:table-cell office:value-type="float" office:value="86701" table:style-name="ce746">
            <text:p><text:s text:c="3"/>86,701</text:p>
          </table:table-cell>
          <table:table-cell office:value-type="float" office:value="44096" table:style-name="ce746">
            <text:p><text:s text:c="3"/>44,096</text:p>
          </table:table-cell>
          <table:table-cell office:value-type="float" office:value="42605" table:style-name="ce747">
            <text:p><text:s text:c="3"/>42,605</text:p>
          </table:table-cell>
          <table:table-cell table:number-columns-repeated="16379"/>
        </table:table-row>
        <table:table-row table:style-name="ro4">
          <table:table-cell office:value-type="string" table:style-name="ce748">
            <text:p>和美鎮</text:p>
          </table:table-cell>
          <table:table-cell office:value-type="float" office:value="26671" table:style-name="ce749">
            <text:p><text:s text:c="3"/>26,671</text:p>
          </table:table-cell>
          <table:table-cell office:value-type="float" office:value="91070" table:style-name="ce749">
            <text:p><text:s text:c="3"/>91,070</text:p>
          </table:table-cell>
          <table:table-cell office:value-type="float" office:value="46404" table:style-name="ce749">
            <text:p><text:s text:c="3"/>46,404</text:p>
          </table:table-cell>
          <table:table-cell office:value-type="float" office:value="44666" table:style-name="ce750">
            <text:p><text:s text:c="3"/>44,666</text:p>
          </table:table-cell>
          <table:table-cell table:number-columns-repeated="16379"/>
        </table:table-row>
        <table:table-row table:style-name="ro4">
          <table:table-cell office:value-type="string" table:style-name="ce751">
            <text:p>北斗鎮</text:p>
          </table:table-cell>
          <table:table-cell office:value-type="float" office:value="10657" table:style-name="ce752">
            <text:p><text:s text:c="3"/>10,657</text:p>
          </table:table-cell>
          <table:table-cell office:value-type="float" office:value="33310" table:style-name="ce752">
            <text:p><text:s text:c="3"/>33,310</text:p>
          </table:table-cell>
          <table:table-cell office:value-type="float" office:value="16795" table:style-name="ce752">
            <text:p><text:s text:c="3"/>16,795</text:p>
          </table:table-cell>
          <table:table-cell office:value-type="float" office:value="16515" table:style-name="ce753">
            <text:p><text:s text:c="3"/>16,515</text:p>
          </table:table-cell>
          <table:table-cell table:number-columns-repeated="16379"/>
        </table:table-row>
        <table:table-row table:style-name="ro4">
          <table:table-cell office:value-type="string" table:style-name="ce754">
            <text:p>溪湖鎮</text:p>
          </table:table-cell>
          <table:table-cell office:value-type="float" office:value="16309" table:style-name="ce755">
            <text:p><text:s text:c="3"/>16,309</text:p>
          </table:table-cell>
          <table:table-cell office:value-type="float" office:value="55697" table:style-name="ce755">
            <text:p><text:s text:c="3"/>55,697</text:p>
          </table:table-cell>
          <table:table-cell office:value-type="float" office:value="28257" table:style-name="ce755">
            <text:p><text:s text:c="3"/>28,257</text:p>
          </table:table-cell>
          <table:table-cell office:value-type="float" office:value="27440" table:style-name="ce756">
            <text:p><text:s text:c="3"/>27,440</text:p>
          </table:table-cell>
          <table:table-cell table:number-columns-repeated="16379"/>
        </table:table-row>
        <table:table-row table:style-name="ro4">
          <table:table-cell office:value-type="string" table:style-name="ce757">
            <text:p>田中鎮</text:p>
          </table:table-cell>
          <table:table-cell office:value-type="float" office:value="13126" table:style-name="ce758">
            <text:p><text:s text:c="3"/>13,126</text:p>
          </table:table-cell>
          <table:table-cell office:value-type="float" office:value="42015" table:style-name="ce758">
            <text:p><text:s text:c="3"/>42,015</text:p>
          </table:table-cell>
          <table:table-cell office:value-type="float" office:value="21654" table:style-name="ce758">
            <text:p><text:s text:c="3"/>21,654</text:p>
          </table:table-cell>
          <table:table-cell office:value-type="float" office:value="20361" table:style-name="ce759">
            <text:p><text:s text:c="3"/>20,361</text:p>
          </table:table-cell>
          <table:table-cell table:number-columns-repeated="16379"/>
        </table:table-row>
        <table:table-row table:style-name="ro4">
          <table:table-cell office:value-type="string" table:style-name="ce760">
            <text:p>二林鎮</text:p>
          </table:table-cell>
          <table:table-cell office:value-type="float" office:value="15018" table:style-name="ce761">
            <text:p><text:s text:c="3"/>15,018</text:p>
          </table:table-cell>
          <table:table-cell office:value-type="float" office:value="51215" table:style-name="ce761">
            <text:p><text:s text:c="3"/>51,215</text:p>
          </table:table-cell>
          <table:table-cell office:value-type="float" office:value="26388" table:style-name="ce761">
            <text:p><text:s text:c="3"/>26,388</text:p>
          </table:table-cell>
          <table:table-cell office:value-type="float" office:value="24827" table:style-name="ce762">
            <text:p><text:s text:c="3"/>24,827</text:p>
          </table:table-cell>
          <table:table-cell table:number-columns-repeated="16379"/>
        </table:table-row>
        <table:table-row table:style-name="ro4">
          <table:table-cell office:value-type="string" table:style-name="ce763">
            <text:p>線西鄉</text:p>
          </table:table-cell>
          <table:table-cell office:value-type="float" office:value="4392" table:style-name="ce764">
            <text:p><text:s text:c="3"/>4,392</text:p>
          </table:table-cell>
          <table:table-cell office:value-type="float" office:value="16896" table:style-name="ce764">
            <text:p><text:s text:c="3"/>16,896</text:p>
          </table:table-cell>
          <table:table-cell office:value-type="float" office:value="8688" table:style-name="ce764">
            <text:p><text:s text:c="3"/>8,688</text:p>
          </table:table-cell>
          <table:table-cell office:value-type="float" office:value="8208" table:style-name="ce765">
            <text:p><text:s text:c="3"/>8,208</text:p>
          </table:table-cell>
          <table:table-cell table:number-columns-repeated="16379"/>
        </table:table-row>
        <table:table-row table:style-name="ro4">
          <table:table-cell office:value-type="string" table:style-name="ce766">
            <text:p>伸港鄉</text:p>
          </table:table-cell>
          <table:table-cell office:value-type="float" office:value="9914" table:style-name="ce767">
            <text:p><text:s text:c="3"/>9,914</text:p>
          </table:table-cell>
          <table:table-cell office:value-type="float" office:value="36837" table:style-name="ce767">
            <text:p><text:s text:c="3"/>36,837</text:p>
          </table:table-cell>
          <table:table-cell office:value-type="float" office:value="18816" table:style-name="ce767">
            <text:p><text:s text:c="3"/>18,816</text:p>
          </table:table-cell>
          <table:table-cell office:value-type="float" office:value="18021" table:style-name="ce768">
            <text:p><text:s text:c="3"/>18,021</text:p>
          </table:table-cell>
          <table:table-cell table:number-columns-repeated="16379"/>
        </table:table-row>
        <table:table-row table:style-name="ro4">
          <table:table-cell office:value-type="string" table:style-name="ce769">
            <text:p>福興鄉</text:p>
          </table:table-cell>
          <table:table-cell office:value-type="float" office:value="12763" table:style-name="ce770">
            <text:p><text:s text:c="3"/>12,763</text:p>
          </table:table-cell>
          <table:table-cell office:value-type="float" office:value="47392" table:style-name="ce770">
            <text:p><text:s text:c="3"/>47,392</text:p>
          </table:table-cell>
          <table:table-cell office:value-type="float" office:value="24706" table:style-name="ce770">
            <text:p><text:s text:c="3"/>24,706</text:p>
          </table:table-cell>
          <table:table-cell office:value-type="float" office:value="22686" table:style-name="ce771">
            <text:p><text:s text:c="3"/>22,686</text:p>
          </table:table-cell>
          <table:table-cell table:number-columns-repeated="16379"/>
        </table:table-row>
        <table:table-row table:style-name="ro4">
          <table:table-cell office:value-type="string" table:style-name="ce772">
            <text:p>秀水鄉</text:p>
          </table:table-cell>
          <table:table-cell office:value-type="float" office:value="10681" table:style-name="ce773">
            <text:p><text:s text:c="3"/>10,681</text:p>
          </table:table-cell>
          <table:table-cell office:value-type="float" office:value="39337" table:style-name="ce773">
            <text:p><text:s text:c="3"/>39,337</text:p>
          </table:table-cell>
          <table:table-cell office:value-type="float" office:value="20303" table:style-name="ce773">
            <text:p><text:s text:c="3"/>20,303</text:p>
          </table:table-cell>
          <table:table-cell office:value-type="float" office:value="19034" table:style-name="ce774">
            <text:p><text:s text:c="3"/>19,034</text:p>
          </table:table-cell>
          <table:table-cell table:number-columns-repeated="16379"/>
        </table:table-row>
        <table:table-row table:style-name="ro4">
          <table:table-cell office:value-type="string" table:style-name="ce775">
            <text:p>花壇鄉</text:p>
          </table:table-cell>
          <table:table-cell office:value-type="float" office:value="14049" table:style-name="ce776">
            <text:p><text:s text:c="3"/>14,049</text:p>
          </table:table-cell>
          <table:table-cell office:value-type="float" office:value="46009" table:style-name="ce776">
            <text:p><text:s text:c="3"/>46,009</text:p>
          </table:table-cell>
          <table:table-cell office:value-type="float" office:value="23589" table:style-name="ce776">
            <text:p><text:s text:c="3"/>23,589</text:p>
          </table:table-cell>
          <table:table-cell office:value-type="float" office:value="22420" table:style-name="ce777">
            <text:p><text:s text:c="3"/>22,420</text:p>
          </table:table-cell>
          <table:table-cell table:number-columns-repeated="16379"/>
        </table:table-row>
        <table:table-row table:style-name="ro4">
          <table:table-cell office:value-type="string" table:style-name="ce778">
            <text:p>芬園鄉</text:p>
          </table:table-cell>
          <table:table-cell office:value-type="float" office:value="6825" table:style-name="ce779">
            <text:p><text:s text:c="3"/>6,825</text:p>
          </table:table-cell>
          <table:table-cell office:value-type="float" office:value="23772" table:style-name="ce779">
            <text:p><text:s text:c="3"/>23,772</text:p>
          </table:table-cell>
          <table:table-cell office:value-type="float" office:value="12484" table:style-name="ce779">
            <text:p><text:s text:c="3"/>12,484</text:p>
          </table:table-cell>
          <table:table-cell office:value-type="float" office:value="11288" table:style-name="ce780">
            <text:p><text:s text:c="3"/>11,288</text:p>
          </table:table-cell>
          <table:table-cell table:number-columns-repeated="16379"/>
        </table:table-row>
        <table:table-row table:style-name="ro4">
          <table:table-cell office:value-type="string" table:style-name="ce781">
            <text:p>大村鄉</text:p>
          </table:table-cell>
          <table:table-cell office:value-type="float" office:value="11114" table:style-name="ce782">
            <text:p><text:s text:c="3"/>11,114</text:p>
          </table:table-cell>
          <table:table-cell office:value-type="float" office:value="36840" table:style-name="ce782">
            <text:p><text:s text:c="3"/>36,840</text:p>
          </table:table-cell>
          <table:table-cell office:value-type="float" office:value="19023" table:style-name="ce782">
            <text:p><text:s text:c="3"/>19,023</text:p>
          </table:table-cell>
          <table:table-cell office:value-type="float" office:value="17817" table:style-name="ce783">
            <text:p><text:s text:c="3"/>17,817</text:p>
          </table:table-cell>
          <table:table-cell table:number-columns-repeated="16379"/>
        </table:table-row>
        <table:table-row table:style-name="ro4">
          <table:table-cell office:value-type="string" table:style-name="ce784">
            <text:p>埔鹽鄉</text:p>
          </table:table-cell>
          <table:table-cell office:value-type="float" office:value="9041" table:style-name="ce785">
            <text:p><text:s text:c="3"/>9,041</text:p>
          </table:table-cell>
          <table:table-cell office:value-type="float" office:value="32646" table:style-name="ce785">
            <text:p><text:s text:c="3"/>32,646</text:p>
          </table:table-cell>
          <table:table-cell office:value-type="float" office:value="17147" table:style-name="ce785">
            <text:p><text:s text:c="3"/>17,147</text:p>
          </table:table-cell>
          <table:table-cell office:value-type="float" office:value="15499" table:style-name="ce786">
            <text:p><text:s text:c="3"/>15,499</text:p>
          </table:table-cell>
          <table:table-cell table:number-columns-repeated="16379"/>
        </table:table-row>
        <table:table-row table:style-name="ro4">
          <table:table-cell office:value-type="string" table:style-name="ce787">
            <text:p>埔心鄉</text:p>
          </table:table-cell>
          <table:table-cell office:value-type="float" office:value="10548" table:style-name="ce788">
            <text:p><text:s text:c="3"/>10,548</text:p>
          </table:table-cell>
          <table:table-cell office:value-type="float" office:value="34876" table:style-name="ce788">
            <text:p><text:s text:c="3"/>34,876</text:p>
          </table:table-cell>
          <table:table-cell office:value-type="float" office:value="17979" table:style-name="ce788">
            <text:p><text:s text:c="3"/>17,979</text:p>
          </table:table-cell>
          <table:table-cell office:value-type="float" office:value="16897" table:style-name="ce789">
            <text:p><text:s text:c="3"/>16,897</text:p>
          </table:table-cell>
          <table:table-cell table:number-columns-repeated="16379"/>
        </table:table-row>
        <table:table-row table:style-name="ro4">
          <table:table-cell office:value-type="string" table:style-name="ce790">
            <text:p>永靖鄉</text:p>
          </table:table-cell>
          <table:table-cell office:value-type="float" office:value="10932" table:style-name="ce791">
            <text:p><text:s text:c="3"/>10,932</text:p>
          </table:table-cell>
          <table:table-cell office:value-type="float" office:value="37542" table:style-name="ce791">
            <text:p><text:s text:c="3"/>37,542</text:p>
          </table:table-cell>
          <table:table-cell office:value-type="float" office:value="19445" table:style-name="ce791">
            <text:p><text:s text:c="3"/>19,445</text:p>
          </table:table-cell>
          <table:table-cell office:value-type="float" office:value="18097" table:style-name="ce792">
            <text:p><text:s text:c="3"/>18,097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社頭鄉</text:p>
          </table:table-cell>
          <table:table-cell office:value-type="float" office:value="12899" table:style-name="ce795">
            <text:p><text:s text:c="3"/>12,899</text:p>
          </table:table-cell>
          <table:table-cell office:value-type="float" office:value="43302" table:style-name="ce795">
            <text:p><text:s text:c="3"/>43,302</text:p>
          </table:table-cell>
          <table:table-cell office:value-type="float" office:value="22263" table:style-name="ce795">
            <text:p><text:s text:c="3"/>22,263</text:p>
          </table:table-cell>
          <table:table-cell office:value-type="float" office:value="21039" table:style-name="ce796">
            <text:p><text:s text:c="3"/>21,039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二水鄉</text:p>
          </table:table-cell>
          <table:table-cell office:value-type="float" office:value="5292" table:style-name="ce797">
            <text:p><text:s text:c="3"/>5,292</text:p>
          </table:table-cell>
          <table:table-cell office:value-type="float" office:value="15377" table:style-name="ce797">
            <text:p><text:s text:c="3"/>15,377</text:p>
          </table:table-cell>
          <table:table-cell office:value-type="float" office:value="8066" table:style-name="ce797">
            <text:p><text:s text:c="3"/>8,066</text:p>
          </table:table-cell>
          <table:table-cell office:value-type="float" office:value="7311" table:style-name="ce798">
            <text:p><text:s text:c="3"/>7,311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田尾鄉</text:p>
          </table:table-cell>
          <table:table-cell office:value-type="float" office:value="7953" table:style-name="ce797">
            <text:p><text:s text:c="3"/>7,953</text:p>
          </table:table-cell>
          <table:table-cell office:value-type="float" office:value="27482" table:style-name="ce797">
            <text:p><text:s text:c="3"/>27,482</text:p>
          </table:table-cell>
          <table:table-cell office:value-type="float" office:value="14192" table:style-name="ce797">
            <text:p><text:s text:c="3"/>14,192</text:p>
          </table:table-cell>
          <table:table-cell office:value-type="float" office:value="13290" table:style-name="ce798">
            <text:p><text:s text:c="3"/>13,290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埤頭鄉</text:p>
          </table:table-cell>
          <table:table-cell office:value-type="float" office:value="9026" table:style-name="ce797">
            <text:p><text:s text:c="3"/>9,026</text:p>
          </table:table-cell>
          <table:table-cell office:value-type="float" office:value="30660" table:style-name="ce797">
            <text:p><text:s text:c="3"/>30,660</text:p>
          </table:table-cell>
          <table:table-cell office:value-type="float" office:value="15923" table:style-name="ce797">
            <text:p><text:s text:c="3"/>15,923</text:p>
          </table:table-cell>
          <table:table-cell office:value-type="float" office:value="14737" table:style-name="ce798">
            <text:p><text:s text:c="3"/>14,737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芳苑鄉</text:p>
          </table:table-cell>
          <table:table-cell office:value-type="float" office:value="10133" table:style-name="ce797">
            <text:p><text:s text:c="3"/>10,133</text:p>
          </table:table-cell>
          <table:table-cell office:value-type="float" office:value="33809" table:style-name="ce797">
            <text:p><text:s text:c="3"/>33,809</text:p>
          </table:table-cell>
          <table:table-cell office:value-type="float" office:value="17873" table:style-name="ce797">
            <text:p><text:s text:c="3"/>17,873</text:p>
          </table:table-cell>
          <table:table-cell office:value-type="float" office:value="15936" table:style-name="ce798">
            <text:p><text:s text:c="3"/>15,936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大城鄉</text:p>
          </table:table-cell>
          <table:table-cell office:value-type="float" office:value="5261" table:style-name="ce797">
            <text:p><text:s text:c="3"/>5,261</text:p>
          </table:table-cell>
          <table:table-cell office:value-type="float" office:value="17071" table:style-name="ce797">
            <text:p><text:s text:c="3"/>17,071</text:p>
          </table:table-cell>
          <table:table-cell office:value-type="float" office:value="9208" table:style-name="ce797">
            <text:p><text:s text:c="3"/>9,208</text:p>
          </table:table-cell>
          <table:table-cell office:value-type="float" office:value="7863" table:style-name="ce798">
            <text:p><text:s text:c="3"/>7,863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竹塘鄉</text:p>
          </table:table-cell>
          <table:table-cell office:value-type="float" office:value="4602" table:style-name="ce797">
            <text:p><text:s text:c="3"/>4,602</text:p>
          </table:table-cell>
          <table:table-cell office:value-type="float" office:value="15367" table:style-name="ce797">
            <text:p><text:s text:c="3"/>15,367</text:p>
          </table:table-cell>
          <table:table-cell office:value-type="float" office:value="8083" table:style-name="ce797">
            <text:p><text:s text:c="3"/>8,083</text:p>
          </table:table-cell>
          <table:table-cell office:value-type="float" office:value="7284" table:style-name="ce798">
            <text:p><text:s text:c="3"/>7,284</text:p>
          </table:table-cell>
          <table:table-cell table:number-columns-repeated="16379"/>
        </table:table-row>
        <table:table-row table:style-name="ro4">
          <table:table-cell office:value-type="string" table:style-name="ce799">
            <text:p>溪州鄉</text:p>
          </table:table-cell>
          <table:table-cell office:value-type="float" office:value="8982" table:style-name="ce800">
            <text:p><text:s text:c="3"/>8,982</text:p>
          </table:table-cell>
          <table:table-cell office:value-type="float" office:value="30165" table:style-name="ce800">
            <text:p><text:s text:c="3"/>30,165</text:p>
          </table:table-cell>
          <table:table-cell office:value-type="float" office:value="15773" table:style-name="ce800">
            <text:p><text:s text:c="3"/>15,773</text:p>
          </table:table-cell>
          <table:table-cell office:value-type="float" office:value="14392" table:style-name="ce801">
            <text:p><text:s text:c="3"/>14,392</text:p>
          </table:table-cell>
          <table:table-cell table:number-columns-repeated="16379"/>
        </table:table-row>
        <table:table-row table:number-rows-repeated="1048546" table:style-name="ro7">
          <table:table-cell table:number-columns-repeated="16384"/>
        </table:table-row>
      </table:table>
      <table:table table:name="南投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3">
            <text:p>南投縣</text:p>
          </table:table-cell>
          <table:table-cell office:value-type="float" office:value="177820" table:style-name="ce797">
            <text:p><text:s text:c="3"/>177,820</text:p>
          </table:table-cell>
          <table:table-cell office:value-type="float" office:value="502932" table:style-name="ce797">
            <text:p><text:s text:c="3"/>502,932</text:p>
          </table:table-cell>
          <table:table-cell office:value-type="float" office:value="257730" table:style-name="ce797">
            <text:p><text:s text:c="3"/>257,730</text:p>
          </table:table-cell>
          <table:table-cell office:value-type="float" office:value="245202" table:style-name="ce798">
            <text:p><text:s text:c="3"/>245,202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南投市</text:p>
          </table:table-cell>
          <table:table-cell office:value-type="float" office:value="34664" table:style-name="ce797">
            <text:p><text:s text:c="3"/>34,664</text:p>
          </table:table-cell>
          <table:table-cell office:value-type="float" office:value="100579" table:style-name="ce797">
            <text:p><text:s text:c="3"/>100,579</text:p>
          </table:table-cell>
          <table:table-cell office:value-type="float" office:value="50361" table:style-name="ce797">
            <text:p><text:s text:c="3"/>50,361</text:p>
          </table:table-cell>
          <table:table-cell office:value-type="float" office:value="50218" table:style-name="ce798">
            <text:p><text:s text:c="3"/>50,218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埔里鎮</text:p>
          </table:table-cell>
          <table:table-cell office:value-type="float" office:value="29023" table:style-name="ce797">
            <text:p><text:s text:c="3"/>29,023</text:p>
          </table:table-cell>
          <table:table-cell office:value-type="float" office:value="81369" table:style-name="ce797">
            <text:p><text:s text:c="3"/>81,369</text:p>
          </table:table-cell>
          <table:table-cell office:value-type="float" office:value="40576" table:style-name="ce797">
            <text:p><text:s text:c="3"/>40,576</text:p>
          </table:table-cell>
          <table:table-cell office:value-type="float" office:value="40793" table:style-name="ce798">
            <text:p><text:s text:c="3"/>40,793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草屯鎮</text:p>
          </table:table-cell>
          <table:table-cell office:value-type="float" office:value="33167" table:style-name="ce797">
            <text:p><text:s text:c="3"/>33,167</text:p>
          </table:table-cell>
          <table:table-cell office:value-type="float" office:value="98180" table:style-name="ce797">
            <text:p><text:s text:c="3"/>98,180</text:p>
          </table:table-cell>
          <table:table-cell office:value-type="float" office:value="49668" table:style-name="ce797">
            <text:p><text:s text:c="3"/>49,668</text:p>
          </table:table-cell>
          <table:table-cell office:value-type="float" office:value="48512" table:style-name="ce798">
            <text:p><text:s text:c="3"/>48,512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竹山鎮</text:p>
          </table:table-cell>
          <table:table-cell office:value-type="float" office:value="20123" table:style-name="ce797">
            <text:p><text:s text:c="3"/>20,123</text:p>
          </table:table-cell>
          <table:table-cell office:value-type="float" office:value="55341" table:style-name="ce797">
            <text:p><text:s text:c="3"/>55,341</text:p>
          </table:table-cell>
          <table:table-cell office:value-type="float" office:value="28390" table:style-name="ce797">
            <text:p><text:s text:c="3"/>28,390</text:p>
          </table:table-cell>
          <table:table-cell office:value-type="float" office:value="26951" table:style-name="ce798">
            <text:p><text:s text:c="3"/>26,951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集集鎮</text:p>
          </table:table-cell>
          <table:table-cell office:value-type="float" office:value="4287" table:style-name="ce797">
            <text:p><text:s text:c="3"/>4,287</text:p>
          </table:table-cell>
          <table:table-cell office:value-type="float" office:value="10921" table:style-name="ce797">
            <text:p><text:s text:c="3"/>10,921</text:p>
          </table:table-cell>
          <table:table-cell office:value-type="float" office:value="5678" table:style-name="ce797">
            <text:p><text:s text:c="3"/>5,678</text:p>
          </table:table-cell>
          <table:table-cell office:value-type="float" office:value="5243" table:style-name="ce798">
            <text:p><text:s text:c="3"/>5,243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名間鄉</text:p>
          </table:table-cell>
          <table:table-cell office:value-type="float" office:value="12635" table:style-name="ce797">
            <text:p><text:s text:c="3"/>12,635</text:p>
          </table:table-cell>
          <table:table-cell office:value-type="float" office:value="38974" table:style-name="ce797">
            <text:p><text:s text:c="3"/>38,974</text:p>
          </table:table-cell>
          <table:table-cell office:value-type="float" office:value="20529" table:style-name="ce797">
            <text:p><text:s text:c="3"/>20,529</text:p>
          </table:table-cell>
          <table:table-cell office:value-type="float" office:value="18445" table:style-name="ce798">
            <text:p><text:s text:c="3"/>18,445</text:p>
          </table:table-cell>
          <table:table-cell table:number-columns-repeated="16379"/>
        </table:table-row>
        <table:table-row table:style-name="ro4">
          <table:table-cell office:value-type="string" table:style-name="ce794">
            <text:p>鹿谷鄉</text:p>
          </table:table-cell>
          <table:table-cell office:value-type="float" office:value="7918" table:style-name="ce797">
            <text:p><text:s text:c="3"/>7,918</text:p>
          </table:table-cell>
          <table:table-cell office:value-type="float" office:value="17865" table:style-name="ce797">
            <text:p><text:s text:c="3"/>17,865</text:p>
          </table:table-cell>
          <table:table-cell office:value-type="float" office:value="9538" table:style-name="ce797">
            <text:p><text:s text:c="3"/>9,538</text:p>
          </table:table-cell>
          <table:table-cell office:value-type="float" office:value="8327" table:style-name="ce1">
            <text:p>832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中寮鄉</text:p>
          </table:table-cell>
          <table:table-cell office:value-type="float" office:value="5639" table:style-name="ce1">
            <text:p>5639</text:p>
          </table:table-cell>
          <table:table-cell office:value-type="float" office:value="14982" table:style-name="ce1">
            <text:p>14982</text:p>
          </table:table-cell>
          <table:table-cell office:value-type="float" office:value="8144" table:style-name="ce1">
            <text:p>8144</text:p>
          </table:table-cell>
          <table:table-cell office:value-type="float" office:value="6838" table:style-name="ce1">
            <text:p>683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魚池鄉</text:p>
          </table:table-cell>
          <table:table-cell office:value-type="float" office:value="5759" table:style-name="ce1">
            <text:p>5759</text:p>
          </table:table-cell>
          <table:table-cell office:value-type="float" office:value="16044" table:style-name="ce1">
            <text:p>16044</text:p>
          </table:table-cell>
          <table:table-cell office:value-type="float" office:value="8439" table:style-name="ce1">
            <text:p>8439</text:p>
          </table:table-cell>
          <table:table-cell office:value-type="float" office:value="7605" table:style-name="ce1">
            <text:p>760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國姓鄉</text:p>
          </table:table-cell>
          <table:table-cell office:value-type="float" office:value="7270" table:style-name="ce1">
            <text:p>7270</text:p>
          </table:table-cell>
          <table:table-cell office:value-type="float" office:value="18880" table:style-name="ce1">
            <text:p>18880</text:p>
          </table:table-cell>
          <table:table-cell office:value-type="float" office:value="10212" table:style-name="ce1">
            <text:p>10212</text:p>
          </table:table-cell>
          <table:table-cell office:value-type="float" office:value="8668" table:style-name="ce1">
            <text:p>866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水里鄉</text:p>
          </table:table-cell>
          <table:table-cell office:value-type="float" office:value="7154" table:style-name="ce1">
            <text:p>7154</text:p>
          </table:table-cell>
          <table:table-cell office:value-type="float" office:value="17903" table:style-name="ce1">
            <text:p>17903</text:p>
          </table:table-cell>
          <table:table-cell office:value-type="float" office:value="9390" table:style-name="ce1">
            <text:p>9390</text:p>
          </table:table-cell>
          <table:table-cell office:value-type="float" office:value="8513" table:style-name="ce1">
            <text:p>851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信義鄉</text:p>
          </table:table-cell>
          <table:table-cell office:value-type="float" office:value="5272" table:style-name="ce1">
            <text:p>5272</text:p>
          </table:table-cell>
          <table:table-cell office:value-type="float" office:value="16263" table:style-name="ce1">
            <text:p>16263</text:p>
          </table:table-cell>
          <table:table-cell office:value-type="float" office:value="8727" table:style-name="ce1">
            <text:p>8727</text:p>
          </table:table-cell>
          <table:table-cell office:value-type="float" office:value="7536" table:style-name="ce1">
            <text:p>753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仁愛鄉</text:p>
          </table:table-cell>
          <table:table-cell office:value-type="float" office:value="4909" table:style-name="ce1">
            <text:p>4909</text:p>
          </table:table-cell>
          <table:table-cell office:value-type="float" office:value="15631" table:style-name="ce1">
            <text:p>15631</text:p>
          </table:table-cell>
          <table:table-cell office:value-type="float" office:value="8078" table:style-name="ce1">
            <text:p>8078</text:p>
          </table:table-cell>
          <table:table-cell office:value-type="float" office:value="7553" table:style-name="ce1">
            <text:p>7553</text:p>
          </table:table-cell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  <table:table table:name="雲林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雲林縣</text:p>
          </table:table-cell>
          <table:table-cell office:value-type="float" office:value="239956" table:style-name="ce1">
            <text:p>239956</text:p>
          </table:table-cell>
          <table:table-cell office:value-type="float" office:value="692074" table:style-name="ce1">
            <text:p>692074</text:p>
          </table:table-cell>
          <table:table-cell office:value-type="float" office:value="359292" table:style-name="ce1">
            <text:p>359292</text:p>
          </table:table-cell>
          <table:table-cell office:value-type="float" office:value="332782" table:style-name="ce1">
            <text:p>33278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斗六市</text:p>
          </table:table-cell>
          <table:table-cell office:value-type="float" office:value="38122" table:style-name="ce1">
            <text:p>38122</text:p>
          </table:table-cell>
          <table:table-cell office:value-type="float" office:value="108589" table:style-name="ce1">
            <text:p>108589</text:p>
          </table:table-cell>
          <table:table-cell office:value-type="float" office:value="54053" table:style-name="ce1">
            <text:p>54053</text:p>
          </table:table-cell>
          <table:table-cell office:value-type="float" office:value="54536" table:style-name="ce1">
            <text:p>5453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斗南鎮</text:p>
          </table:table-cell>
          <table:table-cell office:value-type="float" office:value="15847" table:style-name="ce1">
            <text:p>15847</text:p>
          </table:table-cell>
          <table:table-cell office:value-type="float" office:value="45080" table:style-name="ce1">
            <text:p>45080</text:p>
          </table:table-cell>
          <table:table-cell office:value-type="float" office:value="22922" table:style-name="ce1">
            <text:p>22922</text:p>
          </table:table-cell>
          <table:table-cell office:value-type="float" office:value="22158" table:style-name="ce1">
            <text:p>2215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虎尾鎮</text:p>
          </table:table-cell>
          <table:table-cell office:value-type="float" office:value="24943" table:style-name="ce1">
            <text:p>24943</text:p>
          </table:table-cell>
          <table:table-cell office:value-type="float" office:value="70990" table:style-name="ce1">
            <text:p>70990</text:p>
          </table:table-cell>
          <table:table-cell office:value-type="float" office:value="35974" table:style-name="ce1">
            <text:p>35974</text:p>
          </table:table-cell>
          <table:table-cell office:value-type="float" office:value="35016" table:style-name="ce1">
            <text:p>3501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西螺鎮</text:p>
          </table:table-cell>
          <table:table-cell office:value-type="float" office:value="14645" table:style-name="ce1">
            <text:p>14645</text:p>
          </table:table-cell>
          <table:table-cell office:value-type="float" office:value="46390" table:style-name="ce1">
            <text:p>46390</text:p>
          </table:table-cell>
          <table:table-cell office:value-type="float" office:value="23475" table:style-name="ce1">
            <text:p>23475</text:p>
          </table:table-cell>
          <table:table-cell office:value-type="float" office:value="22915" table:style-name="ce1">
            <text:p>2291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土庫鎮</text:p>
          </table:table-cell>
          <table:table-cell office:value-type="float" office:value="9351" table:style-name="ce1">
            <text:p>9351</text:p>
          </table:table-cell>
          <table:table-cell office:value-type="float" office:value="29043" table:style-name="ce1">
            <text:p>29043</text:p>
          </table:table-cell>
          <table:table-cell office:value-type="float" office:value="15171" table:style-name="ce1">
            <text:p>15171</text:p>
          </table:table-cell>
          <table:table-cell office:value-type="float" office:value="13872" table:style-name="ce1">
            <text:p>1387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北港鎮</text:p>
          </table:table-cell>
          <table:table-cell office:value-type="float" office:value="15912" table:style-name="ce1">
            <text:p>15912</text:p>
          </table:table-cell>
          <table:table-cell office:value-type="float" office:value="40440" table:style-name="ce1">
            <text:p>40440</text:p>
          </table:table-cell>
          <table:table-cell office:value-type="float" office:value="20909" table:style-name="ce1">
            <text:p>20909</text:p>
          </table:table-cell>
          <table:table-cell office:value-type="float" office:value="19531" table:style-name="ce1">
            <text:p>1953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古坑鄉</text:p>
          </table:table-cell>
          <table:table-cell office:value-type="float" office:value="10974" table:style-name="ce1">
            <text:p>10974</text:p>
          </table:table-cell>
          <table:table-cell office:value-type="float" office:value="31776" table:style-name="ce1">
            <text:p>31776</text:p>
          </table:table-cell>
          <table:table-cell office:value-type="float" office:value="16746" table:style-name="ce1">
            <text:p>16746</text:p>
          </table:table-cell>
          <table:table-cell office:value-type="float" office:value="15030" table:style-name="ce1">
            <text:p>1503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大埤鄉</text:p>
          </table:table-cell>
          <table:table-cell office:value-type="float" office:value="6695" table:style-name="ce1">
            <text:p>6695</text:p>
          </table:table-cell>
          <table:table-cell office:value-type="float" office:value="19339" table:style-name="ce1">
            <text:p>19339</text:p>
          </table:table-cell>
          <table:table-cell office:value-type="float" office:value="10379" table:style-name="ce1">
            <text:p>10379</text:p>
          </table:table-cell>
          <table:table-cell office:value-type="float" office:value="8960" table:style-name="ce1">
            <text:p>896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莿桐鄉</text:p>
          </table:table-cell>
          <table:table-cell office:value-type="float" office:value="9332" table:style-name="ce1">
            <text:p>9332</text:p>
          </table:table-cell>
          <table:table-cell office:value-type="float" office:value="28966" table:style-name="ce1">
            <text:p>28966</text:p>
          </table:table-cell>
          <table:table-cell office:value-type="float" office:value="15209" table:style-name="ce1">
            <text:p>15209</text:p>
          </table:table-cell>
          <table:table-cell office:value-type="float" office:value="13757" table:style-name="ce1">
            <text:p>1375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林內鄉</text:p>
          </table:table-cell>
          <table:table-cell office:value-type="float" office:value="5997" table:style-name="ce1">
            <text:p>5997</text:p>
          </table:table-cell>
          <table:table-cell office:value-type="float" office:value="18381" table:style-name="ce1">
            <text:p>18381</text:p>
          </table:table-cell>
          <table:table-cell office:value-type="float" office:value="9619" table:style-name="ce1">
            <text:p>9619</text:p>
          </table:table-cell>
          <table:table-cell office:value-type="float" office:value="8762" table:style-name="ce1">
            <text:p>876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二崙鄉</text:p>
          </table:table-cell>
          <table:table-cell office:value-type="float" office:value="8937" table:style-name="ce1">
            <text:p>8937</text:p>
          </table:table-cell>
          <table:table-cell office:value-type="float" office:value="27344" table:style-name="ce1">
            <text:p>27344</text:p>
          </table:table-cell>
          <table:table-cell office:value-type="float" office:value="14621" table:style-name="ce1">
            <text:p>14621</text:p>
          </table:table-cell>
          <table:table-cell office:value-type="float" office:value="12723" table:style-name="ce1">
            <text:p>1272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崙背鄉</text:p>
          </table:table-cell>
          <table:table-cell office:value-type="float" office:value="8502" table:style-name="ce1">
            <text:p>8502</text:p>
          </table:table-cell>
          <table:table-cell office:value-type="float" office:value="24849" table:style-name="ce1">
            <text:p>24849</text:p>
          </table:table-cell>
          <table:table-cell office:value-type="float" office:value="13131" table:style-name="ce1">
            <text:p>13131</text:p>
          </table:table-cell>
          <table:table-cell office:value-type="float" office:value="11718" table:style-name="ce1">
            <text:p>1171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麥寮鄉</text:p>
          </table:table-cell>
          <table:table-cell office:value-type="float" office:value="14270" table:style-name="ce1">
            <text:p>14270</text:p>
          </table:table-cell>
          <table:table-cell office:value-type="float" office:value="45239" table:style-name="ce1">
            <text:p>45239</text:p>
          </table:table-cell>
          <table:table-cell office:value-type="float" office:value="22757" table:style-name="ce1">
            <text:p>22757</text:p>
          </table:table-cell>
          <table:table-cell office:value-type="float" office:value="22482" table:style-name="ce1">
            <text:p>2248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勢鄉</text:p>
          </table:table-cell>
          <table:table-cell office:value-type="float" office:value="5737" table:style-name="ce1">
            <text:p>5737</text:p>
          </table:table-cell>
          <table:table-cell office:value-type="float" office:value="14996" table:style-name="ce1">
            <text:p>14996</text:p>
          </table:table-cell>
          <table:table-cell office:value-type="float" office:value="8274" table:style-name="ce1">
            <text:p>8274</text:p>
          </table:table-cell>
          <table:table-cell office:value-type="float" office:value="6722" table:style-name="ce1">
            <text:p>672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褒忠鄉</text:p>
          </table:table-cell>
          <table:table-cell office:value-type="float" office:value="4438" table:style-name="ce1">
            <text:p>4438</text:p>
          </table:table-cell>
          <table:table-cell office:value-type="float" office:value="13057" table:style-name="ce1">
            <text:p>13057</text:p>
          </table:table-cell>
          <table:table-cell office:value-type="float" office:value="7040" table:style-name="ce1">
            <text:p>7040</text:p>
          </table:table-cell>
          <table:table-cell office:value-type="float" office:value="6017" table:style-name="ce1">
            <text:p>601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臺西鄉</text:p>
          </table:table-cell>
          <table:table-cell office:value-type="float" office:value="8703" table:style-name="ce1">
            <text:p>8703</text:p>
          </table:table-cell>
          <table:table-cell office:value-type="float" office:value="24048" table:style-name="ce1">
            <text:p>24048</text:p>
          </table:table-cell>
          <table:table-cell office:value-type="float" office:value="12881" table:style-name="ce1">
            <text:p>12881</text:p>
          </table:table-cell>
          <table:table-cell office:value-type="float" office:value="11167" table:style-name="ce1">
            <text:p>1116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元長鄉</text:p>
          </table:table-cell>
          <table:table-cell office:value-type="float" office:value="9294" table:style-name="ce1">
            <text:p>9294</text:p>
          </table:table-cell>
          <table:table-cell office:value-type="float" office:value="26144" table:style-name="ce1">
            <text:p>26144</text:p>
          </table:table-cell>
          <table:table-cell office:value-type="float" office:value="14305" table:style-name="ce1">
            <text:p>14305</text:p>
          </table:table-cell>
          <table:table-cell office:value-type="float" office:value="11839" table:style-name="ce1">
            <text:p>1183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四湖鄉</text:p>
          </table:table-cell>
          <table:table-cell office:value-type="float" office:value="8798" table:style-name="ce1">
            <text:p>8798</text:p>
          </table:table-cell>
          <table:table-cell office:value-type="float" office:value="23848" table:style-name="ce1">
            <text:p>23848</text:p>
          </table:table-cell>
          <table:table-cell office:value-type="float" office:value="12934" table:style-name="ce1">
            <text:p>12934</text:p>
          </table:table-cell>
          <table:table-cell office:value-type="float" office:value="10914" table:style-name="ce1">
            <text:p>1091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口湖鄉</text:p>
          </table:table-cell>
          <table:table-cell office:value-type="float" office:value="9491" table:style-name="ce1">
            <text:p>9491</text:p>
          </table:table-cell>
          <table:table-cell office:value-type="float" office:value="27821" table:style-name="ce1">
            <text:p>27821</text:p>
          </table:table-cell>
          <table:table-cell office:value-type="float" office:value="14792" table:style-name="ce1">
            <text:p>14792</text:p>
          </table:table-cell>
          <table:table-cell office:value-type="float" office:value="13029" table:style-name="ce1">
            <text:p>1302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水林鄉</text:p>
          </table:table-cell>
          <table:table-cell office:value-type="float" office:value="9968" table:style-name="ce1">
            <text:p>9968</text:p>
          </table:table-cell>
          <table:table-cell office:value-type="float" office:value="25734" table:style-name="ce1">
            <text:p>25734</text:p>
          </table:table-cell>
          <table:table-cell office:value-type="float" office:value="14100" table:style-name="ce1">
            <text:p>14100</text:p>
          </table:table-cell>
          <table:table-cell office:value-type="float" office:value="11634" table:style-name="ce1">
            <text:p>11634</text:p>
          </table:table-cell>
          <table:table-cell table:number-columns-repeated="16379"/>
        </table:table-row>
        <table:table-row table:number-rows-repeated="1048552" table:style-name="ro7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嘉義縣</text:p>
          </table:table-cell>
          <table:table-cell office:value-type="float" office:value="182705" table:style-name="ce1">
            <text:p>182705</text:p>
          </table:table-cell>
          <table:table-cell office:value-type="float" office:value="512792" table:style-name="ce1">
            <text:p>512792</text:p>
          </table:table-cell>
          <table:table-cell office:value-type="float" office:value="266824" table:style-name="ce1">
            <text:p>266824</text:p>
          </table:table-cell>
          <table:table-cell office:value-type="float" office:value="245968" table:style-name="ce1">
            <text:p>24596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太保市</text:p>
          </table:table-cell>
          <table:table-cell office:value-type="float" office:value="12819" table:style-name="ce1">
            <text:p>12819</text:p>
          </table:table-cell>
          <table:table-cell office:value-type="float" office:value="37615" table:style-name="ce1">
            <text:p>37615</text:p>
          </table:table-cell>
          <table:table-cell office:value-type="float" office:value="19338" table:style-name="ce1">
            <text:p>19338</text:p>
          </table:table-cell>
          <table:table-cell office:value-type="float" office:value="18277" table:style-name="ce1">
            <text:p>1827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朴子市</text:p>
          </table:table-cell>
          <table:table-cell office:value-type="float" office:value="15696" table:style-name="ce1">
            <text:p>15696</text:p>
          </table:table-cell>
          <table:table-cell office:value-type="float" office:value="42521" table:style-name="ce1">
            <text:p>42521</text:p>
          </table:table-cell>
          <table:table-cell office:value-type="float" office:value="21504" table:style-name="ce1">
            <text:p>21504</text:p>
          </table:table-cell>
          <table:table-cell office:value-type="float" office:value="21017" table:style-name="ce1">
            <text:p>2101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布袋鎮</text:p>
          </table:table-cell>
          <table:table-cell office:value-type="float" office:value="9969" table:style-name="ce1">
            <text:p>9969</text:p>
          </table:table-cell>
          <table:table-cell office:value-type="float" office:value="27285" table:style-name="ce1">
            <text:p>27285</text:p>
          </table:table-cell>
          <table:table-cell office:value-type="float" office:value="13931" table:style-name="ce1">
            <text:p>13931</text:p>
          </table:table-cell>
          <table:table-cell office:value-type="float" office:value="13354" table:style-name="ce1">
            <text:p>1335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大林鎮</text:p>
          </table:table-cell>
          <table:table-cell office:value-type="float" office:value="11388" table:style-name="ce1">
            <text:p>11388</text:p>
          </table:table-cell>
          <table:table-cell office:value-type="float" office:value="31271" table:style-name="ce1">
            <text:p>31271</text:p>
          </table:table-cell>
          <table:table-cell office:value-type="float" office:value="16017" table:style-name="ce1">
            <text:p>16017</text:p>
          </table:table-cell>
          <table:table-cell office:value-type="float" office:value="15254" table:style-name="ce1">
            <text:p>1525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民雄鄉</text:p>
          </table:table-cell>
          <table:table-cell office:value-type="float" office:value="24821" table:style-name="ce1">
            <text:p>24821</text:p>
          </table:table-cell>
          <table:table-cell office:value-type="float" office:value="71793" table:style-name="ce1">
            <text:p>71793</text:p>
          </table:table-cell>
          <table:table-cell office:value-type="float" office:value="36774" table:style-name="ce1">
            <text:p>36774</text:p>
          </table:table-cell>
          <table:table-cell office:value-type="float" office:value="35019" table:style-name="ce1">
            <text:p>3501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溪口鄉</text:p>
          </table:table-cell>
          <table:table-cell office:value-type="float" office:value="5359" table:style-name="ce1">
            <text:p>5359</text:p>
          </table:table-cell>
          <table:table-cell office:value-type="float" office:value="14812" table:style-name="ce1">
            <text:p>14812</text:p>
          </table:table-cell>
          <table:table-cell office:value-type="float" office:value="7920" table:style-name="ce1">
            <text:p>7920</text:p>
          </table:table-cell>
          <table:table-cell office:value-type="float" office:value="6892" table:style-name="ce1">
            <text:p>689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新港鄉</text:p>
          </table:table-cell>
          <table:table-cell office:value-type="float" office:value="10634" table:style-name="ce1">
            <text:p>10634</text:p>
          </table:table-cell>
          <table:table-cell office:value-type="float" office:value="32177" table:style-name="ce1">
            <text:p>32177</text:p>
          </table:table-cell>
          <table:table-cell office:value-type="float" office:value="16931" table:style-name="ce1">
            <text:p>16931</text:p>
          </table:table-cell>
          <table:table-cell office:value-type="float" office:value="15246" table:style-name="ce1">
            <text:p>1524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六腳鄉</text:p>
          </table:table-cell>
          <table:table-cell office:value-type="float" office:value="8905" table:style-name="ce1">
            <text:p>8905</text:p>
          </table:table-cell>
          <table:table-cell office:value-type="float" office:value="23505" table:style-name="ce1">
            <text:p>23505</text:p>
          </table:table-cell>
          <table:table-cell office:value-type="float" office:value="12492" table:style-name="ce1">
            <text:p>12492</text:p>
          </table:table-cell>
          <table:table-cell office:value-type="float" office:value="11013" table:style-name="ce1">
            <text:p>1101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石鄉</text:p>
          </table:table-cell>
          <table:table-cell office:value-type="float" office:value="9260" table:style-name="ce1">
            <text:p>9260</text:p>
          </table:table-cell>
          <table:table-cell office:value-type="float" office:value="25087" table:style-name="ce1">
            <text:p>25087</text:p>
          </table:table-cell>
          <table:table-cell office:value-type="float" office:value="13288" table:style-name="ce1">
            <text:p>13288</text:p>
          </table:table-cell>
          <table:table-cell office:value-type="float" office:value="11799" table:style-name="ce1">
            <text:p>1179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義竹鄉</text:p>
          </table:table-cell>
          <table:table-cell office:value-type="float" office:value="7428" table:style-name="ce1">
            <text:p>7428</text:p>
          </table:table-cell>
          <table:table-cell office:value-type="float" office:value="18592" table:style-name="ce1">
            <text:p>18592</text:p>
          </table:table-cell>
          <table:table-cell office:value-type="float" office:value="9670" table:style-name="ce1">
            <text:p>9670</text:p>
          </table:table-cell>
          <table:table-cell office:value-type="float" office:value="8922" table:style-name="ce1">
            <text:p>892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鹿草鄉</text:p>
          </table:table-cell>
          <table:table-cell office:value-type="float" office:value="5774" table:style-name="ce1">
            <text:p>5774</text:p>
          </table:table-cell>
          <table:table-cell office:value-type="float" office:value="15651" table:style-name="ce1">
            <text:p>15651</text:p>
          </table:table-cell>
          <table:table-cell office:value-type="float" office:value="8407" table:style-name="ce1">
            <text:p>8407</text:p>
          </table:table-cell>
          <table:table-cell office:value-type="float" office:value="7244" table:style-name="ce1">
            <text:p>724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水上鄉</text:p>
          </table:table-cell>
          <table:table-cell office:value-type="float" office:value="18063" table:style-name="ce1">
            <text:p>18063</text:p>
          </table:table-cell>
          <table:table-cell office:value-type="float" office:value="49835" table:style-name="ce1">
            <text:p>49835</text:p>
          </table:table-cell>
          <table:table-cell office:value-type="float" office:value="25721" table:style-name="ce1">
            <text:p>25721</text:p>
          </table:table-cell>
          <table:table-cell office:value-type="float" office:value="24114" table:style-name="ce1">
            <text:p>2411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中埔鄉</text:p>
          </table:table-cell>
          <table:table-cell office:value-type="float" office:value="15983" table:style-name="ce1">
            <text:p>15983</text:p>
          </table:table-cell>
          <table:table-cell office:value-type="float" office:value="45075" table:style-name="ce1">
            <text:p>45075</text:p>
          </table:table-cell>
          <table:table-cell office:value-type="float" office:value="23479" table:style-name="ce1">
            <text:p>23479</text:p>
          </table:table-cell>
          <table:table-cell office:value-type="float" office:value="21596" table:style-name="ce1">
            <text:p>2159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竹崎鄉</text:p>
          </table:table-cell>
          <table:table-cell office:value-type="float" office:value="11709" table:style-name="ce1">
            <text:p>11709</text:p>
          </table:table-cell>
          <table:table-cell office:value-type="float" office:value="36070" table:style-name="ce1">
            <text:p>36070</text:p>
          </table:table-cell>
          <table:table-cell office:value-type="float" office:value="19234" table:style-name="ce1">
            <text:p>19234</text:p>
          </table:table-cell>
          <table:table-cell office:value-type="float" office:value="16836" table:style-name="ce1">
            <text:p>1683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梅山鄉</text:p>
          </table:table-cell>
          <table:table-cell office:value-type="float" office:value="6758" table:style-name="ce1">
            <text:p>6758</text:p>
          </table:table-cell>
          <table:table-cell office:value-type="float" office:value="19626" table:style-name="ce1">
            <text:p>19626</text:p>
          </table:table-cell>
          <table:table-cell office:value-type="float" office:value="10452" table:style-name="ce1">
            <text:p>10452</text:p>
          </table:table-cell>
          <table:table-cell office:value-type="float" office:value="9174" table:style-name="ce1">
            <text:p>917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番路鄉</text:p>
          </table:table-cell>
          <table:table-cell office:value-type="float" office:value="4263" table:style-name="ce1">
            <text:p>4263</text:p>
          </table:table-cell>
          <table:table-cell office:value-type="float" office:value="11665" table:style-name="ce1">
            <text:p>11665</text:p>
          </table:table-cell>
          <table:table-cell office:value-type="float" office:value="6310" table:style-name="ce1">
            <text:p>6310</text:p>
          </table:table-cell>
          <table:table-cell office:value-type="float" office:value="5355" table:style-name="ce1">
            <text:p>535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大埔鄉</text:p>
          </table:table-cell>
          <table:table-cell office:value-type="float" office:value="1939" table:style-name="ce1">
            <text:p>1939</text:p>
          </table:table-cell>
          <table:table-cell office:value-type="float" office:value="4585" table:style-name="ce1">
            <text:p>4585</text:p>
          </table:table-cell>
          <table:table-cell office:value-type="float" office:value="2387" table:style-name="ce1">
            <text:p>2387</text:p>
          </table:table-cell>
          <table:table-cell office:value-type="float" office:value="2198" table:style-name="ce1">
            <text:p>219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阿里山鄉</text:p>
          </table:table-cell>
          <table:table-cell office:value-type="float" office:value="1937" table:style-name="ce1">
            <text:p>1937</text:p>
          </table:table-cell>
          <table:table-cell office:value-type="float" office:value="5627" table:style-name="ce1">
            <text:p>5627</text:p>
          </table:table-cell>
          <table:table-cell office:value-type="float" office:value="2969" table:style-name="ce1">
            <text:p>2969</text:p>
          </table:table-cell>
          <table:table-cell office:value-type="float" office:value="2658" table:style-name="ce1">
            <text:p>2658</text:p>
          </table:table-cell>
          <table:table-cell table:number-columns-repeated="16379"/>
        </table:table-row>
        <table:table-row table:number-rows-repeated="1048554" table:style-name="ro7">
          <table:table-cell table:number-columns-repeated="16384"/>
        </table:table-row>
      </table:table>
      <table:table table:name="屏東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屏東縣</text:p>
          </table:table-cell>
          <table:table-cell office:value-type="float" office:value="286375" table:style-name="ce1">
            <text:p>286375</text:p>
          </table:table-cell>
          <table:table-cell office:value-type="float" office:value="832127" table:style-name="ce1">
            <text:p>832127</text:p>
          </table:table-cell>
          <table:table-cell office:value-type="float" office:value="425774" table:style-name="ce1">
            <text:p>425774</text:p>
          </table:table-cell>
          <table:table-cell office:value-type="float" office:value="406353" table:style-name="ce1">
            <text:p>40635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屏東市</text:p>
          </table:table-cell>
          <table:table-cell office:value-type="float" office:value="74127" table:style-name="ce1">
            <text:p>74127</text:p>
          </table:table-cell>
          <table:table-cell office:value-type="float" office:value="200926" table:style-name="ce1">
            <text:p>200926</text:p>
          </table:table-cell>
          <table:table-cell office:value-type="float" office:value="99427" table:style-name="ce1">
            <text:p>99427</text:p>
          </table:table-cell>
          <table:table-cell office:value-type="float" office:value="101499" table:style-name="ce1">
            <text:p>10149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潮州鎮</text:p>
          </table:table-cell>
          <table:table-cell office:value-type="float" office:value="19445" table:style-name="ce1">
            <text:p>19445</text:p>
          </table:table-cell>
          <table:table-cell office:value-type="float" office:value="54667" table:style-name="ce1">
            <text:p>54667</text:p>
          </table:table-cell>
          <table:table-cell office:value-type="float" office:value="27307" table:style-name="ce1">
            <text:p>27307</text:p>
          </table:table-cell>
          <table:table-cell office:value-type="float" office:value="27360" table:style-name="ce1">
            <text:p>2736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港鎮</text:p>
          </table:table-cell>
          <table:table-cell office:value-type="float" office:value="16703" table:style-name="ce1">
            <text:p>16703</text:p>
          </table:table-cell>
          <table:table-cell office:value-type="float" office:value="48027" table:style-name="ce1">
            <text:p>48027</text:p>
          </table:table-cell>
          <table:table-cell office:value-type="float" office:value="24267" table:style-name="ce1">
            <text:p>24267</text:p>
          </table:table-cell>
          <table:table-cell office:value-type="float" office:value="23760" table:style-name="ce1">
            <text:p>2376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恆春鎮</text:p>
          </table:table-cell>
          <table:table-cell office:value-type="float" office:value="11555" table:style-name="ce1">
            <text:p>11555</text:p>
          </table:table-cell>
          <table:table-cell office:value-type="float" office:value="30667" table:style-name="ce1">
            <text:p>30667</text:p>
          </table:table-cell>
          <table:table-cell office:value-type="float" office:value="15733" table:style-name="ce1">
            <text:p>15733</text:p>
          </table:table-cell>
          <table:table-cell office:value-type="float" office:value="14934" table:style-name="ce1">
            <text:p>1493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萬丹鄉</text:p>
          </table:table-cell>
          <table:table-cell office:value-type="float" office:value="14950" table:style-name="ce1">
            <text:p>14950</text:p>
          </table:table-cell>
          <table:table-cell office:value-type="float" office:value="51063" table:style-name="ce1">
            <text:p>51063</text:p>
          </table:table-cell>
          <table:table-cell office:value-type="float" office:value="26469" table:style-name="ce1">
            <text:p>26469</text:p>
          </table:table-cell>
          <table:table-cell office:value-type="float" office:value="24594" table:style-name="ce1">
            <text:p>2459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長治鄉</text:p>
          </table:table-cell>
          <table:table-cell office:value-type="float" office:value="10147" table:style-name="ce1">
            <text:p>10147</text:p>
          </table:table-cell>
          <table:table-cell office:value-type="float" office:value="30037" table:style-name="ce1">
            <text:p>30037</text:p>
          </table:table-cell>
          <table:table-cell office:value-type="float" office:value="15648" table:style-name="ce1">
            <text:p>15648</text:p>
          </table:table-cell>
          <table:table-cell office:value-type="float" office:value="14389" table:style-name="ce1">
            <text:p>1438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麟洛鄉</text:p>
          </table:table-cell>
          <table:table-cell office:value-type="float" office:value="3807" table:style-name="ce1">
            <text:p>3807</text:p>
          </table:table-cell>
          <table:table-cell office:value-type="float" office:value="11112" table:style-name="ce1">
            <text:p>11112</text:p>
          </table:table-cell>
          <table:table-cell office:value-type="float" office:value="5768" table:style-name="ce1">
            <text:p>5768</text:p>
          </table:table-cell>
          <table:table-cell office:value-type="float" office:value="5344" table:style-name="ce1">
            <text:p>534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九如鄉</text:p>
          </table:table-cell>
          <table:table-cell office:value-type="float" office:value="6969" table:style-name="ce1">
            <text:p>6969</text:p>
          </table:table-cell>
          <table:table-cell office:value-type="float" office:value="22094" table:style-name="ce1">
            <text:p>22094</text:p>
          </table:table-cell>
          <table:table-cell office:value-type="float" office:value="11429" table:style-name="ce1">
            <text:p>11429</text:p>
          </table:table-cell>
          <table:table-cell office:value-type="float" office:value="10665" table:style-name="ce1">
            <text:p>1066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里港鄉</text:p>
          </table:table-cell>
          <table:table-cell office:value-type="float" office:value="8188" table:style-name="ce1">
            <text:p>8188</text:p>
          </table:table-cell>
          <table:table-cell office:value-type="float" office:value="26657" table:style-name="ce1">
            <text:p>26657</text:p>
          </table:table-cell>
          <table:table-cell office:value-type="float" office:value="13578" table:style-name="ce1">
            <text:p>13578</text:p>
          </table:table-cell>
          <table:table-cell office:value-type="float" office:value="13079" table:style-name="ce1">
            <text:p>1307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鹽埔鄉</text:p>
          </table:table-cell>
          <table:table-cell office:value-type="float" office:value="7855" table:style-name="ce1">
            <text:p>7855</text:p>
          </table:table-cell>
          <table:table-cell office:value-type="float" office:value="26108" table:style-name="ce1">
            <text:p>26108</text:p>
          </table:table-cell>
          <table:table-cell office:value-type="float" office:value="13572" table:style-name="ce1">
            <text:p>13572</text:p>
          </table:table-cell>
          <table:table-cell office:value-type="float" office:value="12536" table:style-name="ce1">
            <text:p>1253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高樹鄉</text:p>
          </table:table-cell>
          <table:table-cell office:value-type="float" office:value="9296" table:style-name="ce1">
            <text:p>9296</text:p>
          </table:table-cell>
          <table:table-cell office:value-type="float" office:value="24702" table:style-name="ce1">
            <text:p>24702</text:p>
          </table:table-cell>
          <table:table-cell office:value-type="float" office:value="13147" table:style-name="ce1">
            <text:p>13147</text:p>
          </table:table-cell>
          <table:table-cell office:value-type="float" office:value="11555" table:style-name="ce1">
            <text:p>1155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萬巒鄉</text:p>
          </table:table-cell>
          <table:table-cell office:value-type="float" office:value="6512" table:style-name="ce1">
            <text:p>6512</text:p>
          </table:table-cell>
          <table:table-cell office:value-type="float" office:value="20595" table:style-name="ce1">
            <text:p>20595</text:p>
          </table:table-cell>
          <table:table-cell office:value-type="float" office:value="10787" table:style-name="ce1">
            <text:p>10787</text:p>
          </table:table-cell>
          <table:table-cell office:value-type="float" office:value="9808" table:style-name="ce1">
            <text:p>980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內埔鄉</text:p>
          </table:table-cell>
          <table:table-cell office:value-type="float" office:value="18619" table:style-name="ce1">
            <text:p>18619</text:p>
          </table:table-cell>
          <table:table-cell office:value-type="float" office:value="54872" table:style-name="ce1">
            <text:p>54872</text:p>
          </table:table-cell>
          <table:table-cell office:value-type="float" office:value="28379" table:style-name="ce1">
            <text:p>28379</text:p>
          </table:table-cell>
          <table:table-cell office:value-type="float" office:value="26493" table:style-name="ce1">
            <text:p>2649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竹田鄉</text:p>
          </table:table-cell>
          <table:table-cell office:value-type="float" office:value="5620" table:style-name="ce1">
            <text:p>5620</text:p>
          </table:table-cell>
          <table:table-cell office:value-type="float" office:value="17233" table:style-name="ce1">
            <text:p>17233</text:p>
          </table:table-cell>
          <table:table-cell office:value-type="float" office:value="9148" table:style-name="ce1">
            <text:p>9148</text:p>
          </table:table-cell>
          <table:table-cell office:value-type="float" office:value="8085" table:style-name="ce1">
            <text:p>808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新埤鄉</text:p>
          </table:table-cell>
          <table:table-cell office:value-type="float" office:value="3417" table:style-name="ce1">
            <text:p>3417</text:p>
          </table:table-cell>
          <table:table-cell office:value-type="float" office:value="9855" table:style-name="ce1">
            <text:p>9855</text:p>
          </table:table-cell>
          <table:table-cell office:value-type="float" office:value="5235" table:style-name="ce1">
            <text:p>5235</text:p>
          </table:table-cell>
          <table:table-cell office:value-type="float" office:value="4620" table:style-name="ce1">
            <text:p>462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枋寮鄉</text:p>
          </table:table-cell>
          <table:table-cell office:value-type="float" office:value="8531" table:style-name="ce1">
            <text:p>8531</text:p>
          </table:table-cell>
          <table:table-cell office:value-type="float" office:value="24694" table:style-name="ce1">
            <text:p>24694</text:p>
          </table:table-cell>
          <table:table-cell office:value-type="float" office:value="12934" table:style-name="ce1">
            <text:p>12934</text:p>
          </table:table-cell>
          <table:table-cell office:value-type="float" office:value="11760" table:style-name="ce1">
            <text:p>1176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新園鄉</text:p>
          </table:table-cell>
          <table:table-cell office:value-type="float" office:value="11815" table:style-name="ce1">
            <text:p>11815</text:p>
          </table:table-cell>
          <table:table-cell office:value-type="float" office:value="35450" table:style-name="ce1">
            <text:p>35450</text:p>
          </table:table-cell>
          <table:table-cell office:value-type="float" office:value="18395" table:style-name="ce1">
            <text:p>18395</text:p>
          </table:table-cell>
          <table:table-cell office:value-type="float" office:value="17055" table:style-name="ce1">
            <text:p>1705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崁頂鄉</text:p>
          </table:table-cell>
          <table:table-cell office:value-type="float" office:value="4483" table:style-name="ce1">
            <text:p>4483</text:p>
          </table:table-cell>
          <table:table-cell office:value-type="float" office:value="15798" table:style-name="ce1">
            <text:p>15798</text:p>
          </table:table-cell>
          <table:table-cell office:value-type="float" office:value="8020" table:style-name="ce1">
            <text:p>8020</text:p>
          </table:table-cell>
          <table:table-cell office:value-type="float" office:value="7778" table:style-name="ce1">
            <text:p>777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林邊鄉</text:p>
          </table:table-cell>
          <table:table-cell office:value-type="float" office:value="6753" table:style-name="ce1">
            <text:p>6753</text:p>
          </table:table-cell>
          <table:table-cell office:value-type="float" office:value="18183" table:style-name="ce1">
            <text:p>18183</text:p>
          </table:table-cell>
          <table:table-cell office:value-type="float" office:value="9316" table:style-name="ce1">
            <text:p>9316</text:p>
          </table:table-cell>
          <table:table-cell office:value-type="float" office:value="8867" table:style-name="ce1">
            <text:p>886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南州鄉</text:p>
          </table:table-cell>
          <table:table-cell office:value-type="float" office:value="3704" table:style-name="ce1">
            <text:p>3704</text:p>
          </table:table-cell>
          <table:table-cell office:value-type="float" office:value="10749" table:style-name="ce1">
            <text:p>10749</text:p>
          </table:table-cell>
          <table:table-cell office:value-type="float" office:value="5518" table:style-name="ce1">
            <text:p>5518</text:p>
          </table:table-cell>
          <table:table-cell office:value-type="float" office:value="5231" table:style-name="ce1">
            <text:p>523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佳冬鄉</text:p>
          </table:table-cell>
          <table:table-cell office:value-type="float" office:value="6989" table:style-name="ce1">
            <text:p>6989</text:p>
          </table:table-cell>
          <table:table-cell office:value-type="float" office:value="19505" table:style-name="ce1">
            <text:p>19505</text:p>
          </table:table-cell>
          <table:table-cell office:value-type="float" office:value="10123" table:style-name="ce1">
            <text:p>10123</text:p>
          </table:table-cell>
          <table:table-cell office:value-type="float" office:value="9382" table:style-name="ce1">
            <text:p>938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琉球鄉</text:p>
          </table:table-cell>
          <table:table-cell office:value-type="float" office:value="4465" table:style-name="ce1">
            <text:p>4465</text:p>
          </table:table-cell>
          <table:table-cell office:value-type="float" office:value="12363" table:style-name="ce1">
            <text:p>12363</text:p>
          </table:table-cell>
          <table:table-cell office:value-type="float" office:value="6798" table:style-name="ce1">
            <text:p>6798</text:p>
          </table:table-cell>
          <table:table-cell office:value-type="float" office:value="5565" table:style-name="ce1">
            <text:p>556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車城鄉</text:p>
          </table:table-cell>
          <table:table-cell office:value-type="float" office:value="3467" table:style-name="ce1">
            <text:p>3467</text:p>
          </table:table-cell>
          <table:table-cell office:value-type="float" office:value="8658" table:style-name="ce1">
            <text:p>8658</text:p>
          </table:table-cell>
          <table:table-cell office:value-type="float" office:value="4659" table:style-name="ce1">
            <text:p>4659</text:p>
          </table:table-cell>
          <table:table-cell office:value-type="float" office:value="3999" table:style-name="ce1">
            <text:p>399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滿州鄉</text:p>
          </table:table-cell>
          <table:table-cell office:value-type="float" office:value="3010" table:style-name="ce1">
            <text:p>3010</text:p>
          </table:table-cell>
          <table:table-cell office:value-type="float" office:value="7803" table:style-name="ce1">
            <text:p>7803</text:p>
          </table:table-cell>
          <table:table-cell office:value-type="float" office:value="4243" table:style-name="ce1">
            <text:p>4243</text:p>
          </table:table-cell>
          <table:table-cell office:value-type="float" office:value="3560" table:style-name="ce1">
            <text:p>356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枋山鄉</text:p>
          </table:table-cell>
          <table:table-cell office:value-type="float" office:value="2109" table:style-name="ce1">
            <text:p>2109</text:p>
          </table:table-cell>
          <table:table-cell office:value-type="float" office:value="5449" table:style-name="ce1">
            <text:p>5449</text:p>
          </table:table-cell>
          <table:table-cell office:value-type="float" office:value="2909" table:style-name="ce1">
            <text:p>2909</text:p>
          </table:table-cell>
          <table:table-cell office:value-type="float" office:value="2540" table:style-name="ce1">
            <text:p>254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三地門鄉</text:p>
          </table:table-cell>
          <table:table-cell office:value-type="float" office:value="2312" table:style-name="ce1">
            <text:p>2312</text:p>
          </table:table-cell>
          <table:table-cell office:value-type="float" office:value="7637" table:style-name="ce1">
            <text:p>7637</text:p>
          </table:table-cell>
          <table:table-cell office:value-type="float" office:value="3848" table:style-name="ce1">
            <text:p>3848</text:p>
          </table:table-cell>
          <table:table-cell office:value-type="float" office:value="3789" table:style-name="ce1">
            <text:p>378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霧臺鄉</text:p>
          </table:table-cell>
          <table:table-cell office:value-type="float" office:value="1055" table:style-name="ce1">
            <text:p>1055</text:p>
          </table:table-cell>
          <table:table-cell office:value-type="float" office:value="3223" table:style-name="ce1">
            <text:p>3223</text:p>
          </table:table-cell>
          <table:table-cell office:value-type="float" office:value="1654" table:style-name="ce1">
            <text:p>1654</text:p>
          </table:table-cell>
          <table:table-cell office:value-type="float" office:value="1569" table:style-name="ce1">
            <text:p>156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瑪家鄉</text:p>
          </table:table-cell>
          <table:table-cell office:value-type="float" office:value="2048" table:style-name="ce1">
            <text:p>2048</text:p>
          </table:table-cell>
          <table:table-cell office:value-type="float" office:value="6749" table:style-name="ce1">
            <text:p>6749</text:p>
          </table:table-cell>
          <table:table-cell office:value-type="float" office:value="3427" table:style-name="ce1">
            <text:p>3427</text:p>
          </table:table-cell>
          <table:table-cell office:value-type="float" office:value="3322" table:style-name="ce1">
            <text:p>332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泰武鄉</text:p>
          </table:table-cell>
          <table:table-cell office:value-type="float" office:value="1330" table:style-name="ce1">
            <text:p>1330</text:p>
          </table:table-cell>
          <table:table-cell office:value-type="float" office:value="5236" table:style-name="ce1">
            <text:p>5236</text:p>
          </table:table-cell>
          <table:table-cell office:value-type="float" office:value="2757" table:style-name="ce1">
            <text:p>2757</text:p>
          </table:table-cell>
          <table:table-cell office:value-type="float" office:value="2479" table:style-name="ce1">
            <text:p>247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來義鄉</text:p>
          </table:table-cell>
          <table:table-cell office:value-type="float" office:value="2230" table:style-name="ce1">
            <text:p>2230</text:p>
          </table:table-cell>
          <table:table-cell office:value-type="float" office:value="7484" table:style-name="ce1">
            <text:p>7484</text:p>
          </table:table-cell>
          <table:table-cell office:value-type="float" office:value="3795" table:style-name="ce1">
            <text:p>3795</text:p>
          </table:table-cell>
          <table:table-cell office:value-type="float" office:value="3689" table:style-name="ce1">
            <text:p>368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春日鄉</text:p>
          </table:table-cell>
          <table:table-cell office:value-type="float" office:value="1392" table:style-name="ce1">
            <text:p>1392</text:p>
          </table:table-cell>
          <table:table-cell office:value-type="float" office:value="4839" table:style-name="ce1">
            <text:p>4839</text:p>
          </table:table-cell>
          <table:table-cell office:value-type="float" office:value="2490" table:style-name="ce1">
            <text:p>2490</text:p>
          </table:table-cell>
          <table:table-cell office:value-type="float" office:value="2349" table:style-name="ce1">
            <text:p>234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獅子鄉</text:p>
          </table:table-cell>
          <table:table-cell office:value-type="float" office:value="1555" table:style-name="ce1">
            <text:p>1555</text:p>
          </table:table-cell>
          <table:table-cell office:value-type="float" office:value="4789" table:style-name="ce1">
            <text:p>4789</text:p>
          </table:table-cell>
          <table:table-cell office:value-type="float" office:value="2486" table:style-name="ce1">
            <text:p>2486</text:p>
          </table:table-cell>
          <table:table-cell office:value-type="float" office:value="2303" table:style-name="ce1">
            <text:p>230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牡丹鄉</text:p>
          </table:table-cell>
          <table:table-cell office:value-type="float" office:value="1917" table:style-name="ce1">
            <text:p>1917</text:p>
          </table:table-cell>
          <table:table-cell office:value-type="float" office:value="4903" table:style-name="ce1">
            <text:p>4903</text:p>
          </table:table-cell>
          <table:table-cell office:value-type="float" office:value="2508" table:style-name="ce1">
            <text:p>2508</text:p>
          </table:table-cell>
          <table:table-cell office:value-type="float" office:value="2395" table:style-name="ce1">
            <text:p>2395</text:p>
          </table:table-cell>
          <table:table-cell table:number-columns-repeated="16379"/>
        </table:table-row>
        <table:table-row table:style-name="ro7">
          <table:table-cell table:style-name="ce26"/>
          <table:table-cell table:style-name="ce27"/>
          <table:table-cell table:number-columns-repeated="16382" table:style-name="ce1"/>
        </table:table-row>
        <table:table-row table:number-rows-repeated="1048538" table:style-name="ro7">
          <table:table-cell table:number-columns-repeated="16384"/>
        </table:table-row>
      </table:table>
      <table:table table:name="臺東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臺東縣</text:p>
          </table:table-cell>
          <table:table-cell office:value-type="float" office:value="82761" table:style-name="ce1">
            <text:p>82761</text:p>
          </table:table-cell>
          <table:table-cell office:value-type="float" office:value="219974" table:style-name="ce1">
            <text:p>219974</text:p>
          </table:table-cell>
          <table:table-cell office:value-type="float" office:value="113658" table:style-name="ce1">
            <text:p>113658</text:p>
          </table:table-cell>
          <table:table-cell office:value-type="float" office:value="106316" table:style-name="ce1">
            <text:p>10631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臺東市</text:p>
          </table:table-cell>
          <table:table-cell office:value-type="float" office:value="39680" table:style-name="ce1">
            <text:p>39680</text:p>
          </table:table-cell>
          <table:table-cell office:value-type="float" office:value="106200" table:style-name="ce1">
            <text:p>106200</text:p>
          </table:table-cell>
          <table:table-cell office:value-type="float" office:value="53229" table:style-name="ce1">
            <text:p>53229</text:p>
          </table:table-cell>
          <table:table-cell office:value-type="float" office:value="52971" table:style-name="ce1">
            <text:p>5297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成功鎮</text:p>
          </table:table-cell>
          <table:table-cell office:value-type="float" office:value="5405" table:style-name="ce1">
            <text:p>5405</text:p>
          </table:table-cell>
          <table:table-cell office:value-type="float" office:value="14338" table:style-name="ce1">
            <text:p>14338</text:p>
          </table:table-cell>
          <table:table-cell office:value-type="float" office:value="7575" table:style-name="ce1">
            <text:p>7575</text:p>
          </table:table-cell>
          <table:table-cell office:value-type="float" office:value="6763" table:style-name="ce1">
            <text:p>676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關山鎮</text:p>
          </table:table-cell>
          <table:table-cell office:value-type="float" office:value="3176" table:style-name="ce1">
            <text:p>3176</text:p>
          </table:table-cell>
          <table:table-cell office:value-type="float" office:value="8768" table:style-name="ce1">
            <text:p>8768</text:p>
          </table:table-cell>
          <table:table-cell office:value-type="float" office:value="4561" table:style-name="ce1">
            <text:p>4561</text:p>
          </table:table-cell>
          <table:table-cell office:value-type="float" office:value="4207" table:style-name="ce1">
            <text:p>420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卑南鄉</text:p>
          </table:table-cell>
          <table:table-cell office:value-type="float" office:value="6700" table:style-name="ce1">
            <text:p>6700</text:p>
          </table:table-cell>
          <table:table-cell office:value-type="float" office:value="17435" table:style-name="ce1">
            <text:p>17435</text:p>
          </table:table-cell>
          <table:table-cell office:value-type="float" office:value="9204" table:style-name="ce1">
            <text:p>9204</text:p>
          </table:table-cell>
          <table:table-cell office:value-type="float" office:value="8231" table:style-name="ce1">
            <text:p>823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大武鄉</text:p>
          </table:table-cell>
          <table:table-cell office:value-type="float" office:value="2494" table:style-name="ce1">
            <text:p>2494</text:p>
          </table:table-cell>
          <table:table-cell office:value-type="float" office:value="6112" table:style-name="ce1">
            <text:p>6112</text:p>
          </table:table-cell>
          <table:table-cell office:value-type="float" office:value="3192" table:style-name="ce1">
            <text:p>3192</text:p>
          </table:table-cell>
          <table:table-cell office:value-type="float" office:value="2920" table:style-name="ce1">
            <text:p>292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太麻里鄉</text:p>
          </table:table-cell>
          <table:table-cell office:value-type="float" office:value="4659" table:style-name="ce1">
            <text:p>4659</text:p>
          </table:table-cell>
          <table:table-cell office:value-type="float" office:value="11181" table:style-name="ce1">
            <text:p>11181</text:p>
          </table:table-cell>
          <table:table-cell office:value-type="float" office:value="5956" table:style-name="ce1">
            <text:p>5956</text:p>
          </table:table-cell>
          <table:table-cell office:value-type="float" office:value="5225" table:style-name="ce1">
            <text:p>522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河鄉</text:p>
          </table:table-cell>
          <table:table-cell office:value-type="float" office:value="3756" table:style-name="ce1">
            <text:p>3756</text:p>
          </table:table-cell>
          <table:table-cell office:value-type="float" office:value="8583" table:style-name="ce1">
            <text:p>8583</text:p>
          </table:table-cell>
          <table:table-cell office:value-type="float" office:value="4753" table:style-name="ce1">
            <text:p>4753</text:p>
          </table:table-cell>
          <table:table-cell office:value-type="float" office:value="3830" table:style-name="ce1">
            <text:p>383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長濱鄉</text:p>
          </table:table-cell>
          <table:table-cell office:value-type="float" office:value="2925" table:style-name="ce1">
            <text:p>2925</text:p>
          </table:table-cell>
          <table:table-cell office:value-type="float" office:value="7286" table:style-name="ce1">
            <text:p>7286</text:p>
          </table:table-cell>
          <table:table-cell office:value-type="float" office:value="4117" table:style-name="ce1">
            <text:p>4117</text:p>
          </table:table-cell>
          <table:table-cell office:value-type="float" office:value="3169" table:style-name="ce1">
            <text:p>316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鹿野鄉</text:p>
          </table:table-cell>
          <table:table-cell office:value-type="float" office:value="3050" table:style-name="ce1">
            <text:p>3050</text:p>
          </table:table-cell>
          <table:table-cell office:value-type="float" office:value="7978" table:style-name="ce1">
            <text:p>7978</text:p>
          </table:table-cell>
          <table:table-cell office:value-type="float" office:value="4258" table:style-name="ce1">
            <text:p>4258</text:p>
          </table:table-cell>
          <table:table-cell office:value-type="float" office:value="3720" table:style-name="ce1">
            <text:p>372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池上鄉</text:p>
          </table:table-cell>
          <table:table-cell office:value-type="float" office:value="3217" table:style-name="ce1">
            <text:p>3217</text:p>
          </table:table-cell>
          <table:table-cell office:value-type="float" office:value="8278" table:style-name="ce1">
            <text:p>8278</text:p>
          </table:table-cell>
          <table:table-cell office:value-type="float" office:value="4316" table:style-name="ce1">
            <text:p>4316</text:p>
          </table:table-cell>
          <table:table-cell office:value-type="float" office:value="3962" table:style-name="ce1">
            <text:p>396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綠島鄉</text:p>
          </table:table-cell>
          <table:table-cell office:value-type="float" office:value="1137" table:style-name="ce1">
            <text:p>1137</text:p>
          </table:table-cell>
          <table:table-cell office:value-type="float" office:value="3814" table:style-name="ce1">
            <text:p>3814</text:p>
          </table:table-cell>
          <table:table-cell office:value-type="float" office:value="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延平鄉</text:p>
          </table:table-cell>
          <table:table-cell office:value-type="float" office:value="1071" table:style-name="ce1">
            <text:p>1071</text:p>
          </table:table-cell>
          <table:table-cell office:value-type="float" office:value="3529" table:style-name="ce1">
            <text:p>3529</text:p>
          </table:table-cell>
          <table:table-cell office:value-type="float" office:value="1897" table:style-name="ce1">
            <text:p>1897</text:p>
          </table:table-cell>
          <table:table-cell office:value-type="float" office:value="1632" table:style-name="ce1">
            <text:p>163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海端鄉</text:p>
          </table:table-cell>
          <table:table-cell office:value-type="float" office:value="1089" table:style-name="ce1">
            <text:p>1089</text:p>
          </table:table-cell>
          <table:table-cell office:value-type="float" office:value="4241" table:style-name="ce1">
            <text:p>4241</text:p>
          </table:table-cell>
          <table:table-cell office:value-type="float" office:value="2254" table:style-name="ce1">
            <text:p>2254</text:p>
          </table:table-cell>
          <table:table-cell office:value-type="float" office:value="1987" table:style-name="ce1">
            <text:p>198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達仁鄉</text:p>
          </table:table-cell>
          <table:table-cell office:value-type="float" office:value="1459" table:style-name="ce1">
            <text:p>1459</text:p>
          </table:table-cell>
          <table:table-cell office:value-type="float" office:value="3537" table:style-name="ce1">
            <text:p>3537</text:p>
          </table:table-cell>
          <table:table-cell office:value-type="float" office:value="1921" table:style-name="ce1">
            <text:p>1921</text:p>
          </table:table-cell>
          <table:table-cell office:value-type="float" office:value="1616" table:style-name="ce1">
            <text:p>161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金峰鄉</text:p>
          </table:table-cell>
          <table:table-cell office:value-type="float" office:value="1125" table:style-name="ce1">
            <text:p>1125</text:p>
          </table:table-cell>
          <table:table-cell office:value-type="float" office:value="3641" table:style-name="ce1">
            <text:p>3641</text:p>
          </table:table-cell>
          <table:table-cell office:value-type="float" office:value="1869" table:style-name="ce1">
            <text:p>1869</text:p>
          </table:table-cell>
          <table:table-cell office:value-type="float" office:value="1772" table:style-name="ce1">
            <text:p>177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蘭嶼鄉</text:p>
          </table:table-cell>
          <table:table-cell office:value-type="float" office:value="1818" table:style-name="ce1">
            <text:p>1818</text:p>
          </table:table-cell>
          <table:table-cell office:value-type="float" office:value="5053" table:style-name="ce1">
            <text:p>5053</text:p>
          </table:table-cell>
          <table:table-cell office:value-type="float" office:value="2548" table:style-name="ce1">
            <text:p>2548</text:p>
          </table:table-cell>
          <table:table-cell office:value-type="float" office:value="2505" table:style-name="ce1">
            <text:p>2505</text:p>
          </table:table-cell>
          <table:table-cell table:number-columns-repeated="16379"/>
        </table:table-row>
        <table:table-row table:number-rows-repeated="1048556" table:style-name="ro7">
          <table:table-cell table:number-columns-repeated="16384"/>
        </table:table-row>
      </table:table>
      <table:table table:name="花蓮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花蓮縣</text:p>
          </table:table-cell>
          <table:table-cell office:value-type="float" office:value="125638" table:style-name="ce1">
            <text:p>125638</text:p>
          </table:table-cell>
          <table:table-cell office:value-type="float" office:value="329845" table:style-name="ce1">
            <text:p>329845</text:p>
          </table:table-cell>
          <table:table-cell office:value-type="float" office:value="167639" table:style-name="ce1">
            <text:p>167639</text:p>
          </table:table-cell>
          <table:table-cell office:value-type="float" office:value="162206" table:style-name="ce1">
            <text:p>16220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花蓮市</text:p>
          </table:table-cell>
          <table:table-cell office:value-type="float" office:value="41507" table:style-name="ce1">
            <text:p>41507</text:p>
          </table:table-cell>
          <table:table-cell office:value-type="float" office:value="104828" table:style-name="ce1">
            <text:p>104828</text:p>
          </table:table-cell>
          <table:table-cell office:value-type="float" office:value="50621" table:style-name="ce1">
            <text:p>50621</text:p>
          </table:table-cell>
          <table:table-cell office:value-type="float" office:value="54207" table:style-name="ce1">
            <text:p>5420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鳳林鎮</text:p>
          </table:table-cell>
          <table:table-cell office:value-type="float" office:value="4398" table:style-name="ce1">
            <text:p>4398</text:p>
          </table:table-cell>
          <table:table-cell office:value-type="float" office:value="10935" table:style-name="ce1">
            <text:p>10935</text:p>
          </table:table-cell>
          <table:table-cell office:value-type="float" office:value="5679" table:style-name="ce1">
            <text:p>5679</text:p>
          </table:table-cell>
          <table:table-cell office:value-type="float" office:value="5256" table:style-name="ce1">
            <text:p>525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玉里鎮</text:p>
          </table:table-cell>
          <table:table-cell office:value-type="float" office:value="8901" table:style-name="ce1">
            <text:p>8901</text:p>
          </table:table-cell>
          <table:table-cell office:value-type="float" office:value="24526" table:style-name="ce1">
            <text:p>24526</text:p>
          </table:table-cell>
          <table:table-cell office:value-type="float" office:value="13023" table:style-name="ce1">
            <text:p>13023</text:p>
          </table:table-cell>
          <table:table-cell office:value-type="float" office:value="11503" table:style-name="ce1">
            <text:p>1150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新城鄉</text:p>
          </table:table-cell>
          <table:table-cell office:value-type="float" office:value="7693" table:style-name="ce1">
            <text:p>7693</text:p>
          </table:table-cell>
          <table:table-cell office:value-type="float" office:value="20141" table:style-name="ce1">
            <text:p>20141</text:p>
          </table:table-cell>
          <table:table-cell office:value-type="float" office:value="10385" table:style-name="ce1">
            <text:p>10385</text:p>
          </table:table-cell>
          <table:table-cell office:value-type="float" office:value="9756" table:style-name="ce1">
            <text:p>975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吉安鄉</text:p>
          </table:table-cell>
          <table:table-cell office:value-type="float" office:value="31896" table:style-name="ce1">
            <text:p>31896</text:p>
          </table:table-cell>
          <table:table-cell office:value-type="float" office:value="83658" table:style-name="ce1">
            <text:p>83658</text:p>
          </table:table-cell>
          <table:table-cell office:value-type="float" office:value="42145" table:style-name="ce1">
            <text:p>42145</text:p>
          </table:table-cell>
          <table:table-cell office:value-type="float" office:value="41513" table:style-name="ce1">
            <text:p>4151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壽豐鄉</text:p>
          </table:table-cell>
          <table:table-cell office:value-type="float" office:value="7179" table:style-name="ce1">
            <text:p>7179</text:p>
          </table:table-cell>
          <table:table-cell office:value-type="float" office:value="18114" table:style-name="ce1">
            <text:p>18114</text:p>
          </table:table-cell>
          <table:table-cell office:value-type="float" office:value="9641" table:style-name="ce1">
            <text:p>9641</text:p>
          </table:table-cell>
          <table:table-cell office:value-type="float" office:value="8473" table:style-name="ce1">
            <text:p>847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光復鄉</text:p>
          </table:table-cell>
          <table:table-cell office:value-type="float" office:value="5026" table:style-name="ce1">
            <text:p>5026</text:p>
          </table:table-cell>
          <table:table-cell office:value-type="float" office:value="12947" table:style-name="ce1">
            <text:p>12947</text:p>
          </table:table-cell>
          <table:table-cell office:value-type="float" office:value="6889" table:style-name="ce1">
            <text:p>6889</text:p>
          </table:table-cell>
          <table:table-cell office:value-type="float" office:value="6058" table:style-name="ce1">
            <text:p>6058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豐濱鄉</text:p>
          </table:table-cell>
          <table:table-cell office:value-type="float" office:value="1710" table:style-name="ce1">
            <text:p>1710</text:p>
          </table:table-cell>
          <table:table-cell office:value-type="float" office:value="4390" table:style-name="ce1">
            <text:p>4390</text:p>
          </table:table-cell>
          <table:table-cell office:value-type="float" office:value="2445" table:style-name="ce1">
            <text:p>2445</text:p>
          </table:table-cell>
          <table:table-cell office:value-type="float" office:value="1945" table:style-name="ce1">
            <text:p>194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瑞穗鄉</text:p>
          </table:table-cell>
          <table:table-cell office:value-type="float" office:value="4733" table:style-name="ce1">
            <text:p>4733</text:p>
          </table:table-cell>
          <table:table-cell office:value-type="float" office:value="11672" table:style-name="ce1">
            <text:p>11672</text:p>
          </table:table-cell>
          <table:table-cell office:value-type="float" office:value="6303" table:style-name="ce1">
            <text:p>6303</text:p>
          </table:table-cell>
          <table:table-cell office:value-type="float" office:value="5369" table:style-name="ce1">
            <text:p>536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富里鄉</text:p>
          </table:table-cell>
          <table:table-cell office:value-type="float" office:value="4021" table:style-name="ce1">
            <text:p>4021</text:p>
          </table:table-cell>
          <table:table-cell office:value-type="float" office:value="10441" table:style-name="ce1">
            <text:p>10441</text:p>
          </table:table-cell>
          <table:table-cell office:value-type="float" office:value="5679" table:style-name="ce1">
            <text:p>5679</text:p>
          </table:table-cell>
          <table:table-cell office:value-type="float" office:value="4762" table:style-name="ce1">
            <text:p>476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秀林鄉</text:p>
          </table:table-cell>
          <table:table-cell office:value-type="float" office:value="4792" table:style-name="ce1">
            <text:p>4792</text:p>
          </table:table-cell>
          <table:table-cell office:value-type="float" office:value="15783" table:style-name="ce1">
            <text:p>15783</text:p>
          </table:table-cell>
          <table:table-cell office:value-type="float" office:value="8140" table:style-name="ce1">
            <text:p>8140</text:p>
          </table:table-cell>
          <table:table-cell office:value-type="float" office:value="7643" table:style-name="ce1">
            <text:p>764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萬榮鄉</text:p>
          </table:table-cell>
          <table:table-cell office:value-type="float" office:value="2092" table:style-name="ce1">
            <text:p>2092</text:p>
          </table:table-cell>
          <table:table-cell office:value-type="float" office:value="6374" table:style-name="ce1">
            <text:p>6374</text:p>
          </table:table-cell>
          <table:table-cell office:value-type="float" office:value="3374" table:style-name="ce1">
            <text:p>3374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卓溪鄉</text:p>
          </table:table-cell>
          <table:table-cell office:value-type="float" office:value="1690" table:style-name="ce1">
            <text:p>1690</text:p>
          </table:table-cell>
          <table:table-cell office:value-type="float" office:value="6036" table:style-name="ce1">
            <text:p>6036</text:p>
          </table:table-cell>
          <table:table-cell office:value-type="float" office:value="3315" table:style-name="ce1">
            <text:p>3315</text:p>
          </table:table-cell>
          <table:table-cell office:value-type="float" office:value="2721" table:style-name="ce1">
            <text:p>2721</text:p>
          </table:table-cell>
          <table:table-cell table:number-columns-repeated="16379"/>
        </table:table-row>
        <table:table-row table:number-rows-repeated="1048559" table:style-name="ro7">
          <table:table-cell table:number-columns-repeated="16384"/>
        </table:table-row>
      </table:table>
      <table:table table:name="澎湖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澎湖縣</text:p>
          </table:table-cell>
          <table:table-cell office:value-type="float" office:value="39294" table:style-name="ce1">
            <text:p>39294</text:p>
          </table:table-cell>
          <table:table-cell office:value-type="float" office:value="103419" table:style-name="ce1">
            <text:p>103419</text:p>
          </table:table-cell>
          <table:table-cell office:value-type="float" office:value="53282" table:style-name="ce1">
            <text:p>53282</text:p>
          </table:table-cell>
          <table:table-cell office:value-type="float" office:value="50137" table:style-name="ce1">
            <text:p>5013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馬公市</text:p>
          </table:table-cell>
          <table:table-cell office:value-type="float" office:value="24000" table:style-name="ce1">
            <text:p>24000</text:p>
          </table:table-cell>
          <table:table-cell office:value-type="float" office:value="61721" table:style-name="ce1">
            <text:p>61721</text:p>
          </table:table-cell>
          <table:table-cell office:value-type="float" office:value="31375" table:style-name="ce1">
            <text:p>31375</text:p>
          </table:table-cell>
          <table:table-cell office:value-type="float" office:value="30346" table:style-name="ce1">
            <text:p>3034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湖西鄉</text:p>
          </table:table-cell>
          <table:table-cell office:value-type="float" office:value="5517" table:style-name="ce1">
            <text:p>5517</text:p>
          </table:table-cell>
          <table:table-cell office:value-type="float" office:value="14454" table:style-name="ce1">
            <text:p>14454</text:p>
          </table:table-cell>
          <table:table-cell office:value-type="float" office:value="7610" table:style-name="ce1">
            <text:p>7610</text:p>
          </table:table-cell>
          <table:table-cell office:value-type="float" office:value="6844" table:style-name="ce1">
            <text:p>684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白沙鄉</text:p>
          </table:table-cell>
          <table:table-cell office:value-type="float" office:value="3386" table:style-name="ce1">
            <text:p>3386</text:p>
          </table:table-cell>
          <table:table-cell office:value-type="float" office:value="9793" table:style-name="ce1">
            <text:p>9793</text:p>
          </table:table-cell>
          <table:table-cell office:value-type="float" office:value="5136" table:style-name="ce1">
            <text:p>5136</text:p>
          </table:table-cell>
          <table:table-cell office:value-type="float" office:value="4657" table:style-name="ce1">
            <text:p>465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西嶼鄉</text:p>
          </table:table-cell>
          <table:table-cell office:value-type="float" office:value="2992" table:style-name="ce1">
            <text:p>2992</text:p>
          </table:table-cell>
          <table:table-cell office:value-type="float" office:value="8411" table:style-name="ce1">
            <text:p>8411</text:p>
          </table:table-cell>
          <table:table-cell office:value-type="float" office:value="4341" table:style-name="ce1">
            <text:p>4341</text:p>
          </table:table-cell>
          <table:table-cell office:value-type="float" office:value="4070" table:style-name="ce1">
            <text:p>4070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望安鄉</text:p>
          </table:table-cell>
          <table:table-cell office:value-type="float" office:value="2024" table:style-name="ce1">
            <text:p>2024</text:p>
          </table:table-cell>
          <table:table-cell office:value-type="float" office:value="5195" table:style-name="ce1">
            <text:p>5195</text:p>
          </table:table-cell>
          <table:table-cell office:value-type="float" office:value="2809" table:style-name="ce1">
            <text:p>2809</text:p>
          </table:table-cell>
          <table:table-cell office:value-type="float" office:value="2386" table:style-name="ce1">
            <text:p>238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七美鄉</text:p>
          </table:table-cell>
          <table:table-cell office:value-type="float" office:value="1375" table:style-name="ce1">
            <text:p>1375</text:p>
          </table:table-cell>
          <table:table-cell office:value-type="float" office:value="3845" table:style-name="ce1">
            <text:p>3845</text:p>
          </table:table-cell>
          <table:table-cell office:value-type="float" office:value="2011" table:style-name="ce1">
            <text:p>2011</text:p>
          </table:table-cell>
          <table:table-cell office:value-type="float" office:value="1834" table:style-name="ce1">
            <text:p>1834</text:p>
          </table:table-cell>
          <table:table-cell table:number-columns-repeated="16379"/>
        </table:table-row>
        <table:table-row table:number-rows-repeated="1048566" table:style-name="ro7">
          <table:table-cell table:number-columns-repeated="16384"/>
        </table:table-row>
      </table:table>
      <table:table table:name="基隆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4" table:style-name="ce2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基隆市</text:p>
          </table:table-cell>
          <table:table-cell office:value-type="float" office:value="152454" table:style-name="ce1">
            <text:p>152454</text:p>
          </table:table-cell>
          <table:table-cell office:value-type="float" office:value="371853" table:style-name="ce1">
            <text:p>371853</text:p>
          </table:table-cell>
          <table:table-cell office:value-type="float" office:value="186184" table:style-name="ce1">
            <text:p>186184</text:p>
          </table:table-cell>
          <table:table-cell office:value-type="float" office:value="185669" table:style-name="ce1">
            <text:p>18566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中正區</text:p>
          </table:table-cell>
          <table:table-cell office:value-type="float" office:value="22582" table:style-name="ce1">
            <text:p>22582</text:p>
          </table:table-cell>
          <table:table-cell office:value-type="float" office:value="52303" table:style-name="ce1">
            <text:p>52303</text:p>
          </table:table-cell>
          <table:table-cell office:value-type="float" office:value="26748" table:style-name="ce1">
            <text:p>26748</text:p>
          </table:table-cell>
          <table:table-cell office:value-type="float" office:value="25555" table:style-name="ce1">
            <text:p>2555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七堵區</text:p>
          </table:table-cell>
          <table:table-cell office:value-type="float" office:value="21364" table:style-name="ce1">
            <text:p>21364</text:p>
          </table:table-cell>
          <table:table-cell office:value-type="float" office:value="54054" table:style-name="ce1">
            <text:p>54054</text:p>
          </table:table-cell>
          <table:table-cell office:value-type="float" office:value="27197" table:style-name="ce1">
            <text:p>27197</text:p>
          </table:table-cell>
          <table:table-cell office:value-type="float" office:value="26857" table:style-name="ce1">
            <text:p>2685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暖暖區</text:p>
          </table:table-cell>
          <table:table-cell office:value-type="float" office:value="15621" table:style-name="ce1">
            <text:p>15621</text:p>
          </table:table-cell>
          <table:table-cell office:value-type="float" office:value="38619" table:style-name="ce1">
            <text:p>38619</text:p>
          </table:table-cell>
          <table:table-cell office:value-type="float" office:value="19384" table:style-name="ce1">
            <text:p>19384</text:p>
          </table:table-cell>
          <table:table-cell office:value-type="float" office:value="19235" table:style-name="ce1">
            <text:p>1923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仁愛區</text:p>
          </table:table-cell>
          <table:table-cell office:value-type="float" office:value="19242" table:style-name="ce1">
            <text:p>19242</text:p>
          </table:table-cell>
          <table:table-cell office:value-type="float" office:value="44685" table:style-name="ce1">
            <text:p>44685</text:p>
          </table:table-cell>
          <table:table-cell office:value-type="float" office:value="22100" table:style-name="ce1">
            <text:p>22100</text:p>
          </table:table-cell>
          <table:table-cell office:value-type="float" office:value="22585" table:style-name="ce1">
            <text:p>2258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中山區</text:p>
          </table:table-cell>
          <table:table-cell office:value-type="float" office:value="19269" table:style-name="ce1">
            <text:p>19269</text:p>
          </table:table-cell>
          <table:table-cell office:value-type="float" office:value="47966" table:style-name="ce1">
            <text:p>47966</text:p>
          </table:table-cell>
          <table:table-cell office:value-type="float" office:value="24311" table:style-name="ce1">
            <text:p>24311</text:p>
          </table:table-cell>
          <table:table-cell office:value-type="float" office:value="23655" table:style-name="ce1">
            <text:p>2365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安樂區</text:p>
          </table:table-cell>
          <table:table-cell office:value-type="float" office:value="33253" table:style-name="ce1">
            <text:p>33253</text:p>
          </table:table-cell>
          <table:table-cell office:value-type="float" office:value="82278" table:style-name="ce1">
            <text:p>82278</text:p>
          </table:table-cell>
          <table:table-cell office:value-type="float" office:value="40715" table:style-name="ce1">
            <text:p>40715</text:p>
          </table:table-cell>
          <table:table-cell office:value-type="float" office:value="41563" table:style-name="ce1">
            <text:p>4156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信義區</text:p>
          </table:table-cell>
          <table:table-cell office:value-type="float" office:value="21123" table:style-name="ce1">
            <text:p>21123</text:p>
          </table:table-cell>
          <table:table-cell office:value-type="float" office:value="51948" table:style-name="ce1">
            <text:p>51948</text:p>
          </table:table-cell>
          <table:table-cell office:value-type="float" office:value="25729" table:style-name="ce1">
            <text:p>25729</text:p>
          </table:table-cell>
          <table:table-cell office:value-type="float" office:value="26219" table:style-name="ce1">
            <text:p>26219</text:p>
          </table:table-cell>
          <table:table-cell table:number-columns-repeated="16379"/>
        </table:table-row>
        <table:table-row table:number-rows-repeated="1048565" table:style-name="ro7">
          <table:table-cell table:number-columns-repeated="16384"/>
        </table:table-row>
      </table:table>
      <table:table table:name="新竹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新竹市</text:p>
          </table:table-cell>
          <table:table-cell office:value-type="float" office:value="161970" table:style-name="ce1">
            <text:p>161970</text:p>
          </table:table-cell>
          <table:table-cell office:value-type="float" office:value="439435" table:style-name="ce1">
            <text:p>439435</text:p>
          </table:table-cell>
          <table:table-cell office:value-type="float" office:value="217068" table:style-name="ce1">
            <text:p>217068</text:p>
          </table:table-cell>
          <table:table-cell office:value-type="float" office:value="222367" table:style-name="ce1">
            <text:p>222367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　區</text:p>
          </table:table-cell>
          <table:table-cell office:value-type="float" office:value="78701" table:style-name="ce1">
            <text:p>78701</text:p>
          </table:table-cell>
          <table:table-cell office:value-type="float" office:value="211505" table:style-name="ce1">
            <text:p>211505</text:p>
          </table:table-cell>
          <table:table-cell office:value-type="float" office:value="104103" table:style-name="ce1">
            <text:p>104103</text:p>
          </table:table-cell>
          <table:table-cell office:value-type="float" office:value="107402" table:style-name="ce1">
            <text:p>10740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北　區</text:p>
          </table:table-cell>
          <table:table-cell office:value-type="float" office:value="56281" table:style-name="ce1">
            <text:p>56281</text:p>
          </table:table-cell>
          <table:table-cell office:value-type="float" office:value="150278" table:style-name="ce1">
            <text:p>150278</text:p>
          </table:table-cell>
          <table:table-cell office:value-type="float" office:value="73504" table:style-name="ce1">
            <text:p>73504</text:p>
          </table:table-cell>
          <table:table-cell office:value-type="float" office:value="76774" table:style-name="ce1">
            <text:p>76774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香山區</text:p>
          </table:table-cell>
          <table:table-cell office:value-type="float" office:value="26988" table:style-name="ce1">
            <text:p>26988</text:p>
          </table:table-cell>
          <table:table-cell office:value-type="float" office:value="77652" table:style-name="ce1">
            <text:p>77652</text:p>
          </table:table-cell>
          <table:table-cell office:value-type="float" office:value="39461" table:style-name="ce1">
            <text:p>39461</text:p>
          </table:table-cell>
          <table:table-cell office:value-type="float" office:value="38191" table:style-name="ce1">
            <text:p>38191</text:p>
          </table:table-cell>
          <table:table-cell table:number-columns-repeated="16379"/>
        </table:table-row>
        <table:table-row table:number-rows-repeated="1048569" table:style-name="ro7">
          <table:table-cell table:number-columns-repeated="16384"/>
        </table:table-row>
      </table:table>
      <table:table table:name="嘉義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嘉義市</text:p>
          </table:table-cell>
          <table:table-cell office:value-type="float" office:value="99236" table:style-name="ce1">
            <text:p>99236</text:p>
          </table:table-cell>
          <table:table-cell office:value-type="float" office:value="269608" table:style-name="ce1">
            <text:p>269608</text:p>
          </table:table-cell>
          <table:table-cell office:value-type="float" office:value="131192" table:style-name="ce1">
            <text:p>131192</text:p>
          </table:table-cell>
          <table:table-cell office:value-type="float" office:value="138416" table:style-name="ce1">
            <text:p>138416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　區</text:p>
          </table:table-cell>
          <table:table-cell office:value-type="float" office:value="45410" table:style-name="ce1">
            <text:p>45410</text:p>
          </table:table-cell>
          <table:table-cell office:value-type="float" office:value="122263" table:style-name="ce1">
            <text:p>122263</text:p>
          </table:table-cell>
          <table:table-cell office:value-type="float" office:value="58958" table:style-name="ce1">
            <text:p>58958</text:p>
          </table:table-cell>
          <table:table-cell office:value-type="float" office:value="63305" table:style-name="ce1">
            <text:p>63305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西　區</text:p>
          </table:table-cell>
          <table:table-cell office:value-type="float" office:value="53826" table:style-name="ce1">
            <text:p>53826</text:p>
          </table:table-cell>
          <table:table-cell office:value-type="float" office:value="147345" table:style-name="ce1">
            <text:p>147345</text:p>
          </table:table-cell>
          <table:table-cell office:value-type="float" office:value="72234" table:style-name="ce1">
            <text:p>72234</text:p>
          </table:table-cell>
          <table:table-cell office:value-type="float" office:value="75111" table:style-name="ce1">
            <text:p>75111</text:p>
          </table:table-cell>
          <table:table-cell table:number-columns-repeated="16379"/>
        </table:table-row>
        <table:table-row table:number-rows-repeated="1048570" table:style-name="ro7">
          <table:table-cell table:number-columns-repeated="16384"/>
        </table:table-row>
      </table:table>
      <table:table table:name="金門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3" table:number-columns-repeated="16355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23" table:style-name="ce1"/>
          <table:table-cell table:style-name="ce3"/>
          <table:table-cell table:number-columns-repeated="16359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9" table:style-name="ce1"/>
          <table:table-cell table:number-columns-spanned="1" table:number-rows-spanned="2" table:style-name="ce807"/>
          <table:table-cell table:number-columns-spanned="1" table:number-rows-spanned="2" table:style-name="ce808"/>
          <table:table-cell table:number-columns-spanned="3" table:number-rows-spanned="1" table:style-name="ce808"/>
          <table:covered-table-cell table:number-columns-repeated="2"/>
          <table:table-cell table:number-columns-repeated="16355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9" table:style-name="ce1"/>
          <table:covered-table-cell/>
          <table:covered-table-cell/>
          <table:table-cell table:number-columns-repeated="3" table:style-name="ce29"/>
          <table:table-cell table:number-columns-repeated="16355"/>
        </table:table-row>
        <table:table-row table:style-name="ro4">
          <table:table-cell office:value-type="string" table:style-name="ce1">
            <text:p>金門縣</text:p>
          </table:table-cell>
          <table:table-cell office:value-type="float" office:value="39679" table:style-name="ce1">
            <text:p>39679</text:p>
          </table:table-cell>
          <table:table-cell office:value-type="float" office:value="135816" table:style-name="ce1">
            <text:p>135816</text:p>
          </table:table-cell>
          <table:table-cell office:value-type="float" office:value="67860" table:style-name="ce1">
            <text:p>67860</text:p>
          </table:table-cell>
          <table:table-cell office:value-type="float" office:value="67956" table:style-name="ce1">
            <text:p>67956</text:p>
          </table:table-cell>
          <table:table-cell table:number-columns-repeated="19" table:style-name="ce1"/>
          <table:table-cell table:style-name="ce19"/>
          <table:table-cell table:number-columns-repeated="4" table:style-name="ce23"/>
          <table:table-cell table:number-columns-repeated="16355"/>
        </table:table-row>
        <table:table-row table:style-name="ro4">
          <table:table-cell office:value-type="string" table:style-name="ce1">
            <text:p>金城鎮</text:p>
          </table:table-cell>
          <table:table-cell office:value-type="float" office:value="12853" table:style-name="ce1">
            <text:p>12853</text:p>
          </table:table-cell>
          <table:table-cell office:value-type="float" office:value="43106" table:style-name="ce1">
            <text:p>43106</text:p>
          </table:table-cell>
          <table:table-cell office:value-type="float" office:value="21543" table:style-name="ce1">
            <text:p>21543</text:p>
          </table:table-cell>
          <table:table-cell office:value-type="float" office:value="21563" table:style-name="ce1">
            <text:p>21563</text:p>
          </table:table-cell>
          <table:table-cell table:number-columns-repeated="19" table:style-name="ce1"/>
          <table:table-cell table:style-name="ce18"/>
          <table:table-cell table:number-columns-repeated="4" table:style-name="ce30"/>
          <table:table-cell table:number-columns-repeated="16355"/>
        </table:table-row>
        <table:table-row table:style-name="ro4">
          <table:table-cell office:value-type="string" table:style-name="ce1">
            <text:p>金湖鎮</text:p>
          </table:table-cell>
          <table:table-cell office:value-type="float" office:value="8840" table:style-name="ce1">
            <text:p>8840</text:p>
          </table:table-cell>
          <table:table-cell office:value-type="float" office:value="29102" table:style-name="ce1">
            <text:p>29102</text:p>
          </table:table-cell>
          <table:table-cell office:value-type="float" office:value="14624" table:style-name="ce1">
            <text:p>14624</text:p>
          </table:table-cell>
          <table:table-cell office:value-type="float" office:value="14478" table:style-name="ce1">
            <text:p>14478</text:p>
          </table:table-cell>
          <table:table-cell table:number-columns-repeated="19" table:style-name="ce1"/>
          <table:table-cell table:style-name="ce18"/>
          <table:table-cell table:number-columns-repeated="4" table:style-name="ce30"/>
          <table:table-cell table:number-columns-repeated="16355"/>
        </table:table-row>
        <table:table-row table:style-name="ro4">
          <table:table-cell office:value-type="string" table:style-name="ce1">
            <text:p>金沙鎮</text:p>
          </table:table-cell>
          <table:table-cell office:value-type="float" office:value="6284" table:style-name="ce1">
            <text:p>6284</text:p>
          </table:table-cell>
          <table:table-cell office:value-type="float" office:value="20414" table:style-name="ce1">
            <text:p>20414</text:p>
          </table:table-cell>
          <table:table-cell office:value-type="float" office:value="10100" table:style-name="ce1">
            <text:p>10100</text:p>
          </table:table-cell>
          <table:table-cell office:value-type="float" office:value="10314" table:style-name="ce1">
            <text:p>10314</text:p>
          </table:table-cell>
          <table:table-cell table:number-columns-repeated="19" table:style-name="ce1"/>
          <table:table-cell table:style-name="ce18"/>
          <table:table-cell table:number-columns-repeated="4" table:style-name="ce30"/>
          <table:table-cell table:number-columns-repeated="16355"/>
        </table:table-row>
        <table:table-row table:style-name="ro4">
          <table:table-cell office:value-type="string" table:style-name="ce1">
            <text:p>金寧鄉</text:p>
          </table:table-cell>
          <table:table-cell office:value-type="float" office:value="8449" table:style-name="ce1">
            <text:p>8449</text:p>
          </table:table-cell>
          <table:table-cell office:value-type="float" office:value="29897" table:style-name="ce1">
            <text:p>29897</text:p>
          </table:table-cell>
          <table:table-cell office:value-type="float" office:value="15052" table:style-name="ce1">
            <text:p>15052</text:p>
          </table:table-cell>
          <table:table-cell office:value-type="float" office:value="14845" table:style-name="ce1">
            <text:p>14845</text:p>
          </table:table-cell>
          <table:table-cell table:number-columns-repeated="19" table:style-name="ce1"/>
          <table:table-cell table:style-name="ce18"/>
          <table:table-cell table:number-columns-repeated="4" table:style-name="ce30"/>
          <table:table-cell table:number-columns-repeated="16355"/>
        </table:table-row>
        <table:table-row table:style-name="ro4">
          <table:table-cell office:value-type="string" table:style-name="ce1">
            <text:p>烈嶼鄉</text:p>
          </table:table-cell>
          <table:table-cell office:value-type="float" office:value="3119" table:style-name="ce1">
            <text:p>3119</text:p>
          </table:table-cell>
          <table:table-cell office:value-type="float" office:value="12614" table:style-name="ce1">
            <text:p>12614</text:p>
          </table:table-cell>
          <table:table-cell office:value-type="float" office:value="6195" table:style-name="ce1">
            <text:p>6195</text:p>
          </table:table-cell>
          <table:table-cell office:value-type="float" office:value="6419" table:style-name="ce1">
            <text:p>6419</text:p>
          </table:table-cell>
          <table:table-cell table:number-columns-repeated="19" table:style-name="ce1"/>
          <table:table-cell table:style-name="ce22"/>
          <table:table-cell table:number-columns-repeated="4" table:style-name="ce30"/>
          <table:table-cell table:number-columns-repeated="16355"/>
        </table:table-row>
        <table:table-row table:style-name="ro4">
          <table:table-cell office:value-type="string" table:style-name="ce1">
            <text:p>烏坵鄉</text:p>
          </table:table-cell>
          <table:table-cell office:value-type="float" office:value="134" table:style-name="ce1">
            <text:p>134</text:p>
          </table:table-cell>
          <table:table-cell office:value-type="float" office:value="683" table:style-name="ce1">
            <text:p>683</text:p>
          </table:table-cell>
          <table:table-cell office:value-type="float" office:value="346" table:style-name="ce1">
            <text:p>346</text:p>
          </table:table-cell>
          <table:table-cell office:value-type="float" office:value="337" table:style-name="ce1">
            <text:p>337</text:p>
          </table:table-cell>
          <table:table-cell table:number-columns-repeated="16379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連江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5">
            <text:p>106年7月底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802">
            <text:p>區 <text:s/>域 <text:s/>別</text:p>
          </table:table-cell>
          <table:table-cell office:value-type="string" table:number-columns-spanned="1" table:number-rows-spanned="2" table:style-name="ce805">
            <text:p>戶 <text:s text:c="3"/>數</text:p>
          </table:table-cell>
          <table:table-cell office:value-type="string" table:number-columns-spanned="3" table:number-rows-spanned="1" table:style-name="ce810">
            <text:p>人 <text:s text:c="7"/>口 <text:s text:c="7"/>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6">
            <text:p>計</text:p>
          </table:table-cell>
          <table:table-cell office:value-type="string" table:style-name="ce17">
            <text:p>男</text:p>
          </table:table-cell>
          <table:table-cell office:value-type="string" table:style-name="ce16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連江縣</text:p>
          </table:table-cell>
          <table:table-cell office:value-type="float" office:value="2780" table:style-name="ce1">
            <text:p>2780</text:p>
          </table:table-cell>
          <table:table-cell office:value-type="float" office:value="12727" table:style-name="ce1">
            <text:p>12727</text:p>
          </table:table-cell>
          <table:table-cell office:value-type="float" office:value="7244" table:style-name="ce1">
            <text:p>7244</text:p>
          </table:table-cell>
          <table:table-cell office:value-type="float" office:value="5483" table:style-name="ce1">
            <text:p>548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南竿鄉</text:p>
          </table:table-cell>
          <table:table-cell office:value-type="float" office:value="1618" table:style-name="ce1">
            <text:p>1618</text:p>
          </table:table-cell>
          <table:table-cell office:value-type="float" office:value="7457" table:style-name="ce1">
            <text:p>7457</text:p>
          </table:table-cell>
          <table:table-cell office:value-type="float" office:value="4184" table:style-name="ce1">
            <text:p>4184</text:p>
          </table:table-cell>
          <table:table-cell office:value-type="float" office:value="3273" table:style-name="ce1">
            <text:p>3273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北竿鄉</text:p>
          </table:table-cell>
          <table:table-cell office:value-type="float" office:value="546" table:style-name="ce1">
            <text:p>546</text:p>
          </table:table-cell>
          <table:table-cell office:value-type="float" office:value="2362" table:style-name="ce1">
            <text:p>2362</text:p>
          </table:table-cell>
          <table:table-cell office:value-type="float" office:value="1310" table:style-name="ce1">
            <text:p>1310</text:p>
          </table:table-cell>
          <table:table-cell office:value-type="float" office:value="1052" table:style-name="ce1">
            <text:p>1052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莒光鄉</text:p>
          </table:table-cell>
          <table:table-cell office:value-type="float" office:value="287" table:style-name="ce1">
            <text:p>287</text:p>
          </table:table-cell>
          <table:table-cell office:value-type="float" office:value="1586" table:style-name="ce1">
            <text:p>1586</text:p>
          </table:table-cell>
          <table:table-cell office:value-type="float" office:value="957" table:style-name="ce1">
            <text:p>957</text:p>
          </table:table-cell>
          <table:table-cell office:value-type="float" office:value="629" table:style-name="ce1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東引鄉</text:p>
          </table:table-cell>
          <table:table-cell office:value-type="float" office:value="329" table:style-name="ce1">
            <text:p>329</text:p>
          </table:table-cell>
          <table:table-cell office:value-type="float" office:value="1322" table:style-name="ce1">
            <text:p>1322</text:p>
          </table:table-cell>
          <table:table-cell office:value-type="float" office:value="793" table:style-name="ce1">
            <text:p>793</text:p>
          </table:table-cell>
          <table:table-cell office:value-type="float" office:value="529" table:style-name="ce1">
            <text:p>529</text:p>
          </table:table-cell>
          <table:table-cell table:number-columns-repeated="16379"/>
        </table:table-row>
        <table:table-row table:number-rows-repeated="104856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  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06:00Z</meta:creation-date>
    <dc:date>2017-08-03T06:06:00Z</dc:date>
  </office:meta>
</office:document-meta>
</file>